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Times-Roman" svg:font-family="Times-Roman" style:font-family-generic="roman"/>
    <style:font-face style:name="ArialMT" svg:font-family="ArialMT" style:font-family-generic="swiss"/>
    <style:font-face style:name="ArialUnicodeMS" svg:font-family="ArialUnicodeM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942cm" fo:break-before="auto" style:use-optimal-row-height="true"/>
    </style:style>
    <style:style style:name="ro4" style:family="table-row">
      <style:table-row-properties style:row-height="0.515cm" fo:break-before="auto" style:use-optimal-row-height="true"/>
    </style:style>
    <style:style style:name="ro5" style:family="table-row">
      <style:table-row-properties style:row-height="0.661cm" fo:break-before="auto" style:use-optimal-row-height="true"/>
    </style:style>
    <style:style style:name="ro6" style:family="table-row">
      <style:table-row-properties style:row-height="2.706cm" fo:break-before="auto" style:use-optimal-row-height="true"/>
    </style:style>
    <style:style style:name="ro7" style:family="table-row">
      <style:table-row-properties style:row-height="4.99cm" fo:break-before="auto" style:use-optimal-row-height="true"/>
    </style:style>
    <style:style style:name="ro8" style:family="table-row">
      <style:table-row-properties style:row-height="0.46cm" fo:break-before="auto" style:use-optimal-row-height="true"/>
    </style:style>
    <style:style style:name="ro9" style:family="table-row">
      <style:table-row-properties style:row-height="0.901cm" fo:break-before="auto" style:use-optimal-row-height="true"/>
    </style:style>
    <style:style style:name="ro10" style:family="table-row">
      <style:table-row-properties style:row-height="0.441cm" fo:break-before="auto" style:use-optimal-row-height="true"/>
    </style:style>
    <style:style style:name="ro11" style:family="table-row">
      <style:table-row-properties style:row-height="0.48cm" fo:break-before="auto" style:use-optimal-row-height="true"/>
    </style:style>
    <style:style style:name="ro12" style:family="table-row">
      <style:table-row-properties style:row-height="1.9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ArialUnicodeM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UnicodeMS" style:language-asian="en" style:country-asian="US" style:font-style-asian="normal" style:font-weight-asian="normal" style:font-name-complex="ArialUnicodeMS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style:font-name="ArialUnicodeMS" fo:font-size="10pt" style:font-name-asian="ArialUnicodeMS" style:font-size-asian="10pt" style:font-name-complex="ArialUnicodeMS" style:font-size-complex="10pt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000000" style:font-name="Arial" fo:font-size="10pt" fo:language="en" fo:country="US" style:font-name-asian="ArialUnicodeMS" style:font-size-asian="10pt" style:language-asian="en" style:country-asian="US" style:font-name-complex="ArialUnicodeMS" style:font-size-complex="10pt" style:language-complex="en" style:country-complex="US"/>
    </style:style>
    <style:style style:name="ce7" style:family="table-cell" style:parent-style-name="Default">
      <style:text-properties fo:color="#27588b" style:font-name="Arial" fo:font-size="10pt" fo:language="en" fo:country="US" style:font-name-asian="ArialUnicodeMS" style:font-size-asian="10pt" style:language-asian="en" style:country-asian="US" style:font-name-complex="ArialUnicodeMS" style:font-size-complex="10pt" style:language-complex="en" style:country-complex="US"/>
    </style:style>
    <style:style style:name="ce8" style:family="table-cell" style:parent-style-name="Default">
      <style:text-properties style:font-name="ArialUnicodeMS" fo:font-size="10pt" fo:language="en" fo:country="US" style:font-name-asian="ArialUnicodeMS" style:font-size-asian="10pt" style:language-asian="en" style:country-asian="US" style:font-name-complex="ArialUnicodeMS" style:font-size-complex="10pt" style:language-complex="en" style:country-complex="US"/>
    </style:style>
    <style:style style:name="ce9" style:family="table-cell" style:parent-style-name="Defaul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ce10" style:family="table-cell" style:parent-style-name="Default">
      <style:text-properties style:text-outline="false" style:text-line-through-style="none" style:font-name="ArialUnicodeM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8pt" style:language-asian="en" style:country-asian="US" style:font-style-asian="normal" style:font-weight-asian="normal" style:font-name-complex="ArialUnicodeM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ArialUnicodeMS" fo:font-size="8pt" fo:language="en" fo:country="US" style:font-name-asian="ArialUnicodeMS" style:font-size-asian="8pt" style:language-asian="en" style:country-asian="US" style:font-name-complex="ArialUnicodeMS" style:font-size-complex="8pt" style:language-complex="en" style:country-complex="US"/>
    </style:style>
    <style:style style:name="ce1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3" style:family="table-cell" style:parent-style-name="Default">
      <style:text-properties style:font-name="ArialMT" fo:font-size="8pt" fo:language="en" fo:country="US" style:font-name-asian="ArialMT" style:font-size-asian="8pt" style:language-asian="en" style:country-asian="US" style:font-name-complex="ArialMT" style:font-size-complex="8pt" style:language-complex="en" style:country-complex="US"/>
    </style:style>
    <style:style style:name="ce14" style:family="table-cell" style:parent-style-name="Default">
      <style:text-properties fo:color="#27588b" style:font-name="ArialUnicodeMS" fo:font-size="8pt" fo:language="en" fo:country="US" style:font-name-asian="ArialUnicodeMS" style:font-size-asian="8pt" style:language-asian="en" style:country-asian="US" style:font-size-complex="8pt" style:language-complex="en" style:country-complex="US"/>
    </style:style>
    <style:style style:name="ce15" style:family="table-cell" style:parent-style-name="Default">
      <style:text-properties fo:color="#27588b" style:text-outline="false" style:text-line-through-style="none" style:font-name="ArialUnicodeM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8pt" style:language-asian="en" style:country-asian="US" style:font-style-asian="normal" style:font-weight-asian="normal" style:font-name-complex="ArialUnicodeM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4a4a4a" style:font-name="ArialUnicodeMS" fo:font-size="8pt" fo:language="en" fo:country="US" style:font-name-asian="ArialUnicodeMS" style:font-size-asian="8pt" style:language-asian="en" style:country-asian="US" style:font-name-complex="ArialUnicodeMS" style:font-size-complex="8pt" style:language-complex="en" style:country-complex="US"/>
    </style:style>
    <style:style style:name="ce18" style:family="table-cell" style:parent-style-name="Default">
      <style:text-properties style:use-window-font-color="true" fo:font-size="8pt" fo:language="en" fo:country="US" style:font-name-asian="Arial Unicode MS" style:font-size-asian="8pt" style:language-asian="en" style:country-asian="US" style:font-name-complex="Tahoma" style:font-size-complex="8pt" style:language-complex="en" style:country-complex="US"/>
    </style:style>
    <style:style style:name="ce19" style:family="table-cell" style:parent-style-name="Default">
      <style:text-properties fo:color="#27588b" style:font-name="ArialUnicodeMS" fo:font-size="8pt" fo:language="en" fo:country="US" style:font-name-asian="ArialUnicodeMS" style:font-size-asian="8pt" style:language-asian="en" style:country-asian="US" style:font-name-complex="ArialUnicodeMS" style:font-size-complex="8pt" style:language-complex="en" style:country-complex="US"/>
    </style:style>
    <style:style style:name="ce20" style:family="table-cell" style:parent-style-name="Default">
      <style:text-properties fo:color="#000080" style:text-outline="false" style:text-line-through-style="none" style:font-name="Arial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80" fo:font-size="8pt" fo:language="en" fo:country="US" style:font-size-asian="8pt" style:language-asian="en" style:country-asian="US" style:font-size-complex="8pt" style:language-complex="en" style:country-complex="US"/>
    </style:style>
    <style:style style:name="ce22" style:family="table-cell" style:parent-style-name="Default">
      <style:text-properties fo:color="#000080" style:font-name="ArialUnicodeMS" fo:font-size="8pt" fo:language="en" fo:country="US" style:font-name-asian="ArialUnicodeMS" style:font-size-asian="8pt" style:language-asian="en" style:country-asian="US" style:font-name-complex="ArialUnicodeMS" style:font-size-complex="8pt" style:language-complex="en" style:country-complex="US"/>
    </style:style>
    <style:style style:name="ce23" style:family="table-cell" style:parent-style-name="Default">
      <style:text-properties style:font-name="ArialUnicodeMS" fo:font-size="9pt" fo:language="en" fo:country="US" style:font-name-asian="ArialUnicodeMS" style:font-size-asian="9pt" style:language-asian="en" style:country-asian="US" style:font-name-complex="ArialUnicodeMS" style:font-size-complex="9pt" style:language-complex="en" style:country-complex="US"/>
    </style:style>
    <style:style style:name="ce24" style:family="table-cell" style:parent-style-name="Default">
      <style:text-properties style:font-name="ArialUnicodeMS" fo:font-size="8pt" fo:language="en" fo:country="US" style:font-name-asian="ArialUnicodeMS" style:font-size-asian="8pt" style:language-asian="en" style:country-asian="US" style:font-size-complex="8pt" style:language-complex="en" style:country-complex="US"/>
    </style:style>
    <style:style style:name="ce25" style:family="table-cell" style:parent-style-name="Default">
      <style:text-properties fo:color="#4a4a4a" style:font-name="ArialUnicodeMS" fo:language="en" fo:country="US" style:font-name-asian="ArialUnicodeMS" style:language-asian="en" style:country-asian="US" style:font-name-complex="ArialUnicodeMS" style:language-complex="en" style:country-complex="US"/>
    </style:style>
    <style:style style:name="ce26" style:family="table-cell" style:parent-style-name="Default">
      <style:text-properties fo:color="#4a4a4a" style:text-outline="false" style:text-line-through-style="none" style:font-name="ArialUnicodeM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4a4a4a" style:text-outline="false" style:text-line-through-style="none" style:font-name="ArialUnicodeM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8pt" style:language-asian="en" style:country-asian="US" style:font-style-asian="normal" style:font-weight-asian="normal" style:font-name-complex="ArialUnicodeM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font-name="Arial" fo:font-size="8pt" fo:language="de" fo:country="DE" style:font-name-asian="Arial Unicode MS" style:font-size-asian="8pt" style:language-asian="zh" style:country-asian="CN" style:font-name-complex="Arial Unicode MS" style:font-size-complex="8pt" style:language-complex="hi" style:country-complex="IN"/>
    </style:style>
    <style:style style:name="ce29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ext-properties fo:color="#000000" style:font-name="Helvetica Neue" fo:font-size="8pt" style:font-name-asian="Arial Unicode MS" style:font-size-asian="8pt" style:font-name-complex="Arial Unicode MS" style:font-size-complex="8pt"/>
    </style:style>
    <style:style style:name="ce31" style:family="table-cell" style:parent-style-name="Default">
      <style:text-properties fo:color="#4a4a4a" style:font-name="ArialUnicodeMS" fo:font-size="8pt" fo:language="en" fo:country="US" style:font-name-asian="ArialUnicodeMS" style:font-size-asian="8pt" style:language-asian="en" style:country-asian="US" style:font-size-complex="8pt" style:language-complex="en" style:country-complex="US"/>
    </style:style>
    <style:style style:name="ce32" style:family="table-cell" style:parent-style-name="Default">
      <style:text-properties fo:color="#4a4a4a" style:font-name="ArialUnicodeMS" fo:font-size="8pt" style:font-name-asian="ArialUnicodeMS" style:font-size-asian="8pt" style:font-name-complex="ArialUnicodeMS" style:font-size-complex="8pt"/>
    </style:style>
    <style:style style:name="ce33" style:family="table-cell" style:parent-style-name="Default">
      <style:text-properties style:font-name="ArialUnicodeMS" fo:font-size="8pt" style:font-name-asian="ArialUnicodeMS" style:font-size-asian="8pt" style:font-name-complex="ArialUnicodeMS" style:font-size-complex="8pt"/>
    </style:style>
    <style:style style:name="ce34" style:family="table-cell" style:parent-style-name="Default">
      <style:text-properties fo:color="#232323" style:font-name="ArialUnicodeMS" fo:font-size="8pt" fo:language="en" fo:country="US" style:font-name-asian="ArialUnicodeMS" style:font-size-asian="8pt" style:language-asian="en" style:country-asian="US" style:font-name-complex="ArialUnicodeMS" style:font-size-complex="8pt" style:language-complex="en" style:country-complex="US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fo:color="#232323" style:text-outline="false" style:text-line-through-style="none" style:font-name="ArialUnicodeM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8pt" style:language-asian="en" style:country-asian="US" style:font-style-asian="normal" style:font-weight-asian="normal" style:font-name-complex="ArialUnicodeM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fo:color="#232323" style:text-outline="false" style:text-line-through-style="none" style:font-name="ArialUnicodeM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4a4a4a" style:font-name="ArialUnicodeMS" fo:font-size="11pt" fo:language="en" fo:country="US" style:font-name-asian="ArialUnicodeMS" style:font-size-asian="8pt" style:language-asian="en" style:country-asian="US" style:font-name-complex="ArialUnicodeMS" style:font-size-complex="8pt" style:language-complex="en" style:country-complex="US"/>
    </style:style>
    <style:style style:name="ce38" style:family="table-cell" style:parent-style-name="Default">
      <style:table-cell-properties style:text-align-source="fix" style:repeat-content="false"/>
      <style:paragraph-properties fo:text-align="justify"/>
      <style:text-properties fo:color="#232323" style:text-outline="false" style:text-line-through-style="none" style:font-name="ArialUnicodeM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8pt" style:language-asian="en" style:country-asian="US" style:font-style-asian="normal" style:font-weight-asian="normal" style:font-name-complex="ArialUnicodeMS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232323" style:font-name="ArialUnicodeMS" fo:font-size="8pt" fo:language="en" fo:country="US" style:font-name-asian="ArialUnicodeMS" style:font-size-asian="8pt" style:language-asian="en" style:country-asian="US" style:font-name-complex="Arial Unicode MS" style:font-size-complex="8pt" style:language-complex="en" style:country-complex="US"/>
    </style:style>
    <style:style style:name="ce40" style:family="table-cell" style:parent-style-name="Default">
      <style:text-properties fo:color="#ff0000" style:font-name="ArialUnicodeMS" fo:font-size="8pt" fo:language="en" fo:country="US" style:font-name-asian="ArialUnicodeMS" style:font-size-asian="8pt" style:language-asian="en" style:country-asian="US" style:font-name-complex="ArialUnicodeMS" style:font-size-complex="8pt" style:language-complex="en" style:country-complex="US"/>
    </style:style>
    <style:style style:name="ce41" style:family="table-cell" style:parent-style-name="Default">
      <style:text-properties fo:font-size="9pt" style:font-size-asian="9pt" style:font-size-complex="9pt"/>
    </style:style>
    <style:style style:name="ce42" style:family="table-cell" style:parent-style-name="Default">
      <style:text-properties fo:color="#4a4a4a" style:font-name="ArialUnicodeMS" fo:font-size="11pt" fo:language="en" fo:country="US" style:font-name-asian="ArialUnicodeMS" style:font-size-asian="11pt" style:language-asian="en" style:country-asian="US" style:font-name-complex="ArialUnicodeMS" style:font-size-complex="6.25pt" style:language-complex="en" style:country-complex="US"/>
    </style:style>
    <style:style style:name="T1" style:family="text">
      <style:text-properties fo:color="#27588b" style:font-name="ArialUnicodeMS" fo:font-size="13pt" style:font-name-asian="ArialUnicodeMS" style:font-size-asian="13pt" style:font-size-complex="7.40000009536743pt"/>
    </style:style>
    <style:style style:name="T2" style:family="text">
      <style:text-properties fo:color="#27588b" style:text-position="31% 58%" style:font-name="ArialUnicodeMS" fo:font-size="10pt" style:font-name-asian="ArialUnicodeMS" style:font-size-asian="10pt" style:font-size-complex="5.69999980926514pt"/>
    </style:style>
    <style:style style:name="T3" style:family="text">
      <style:text-properties fo:color="#232323" style:text-position="31% 58%" style:font-name="ArialUnicodeMS" fo:font-size="10pt" style:font-name-asian="ArialUnicodeMS" style:font-size-asian="10pt" style:font-size-complex="5.69999980926514pt"/>
    </style:style>
    <style:style style:name="T4" style:family="text">
      <style:text-properties fo:color="#27588b" style:text-position="0% 100%" style:font-name="Times-Roman" fo:font-size="13pt" style:font-name-asian="Times-Roman" style:font-size-asian="13pt" style:font-size-complex="7.40000009536743pt"/>
    </style:style>
    <style:style style:name="T5" style:family="text">
      <style:text-properties fo:color="#232323" style:text-position="0% 100%" style:font-name="ArialUnicodeMS" fo:font-size="13pt" style:font-name-asian="ArialUnicodeMS" style:font-size-asian="13pt" style:font-size-complex="7.40000009536743pt"/>
    </style:style>
    <style:style style:name="T6" style:family="text">
      <style:text-properties fo:color="#27588b" style:text-position="0% 100%" style:font-name="ArialUnicodeMS" fo:font-size="13pt" style:font-name-asian="ArialUnicodeMS" style:font-size-asian="13pt" style:font-size-complex="7.40000009536743pt"/>
    </style:style>
    <style:style style:name="T7" style:family="text">
      <style:text-properties fo:color="#27588b" style:font-name="ArialUnicodeMS" fo:font-size="8pt" style:font-name-asian="ArialUnicodeMS" style:font-size-asian="8pt" style:font-size-complex="8pt"/>
    </style:style>
    <style:style style:name="T8" style:family="text">
      <style:text-properties fo:color="#232323" style:text-position="0% 100%" style:font-name="ArialUnicodeMS" fo:font-size="8pt" style:font-name-asian="ArialUnicodeMS" style:font-size-asian="8pt" style:font-size-complex="8pt"/>
    </style:style>
    <style:style style:name="T9" style:family="text">
      <style:text-properties fo:color="#27588b" style:text-position="0% 100%" style:font-name="ArialUnicodeMS" fo:font-size="8pt" style:font-name-asian="ArialUnicodeMS" style:font-size-asian="8pt" style:font-size-complex="8pt"/>
    </style:style>
    <style:style style:name="T10" style:family="text">
      <style:text-properties fo:color="#27588b" style:text-position="31% 58%" style:font-name="ArialUnicodeMS" fo:font-size="8pt" style:font-name-asian="ArialUnicodeMS" style:font-size-asian="8pt" style:font-size-complex="8pt"/>
    </style:style>
    <style:style style:name="T11" style:family="text">
      <style:text-properties fo:color="#232323" style:text-position="31% 58%" style:font-name="ArialUnicodeMS" fo:font-size="8pt" style:font-name-asian="ArialUnicodeMS" style:font-size-asian="8pt" style:font-size-complex="8pt"/>
    </style:style>
    <style:style style:name="T12" style:family="text">
      <style:text-properties fo:color="#27588b" style:text-position="39% 58%" style:font-name="ArialUnicodeMS" fo:font-size="8pt" style:font-name-asian="ArialUnicodeMS" style:font-size-asian="8pt" style:font-size-complex="8pt"/>
    </style:style>
    <style:style style:name="T13" style:family="text">
      <style:text-properties fo:color="#232323" style:text-position="39% 58%" style:font-name="ArialUnicodeMS" fo:font-size="8pt" style:font-name-asian="ArialUnicodeMS" style:font-size-asian="8pt" style:font-size-complex="8pt"/>
    </style:style>
    <style:style style:name="T14" style:family="text">
      <style:text-properties fo:color="#27588b" style:font-name="ArialUnicodeMS" fo:font-size="9pt" style:font-name-asian="ArialUnicodeMS" style:font-size-asian="9pt" style:font-size-complex="9pt"/>
    </style:style>
    <style:style style:name="T15" style:family="text">
      <style:text-properties fo:color="#232323" style:text-position="0% 100%" style:font-name="ArialUnicodeMS" fo:font-size="9pt" style:font-name-asian="ArialUnicodeMS" style:font-size-asian="9pt" style:font-size-complex="9pt"/>
    </style:style>
    <style:style style:name="T16" style:family="text">
      <style:text-properties fo:color="#27588b" style:text-position="0% 100%" style:font-name="ArialUnicodeMS" fo:font-size="9pt" style:font-name-asian="ArialUnicodeMS" style:font-size-asian="9pt" style:font-size-complex="9pt"/>
    </style:style>
    <style:style style:name="T17" style:family="text">
      <style:text-properties fo:color="#27588b" style:text-position="31% 58%" style:font-name="ArialUnicodeMS" fo:font-size="9pt" style:font-name-asian="ArialUnicodeMS" style:font-size-asian="9pt" style:font-size-complex="9pt"/>
    </style:style>
    <style:style style:name="T18" style:family="text">
      <style:text-properties fo:color="#232323" style:font-name="ArialUnicodeMS" fo:font-size="8pt" style:font-name-asian="ArialUnicodeMS" style:font-size-asian="8pt" style:font-size-complex="8pt"/>
    </style:style>
    <style:style style:name="T19" style:family="text">
      <style:text-properties fo:color="#27588b" style:text-position="0% 100%" style:font-name="Times-Roman" fo:font-size="8pt" style:font-name-asian="Times-Roman" style:font-size-asian="8pt" style:font-size-complex="8pt"/>
    </style:style>
    <style:style style:name="T20" style:family="text">
      <style:text-properties fo:color="#27588b" style:font-name="Times-Roman" fo:font-size="8pt" style:font-name-asian="Times-Roman" style:font-size-asian="8pt" style:font-size-complex="8pt"/>
    </style:style>
    <style:style style:name="T21" style:family="text">
      <style:text-properties fo:color="#27588b" style:font-name-asian="ArialUnicodeMS" style:font-size-asian="8pt" style:font-size-complex="8pt"/>
    </style:style>
    <style:style style:name="T22" style:family="text">
      <style:text-properties fo:color="#232323" style:text-position="0% 100%" style:font-name-asian="ArialUnicodeMS" style:font-size-asian="8pt" style:font-size-complex="8pt"/>
    </style:style>
    <style:style style:name="T23" style:family="text">
      <style:text-properties fo:color="#27588b" style:text-position="0% 100%" style:font-name-asian="ArialUnicodeMS" style:font-size-asian="8pt" style:font-size-complex="8pt"/>
    </style:style>
    <style:style style:name="T24" style:family="text">
      <style:text-properties fo:color="#27588b" style:text-position="31% 58%" style:font-name-asian="ArialUnicodeMS" style:font-size-asian="8pt" style:font-size-complex="8pt"/>
    </style:style>
    <style:style style:name="T25" style:family="text">
      <style:text-properties fo:color="#232323" style:text-position="31% 58%" style:font-name-asian="ArialUnicodeMS" style:font-size-asian="8pt" style:font-size-complex="8pt"/>
    </style:style>
    <style:style style:name="T26" style:family="text">
      <style:text-properties fo:color="#27588b" fo:font-size="8pt" style:font-name-asian="ArialUnicodeMS" style:font-size-asian="8pt" style:font-size-complex="8pt"/>
    </style:style>
    <style:style style:name="T27" style:family="text">
      <style:text-properties fo:color="#27588b" style:text-position="39% 58%" fo:font-size="8pt" style:font-name-asian="ArialUnicodeMS" style:font-size-asian="8pt" style:font-size-complex="8pt"/>
    </style:style>
    <style:style style:name="T28" style:family="text">
      <style:text-properties fo:color="#232323" style:text-position="0% 100%" fo:font-size="8pt" style:font-name-asian="ArialUnicodeMS" style:font-size-asian="8pt" style:font-size-complex="8pt"/>
    </style:style>
    <style:style style:name="T29" style:family="text">
      <style:text-properties fo:color="#27588b" style:text-position="0% 100%" fo:font-size="8pt" style:font-name-asian="ArialUnicodeMS" style:font-size-asian="8pt" style:font-size-complex="8pt"/>
    </style:style>
    <style:style style:name="T30" style:family="text">
      <style:text-properties fo:color="#232323" fo:font-size="8pt" style:font-name-asian="ArialUnicodeMS" style:font-size-asian="8pt" style:font-size-complex="8pt"/>
    </style:style>
    <style:style style:name="T31" style:family="text">
      <style:text-properties fo:color="#232323" style:text-position="39% 58%" fo:font-size="8pt" style:font-name-asian="ArialUnicodeMS" style:font-size-asian="8pt" style:font-size-complex="8pt"/>
    </style:style>
    <style:style style:name="T32" style:family="text">
      <style:text-properties fo:color="#27588b" style:font-name="ArialUnicodeMS" style:font-name-asian="ArialUnicodeMS" style:font-size-asian="9pt" style:font-size-complex="9pt"/>
    </style:style>
    <style:style style:name="T33" style:family="text">
      <style:text-properties fo:color="#232323" style:text-position="0% 100%" style:font-name="ArialUnicodeMS" style:font-name-asian="ArialUnicodeMS" style:font-size-asian="9pt" style:font-size-complex="9pt"/>
    </style:style>
    <style:style style:name="T34" style:family="text">
      <style:text-properties fo:color="#27588b" style:text-position="0% 100%" style:font-name="ArialUnicodeMS" style:font-name-asian="ArialUnicodeMS" style:font-size-asian="9pt" style:font-size-complex="9pt"/>
    </style:style>
    <style:style style:name="T35" style:family="text">
      <style:text-properties fo:color="#27588b" style:text-position="39% 58%" style:font-name="ArialUnicodeMS" style:font-name-asian="ArialUnicodeMS" style:font-size-asian="9pt" style:font-size-complex="9pt"/>
    </style:style>
    <style:style style:name="T36" style:family="text">
      <style:text-properties fo:color="#232323" style:text-position="39% 58%" style:font-name="ArialUnicodeMS" style:font-name-asian="ArialUnicodeMS" style:font-size-asian="9pt" style:font-size-complex="9pt"/>
    </style:style>
    <style:style style:name="T37" style:family="text">
      <style:text-properties fo:color="#27588b" style:text-position="39% 58%" style:font-name-asian="ArialUnicodeMS" style:font-size-asian="8pt" style:font-size-complex="8pt"/>
    </style:style>
    <style:style style:name="T38" style:family="text">
      <style:text-properties fo:color="#27588b" style:text-position="26% 58%" style:font-name-asian="ArialUnicodeMS" style:font-size-asian="8pt" style:font-size-complex="8pt"/>
    </style:style>
    <style:style style:name="T39" style:family="text">
      <style:text-properties fo:color="#232323" style:text-position="26% 58%" style:font-name-asian="ArialUnicodeMS" style:font-size-asian="8pt" style:font-size-complex="8pt"/>
    </style:style>
    <style:style style:name="T40" style:family="text">
      <style:text-properties fo:color="#27588b" style:font-name="ArialUnicodeMS" style:font-name-asian="ArialUnicodeMS" style:font-size-asian="8pt" style:font-size-complex="8pt"/>
    </style:style>
    <style:style style:name="T41" style:family="text">
      <style:text-properties fo:color="#232323" style:text-position="0% 100%" style:font-name="ArialUnicodeMS" style:font-name-asian="ArialUnicodeMS" style:font-size-asian="8pt" style:font-size-complex="8pt"/>
    </style:style>
    <style:style style:name="T42" style:family="text">
      <style:text-properties fo:color="#27588b" style:text-position="0% 100%" style:font-name="ArialUnicodeMS" style:font-name-asian="ArialUnicodeMS" style:font-size-asian="8pt" style:font-size-complex="8pt"/>
    </style:style>
    <style:style style:name="T43" style:family="text">
      <style:text-properties fo:color="#27588b" style:text-position="31% 58%" style:font-name="ArialUnicodeMS" style:font-name-asian="ArialUnicodeMS" style:font-size-asian="8pt" style:font-size-complex="8pt"/>
    </style:style>
    <style:style style:name="T44" style:family="text">
      <style:text-properties fo:color="#232323" style:text-position="31% 58%" style:font-name="ArialUnicodeMS" style:font-name-asian="ArialUnicodeMS" style:font-size-asian="8pt" style:font-size-complex="8pt"/>
    </style:style>
    <style:style style:name="T45" style:family="text">
      <style:text-properties fo:color="#27588b" style:text-position="0% 100%" style:font-name="Times-Roman" style:font-name-asian="Times-Roman" style:font-size-asian="8pt" style:font-size-complex="8pt"/>
    </style:style>
    <style:style style:name="T46" style:family="text">
      <style:text-properties fo:color="#27588b" style:font-name="ArialUnicodeMS" fo:font-size="8pt" style:font-name-asian="ArialUnicodeMS" style:font-size-asian="8pt" style:font-name-complex="ArialUnicodeMS" style:font-size-complex="8pt"/>
    </style:style>
    <style:style style:name="T47" style:family="text">
      <style:text-properties fo:color="#27588b" style:text-position="31% 58%" style:font-name="ArialUnicodeMS" fo:font-size="8pt" style:font-name-asian="ArialUnicodeMS" style:font-size-asian="8pt" style:font-name-complex="ArialUnicodeMS" style:font-size-complex="8pt"/>
    </style:style>
    <style:style style:name="T48" style:family="text">
      <style:text-properties fo:color="#232323" style:text-position="31% 58%" style:font-name="ArialUnicodeMS" fo:font-size="8pt" style:font-name-asian="ArialUnicodeMS" style:font-size-asian="8pt" style:font-name-complex="ArialUnicodeMS" style:font-size-complex="8pt"/>
    </style:style>
    <style:style style:name="T49" style:family="text">
      <style:text-properties fo:color="#232323" style:text-position="0% 100%" style:font-name="ArialUnicodeMS" fo:font-size="8pt" style:font-name-asian="ArialUnicodeMS" style:font-size-asian="8pt" style:font-name-complex="ArialUnicodeMS" style:font-size-complex="8pt"/>
    </style:style>
    <style:style style:name="T50" style:family="text">
      <style:text-properties fo:color="#27588b" style:text-position="0% 100%" style:font-name="ArialUnicodeMS" fo:font-size="8pt" style:font-name-asian="ArialUnicodeMS" style:font-size-asian="8pt" style:font-name-complex="ArialUnicodeMS" style:font-size-complex="8pt"/>
    </style:style>
    <style:style style:name="T51" style:family="text">
      <style:text-properties fo:color="#27588b" style:font-name="ArialUnicodeMS" fo:font-size="8pt" style:font-name-asian="Times-Roman" style:font-size-asian="8pt" style:font-name-complex="Times-Roman" style:font-size-complex="8pt"/>
    </style:style>
    <style:style style:name="T52" style:family="text">
      <style:text-properties fo:color="#232323" style:text-position="0% 100%" style:font-name="ArialUnicodeMS" fo:font-size="8pt" style:font-name-asian="Times-Roman" style:font-size-asian="8pt" style:font-name-complex="ArialUnicodeMS" style:font-size-complex="8pt"/>
    </style:style>
    <style:style style:name="T53" style:family="text">
      <style:text-properties fo:color="#27588b" style:text-position="0% 100%" style:font-name="ArialUnicodeMS" fo:font-size="8pt" style:font-name-asian="ArialUnicodeMS" style:font-size-asian="8pt" style:font-name-complex="Times-Roman" style:font-size-complex="8pt"/>
    </style:style>
    <style:style style:name="T54" style:family="text">
      <style:text-properties fo:color="#232323" style:text-position="0% 100%" style:font-name="Times-Roman" fo:font-size="8pt" style:font-name-asian="Times-Roman" style:font-size-asian="8pt" style:font-name-complex="ArialUnicodeMS" style:font-size-complex="8pt"/>
    </style:style>
    <style:style style:name="T55" style:family="text">
      <style:text-properties fo:color="#4a4a4a" style:font-name="ArialUnicodeMS" fo:font-size="8pt" style:font-name-asian="ArialUnicodeMS" style:font-size-asian="8pt" style:font-name-complex="ArialUnicodeMS" style:font-size-complex="8pt"/>
    </style:style>
    <style:style style:name="T56" style:family="text">
      <style:text-properties fo:color="#4a4a4a" style:font-name="ArialUnicodeMS" fo:font-size="8pt" style:text-underline-style="solid" style:text-underline-width="auto" style:text-underline-color="font-color" style:font-name-asian="ArialUnicodeMS" style:font-size-asian="8pt" style:font-name-complex="ArialUnicodeMS" style:font-size-complex="8pt"/>
    </style:style>
    <style:style style:name="T57" style:family="text">
      <style:text-properties fo:color="#232323" style:text-position="0% 100%" style:font-name="ArialUnicodeMS" fo:font-size="8pt" style:text-underline-style="none" style:font-name-asian="ArialUnicodeMS" style:font-size-asian="8pt" style:font-name-complex="ArialUnicodeMS" style:font-size-complex="8pt"/>
    </style:style>
    <style:style style:name="T58" style:family="text">
      <style:text-properties fo:color="#27588b" style:text-position="0% 100%" style:font-name="ArialUnicodeMS" fo:font-size="8pt" style:text-underline-style="none" style:font-name-asian="ArialUnicodeMS" style:font-size-asian="8pt" style:font-name-complex="ArialUnicodeMS" style:font-size-complex="8pt"/>
    </style:style>
    <style:style style:name="T59" style:family="text">
      <style:text-properties fo:color="#27588b" style:text-position="39% 58%" style:font-name="ArialUnicodeMS" fo:font-size="8pt" style:text-underline-style="none" style:font-name-asian="ArialUnicodeMS" style:font-size-asian="8pt" style:font-name-complex="ArialUnicodeMS" style:font-size-complex="8pt"/>
    </style:style>
    <style:style style:name="T60" style:family="text">
      <style:text-properties fo:color="#232323" style:text-position="39% 58%" style:font-name="ArialUnicodeMS" fo:font-size="8pt" style:text-underline-style="none" style:font-name-asian="ArialUnicodeMS" style:font-size-asian="8pt" style:font-name-complex="ArialUnicodeMS" style:font-size-complex="8pt"/>
    </style:style>
    <style:style style:name="T61" style:family="text">
      <style:text-properties fo:color="#27588b" style:text-position="39% 58%" style:font-name="ArialUnicodeMS" fo:font-size="8pt" style:font-name-asian="ArialUnicodeMS" style:font-size-asian="8pt" style:font-name-complex="ArialUnicodeMS" style:font-size-complex="8pt"/>
    </style:style>
    <style:style style:name="T62" style:family="text">
      <style:text-properties fo:color="#232323" style:text-position="39% 58%" style:font-name="ArialUnicodeMS" fo:font-size="8pt" style:font-name-asian="ArialUnicodeMS" style:font-size-asian="8pt" style:font-name-complex="ArialUnicodeMS" style:font-size-complex="8pt"/>
    </style:style>
    <style:style style:name="T63" style:family="text">
      <style:text-properties fo:color="#232323" style:font-name="ArialUnicodeMS" fo:font-size="8pt" style:font-name-asian="ArialUnicodeMS" style:font-size-asian="8pt" style:font-name-complex="ArialUnicodeMS" style:font-size-complex="8pt"/>
    </style:style>
    <style:style style:name="T64" style:family="text">
      <style:text-properties fo:color="#27588b" style:font-name="ArialUnicodeMS" fo:font-size="8pt" fo:language="en" fo:country="US" style:font-name-asian="ArialUnicodeMS" style:font-size-asian="8pt" style:language-asian="en" style:country-asian="US" style:font-name-complex="ArialUnicodeMS" style:font-size-complex="8pt" style:language-complex="en" style:country-complex="US"/>
    </style:style>
    <style:style style:name="T65" style:family="text">
      <style:text-properties fo:color="#232323" style:text-position="0% 100%" style:font-name="ArialUnicodeMS" fo:font-size="8pt" fo:language="en" fo:country="US" style:font-name-asian="ArialUnicodeMS" style:font-size-asian="8pt" style:language-asian="en" style:country-asian="US" style:font-name-complex="ArialUnicodeMS" style:font-size-complex="8pt" style:language-complex="en" style:country-complex="US"/>
    </style:style>
    <style:style style:name="T66" style:family="text">
      <style:text-properties fo:color="#27588b" style:text-position="0% 100%" style:font-name="ArialUnicodeMS" fo:font-size="8pt" fo:language="en" fo:country="US" style:font-name-asian="ArialUnicodeMS" style:font-size-asian="8pt" style:language-asian="en" style:country-asian="US" style:font-name-complex="ArialUnicodeMS" style:font-size-complex="8pt" style:language-complex="en" style:country-complex="US"/>
    </style:style>
    <style:style style:name="T67" style:family="text">
      <style:text-properties fo:color="#27588b" style:text-position="39% 58%" style:font-name="ArialUnicodeMS" fo:font-size="8pt" fo:language="en" fo:country="US" style:font-name-asian="ArialUnicodeMS" style:font-size-asian="8pt" style:language-asian="en" style:country-asian="US" style:font-name-complex="ArialUnicodeMS" style:font-size-complex="8pt" style:language-complex="en" style:country-complex="US"/>
    </style:style>
    <style:style style:name="T68" style:family="text">
      <style:text-properties fo:color="#232323" style:text-position="39% 58%" style:font-name="ArialUnicodeMS" fo:font-size="8pt" fo:language="en" fo:country="US" style:font-name-asian="ArialUnicodeMS" style:font-size-asian="8pt" style:language-asian="en" style:country-asian="US" style:font-name-complex="ArialUnicodeMS" style:font-size-complex="8pt" style:language-complex="en" style:country-complex="US"/>
    </style:style>
    <style:style style:name="T69" style:family="text">
      <style:text-properties fo:color="#27588b" style:font-name="Times-Roman" fo:font-size="8pt" style:font-name-asian="Times-Roman" style:font-size-asian="8pt" style:font-name-complex="Times-Roman" style:font-size-complex="8pt"/>
    </style:style>
    <style:style style:name="T70" style:family="text">
      <style:text-properties fo:color="#4a4a4a" style:font-name="ArialUnicodeMS" fo:font-size="8pt" style:font-name-asian="ArialUnicodeMS" style:font-size-asian="8pt" style:font-size-complex="8pt"/>
    </style:style>
    <style:style style:name="T71" style:family="text">
      <style:text-properties fo:color="#4a4a4a" style:font-name="ArialUnicodeMS" fo:font-size="19pt" style:font-name-asian="ArialUnicodeMS" style:font-size-asian="19pt" style:font-size-complex="10.8000001907349pt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color="#000000"/>
    </style:style>
    <style:style style:name="T74" style:family="text">
      <style:text-properties fo:color="#ff0000"/>
    </style:style>
    <style:style style:name="T75" style:family="text">
      <style:text-properties fo:color="#232323" style:text-position="-31% 58%" style:font-name="ArialUnicodeMS" fo:font-size="8pt" style:font-name-asian="ArialUnicodeMS" style:font-size-asian="8pt" style:font-size-complex="8pt"/>
    </style:style>
    <style:style style:name="T76" style:family="text">
      <style:text-properties style:font-name-asian="ArialUnicodeMS" style:font-size-asian="8pt" style:font-size-complex="8pt"/>
    </style:style>
    <style:style style:name="T77" style:family="text">
      <style:text-properties style:text-position="-31% 58%" style:font-name-asian="ArialUnicodeMS" style:font-size-asian="8pt" style:font-size-complex="8pt"/>
    </style:style>
    <style:style style:name="T78" style:family="text">
      <style:text-properties style:text-position="0% 100%" style:font-name-asian="ArialUnicodeMS" style:font-size-asian="8pt" style:font-size-complex="8pt"/>
    </style:style>
    <style:style style:name="T79" style:family="text">
      <style:text-properties fo:color="#232323" style:font-name-asian="ArialUnicodeMS" style:font-size-asian="8pt" style:font-size-complex="8pt"/>
    </style:style>
    <style:style style:name="T80" style:family="text">
      <style:text-properties fo:color="#ff0000" style:font-name="ArialUnicodeMS" fo:font-size="8pt" style:font-name-asian="ArialUnicodeMS" style:font-size-asian="8pt" style:font-name-complex="ArialUnicodeMS" style:font-size-complex="8pt"/>
    </style:style>
    <style:style style:name="T81" style:family="text">
      <style:text-properties fo:color="#232323" style:text-position="-31% 58%" style:font-name="ArialUnicodeMS" fo:font-size="8pt" style:font-name-asian="ArialUnicodeMS" style:font-size-asian="8pt" style:font-name-complex="ArialUnicodeMS" style:font-size-complex="8pt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1" table:default-cell-style-name="ce11"/>
        <table:table-column table:style-name="co1" table:default-cell-style-name="ce17"/>
        <table:table-column table:style-name="co1" table:number-columns-repeated="6" table:default-cell-style-name="Default"/>
        <table:table-row table:style-name="ro2">
          <table:table-cell/>
          <table:table-cell office:value-type="string">
            <text:p>Jahr</text:p>
          </table:table-cell>
          <table:table-cell/>
          <table:table-cell office:value-type="string">
            <text:p>B&amp;L, Vo.Issue</text:p>
          </table:table-cell>
          <table:table-cell table:style-name="Default" office:value-type="string">
            <text:p>Authoren</text:p>
          </table:table-cell>
          <table:table-cell table:style-name="Default" office:value-type="string">
            <text:p>Studie</text:p>
          </table:table-cell>
          <table:table-cell office:value-type="string">
            <text:p>Deskreptive Statistik über mehrere exhaustiv gesampelte Populationen?</text:p>
          </table:table-cell>
          <table:table-cell office:value-type="string">
            <text:p>Infereller statistischer Test über diese Werte?</text:p>
          </table:table-cell>
          <table:table-cell office:value-type="string">
            <text:p>Interpretierng eines nicht signifikanten Tests als „kein Unterschied“</text:p>
          </table:table-cell>
          <table:table-cell office:value-type="string">
            <text:p>Beleg für inferentiellen Test( p-Wert?)</text:p>
          </table:table-cell>
          <table:table-cell office:value-type="string">
            <text:p>Beleg für Interpretation eines nicht signifikanten Test?</text:p>
          </table:table-cell>
          <table:table-cell/>
        </table:table-row>
        <table:table-row table:style-name="ro2" table:number-rows-repeated="8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9" office:value-type="string">
            <text:p><text:span text:style-name="T7">Nicole Landi</text:span><text:span text:style-name="T8">, </text:span><text:span text:style-name="T9">Michael J. Crowley</text:span><text:span text:style-name="T10">a</text:span><text:span text:style-name="T11">, </text:span><text:span text:style-name="T10">1</text:span><text:span text:style-name="T8">, </text:span><text:span text:style-name="T9">Jia Wu</text:span><text:span text:style-name="T10">a</text:span><text:span text:style-name="T8">, </text:span><text:span text:style-name="T9">Christopher A. Bailey</text:span><text:span text:style-name="T10">a</text:span><text:span text:style-name="T8">, </text:span><text:span text:style-name="T9">Linda C. Mayes</text:span></text:p>
          </table:table-cell>
          <table:table-cell office:value-type="string">
            <text:p>Deviant ERP response to spoken non-words among adolescents exposed to cocaine in utero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9" office:value-type="string">
            <text:p><text:span text:style-name="T7">Chiara Volpato</text:span><text:span text:style-name="T12">a</text:span><text:span text:style-name="T8">, </text:span><text:span text:style-name="T9">Giulia Bencini</text:span><text:span text:style-name="T12">a</text:span><text:span text:style-name="T13">, </text:span><text:span text:style-name="T12">b</text:span><text:span text:style-name="T8">, </text:span><text:span text:style-name="T9">Francesca Meneghello</text:span><text:span text:style-name="T12">a</text:span><text:span text:style-name="T8">, </text:span><text:span text:style-name="T9">Lamberto Piron</text:span><text:span text:style-name="T12">a</text:span><text:span text:style-name="T8">, </text:span><text:span text:style-name="T9">Carlo Semenza</text:span></text:p>
          </table:table-cell>
          <table:table-cell office:value-type="string">
            <text:p>Covert reading of letters in a case of global alexia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10" office:value-type="string">
            <text:p><text:span text:style-name="T14">Prin Amorapanth</text:span><text:span text:style-name="T15">, </text:span><text:span text:style-name="T16">Alexander Kra</text:span><text:span text:style-name="T15">njec, </text:span><text:span text:style-name="T16">Bianca Bromberger</text:span><text:span text:style-name="T17">b</text:span><text:span text:style-name="T15">, </text:span><text:span text:style-name="T16">Matthew Lehet</text:span><text:span text:style-name="T17">b</text:span><text:span text:style-name="T15">, </text:span><text:span text:style-name="T16">Page Widick</text:span><text:span text:style-name="T15">, </text:span><text:span text:style-name="T16">Adam J. Woods</text:span><text:span text:style-name="T17">b</text:span><text:span text:style-name="T15">, </text:span><text:span text:style-name="T16">Daniel Y. Kimberg</text:span><text:span text:style-name="T15">, </text:span><text:span text:style-name="T16">Anjan Chatterjee</text:span></text:p>
          </table:table-cell>
          <table:table-cell table:style-name="ce25" office:value-type="string">
            <text:p><text:span text:style-name="T70">Language, perception, and the schematic representation of spatial relation</text:span><text:span text:style-name="T71">s</text:span>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9" office:value-type="string">
            <text:p><text:span text:style-name="T7">Cynthia K. Thompson</text:span><text:span text:style-name="T8">, </text:span><text:span text:style-name="T9">Soojin Cho</text:span><text:span text:style-name="T10">a</text:span><text:span text:style-name="T11">, </text:span><text:span text:style-name="T10">b</text:span><text:span text:style-name="T8">, </text:span><text:span text:style-name="T9">Charis Price</text:span><text:span text:style-name="T10">a</text:span><text:span text:style-name="T11">, </text:span><text:span text:style-name="T10">b</text:span><text:span text:style-name="T8">, </text:span><text:span text:style-name="T9">Christina Wieneke</text:span><text:span text:style-name="T10">b</text:span><text:span text:style-name="T8">, </text:span><text:span text:style-name="T9">Borna Bonakdarpour</text:span><text:span text:style-name="T10">a</text:span><text:span text:style-name="T8">, </text:span><text:span text:style-name="T9">Emily Rogalski</text:span><text:span text:style-name="T10">b</text:span><text:span text:style-name="T8">, </text:span><text:span text:style-name="T9">Sandra Weintraub</text:span><text:span text:style-name="T10">b</text:span><text:span text:style-name="T11">, </text:span><text:span text:style-name="T10">c</text:span><text:span text:style-name="T11">, </text:span><text:span text:style-name="T10">d</text:span><text:span text:style-name="T8">, </text:span><text:span text:style-name="T9">M-Marsel Mesulam</text:span></text:p>
          </table:table-cell>
          <table:table-cell table:style-name="ce26" office:value-type="string">
            <text:p>Semantic interference during object naming in agrammatic and logopenic primary progressive aphasia (PPA)</text:p>
          </table:table-cell>
          <table:table-cell table:number-columns-repeated="2" office:value-type="string">
            <text:p>+</text:p>
          </table:table-cell>
          <table:table-cell office:value-type="string">
            <text:p>- </text:p>
          </table:table-cell>
          <table:table-cell table:style-name="ce35" office:value-type="string">
            <text:p>p = .95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office:value-type="string">
            <text:p><text:span text:style-name="T7">Xin Xiao</text:span><text:span text:style-name="T18">, </text:span><text:span text:style-name="T7">Di Zhao</text:span><text:span text:style-name="T18">, </text:span><text:span text:style-name="T7">Qin Zhang</text:span><text:span text:style-name="T18">, </text:span><text:span text:style-name="T7">Chun-yan Guo</text:span></text:p>
          </table:table-cell>
          <table:table-cell table:style-name="ce26" office:value-type="string">
            <text:p>Retrieval of concrete words involves more contextual information than abstract words: Multiple components for the concreteness effect</text:p>
          </table:table-cell>
          <table:table-cell office:value-type="string">
            <text:p><text:s/>-</text:p>
          </table:table-cell>
          <table:table-cell table:number-columns-repeated="2" office:value-type="string">
            <text:p>-</text:p>
          </table:table-cell>
          <table:table-cell table:style-name="ce34" office:value-type="string">
            <text:p>The mean imageability rating for concrete words was 6.7 while the mean imageability rating for abstract words was 2.4 [p &lt; 0.001].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9" office:value-type="string">
            <text:p><text:span text:style-name="T7">Malathi Thothathiri</text:span><text:span text:style-name="T8"> </text:span><text:span text:style-name="T9">Albert Kim</text:span><text:span text:style-name="T10">c</text:span><text:span text:style-name="T8">, </text:span><text:span text:style-name="T9">John C. Trueswell</text:span><text:span text:style-name="T10">a</text:span><text:span text:style-name="T8">, </text:span><text:span text:style-name="T9">Sharon L. Thompson-Schill</text:span><text:span text:style-name="T10">a</text:span></text:p>
          </table:table-cell>
          <table:table-cell office:value-type="string">
            <text:p>Parametric effects of syntactic–semantic conflict in Broca’s area during sentence processing</text:p>
          </table:table-cell>
          <table:table-cell table:number-columns-repeated="3" office:value-type="string">
            <text:p>+</text:p>
          </table:table-cell>
          <table:table-cell table:style-name="ce34" office:value-type="string">
            <text:p>(F &lt; 1; p &gt; .3).</text:p>
          </table:table-cell>
          <table:table-cell table:style-name="ce34" office:value-type="string">
            <text:p>Within the three types of passive sentences, none of the pair-wise comparisons were significant (F &lt; 2; p &gt; .2).</text:p>
          </table:table-cell>
          <table:table-cell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12" office:value-type="string">
            <text:p><text:span text:style-name="T7">Johannes C. Ziegler</text:span><text:span text:style-name="T8">, </text:span><text:span text:style-name="T9">Catherine Pech-Georgel</text:span><text:span text:style-name="T10">c</text:span><text:span text:style-name="T8">, </text:span><text:span text:style-name="T9">Florence George</text:span><text:span text:style-name="T10">c</text:span><text:span text:style-name="T8">, </text:span><text:span text:style-name="T9">Jessica M. Foxton</text:span><text:span text:style-name="T10">d</text:span></text:p>
          </table:table-cell>
          <table:table-cell office:value-type="string">
            <text:p>Global and local pitch perception in children with developmental dyslexia</text:p>
          </table:table-cell>
          <table:table-cell office:value-type="string">
            <text:p><text:s/>-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9" office:value-type="string">
            <text:p><text:span text:style-name="T7">Sarah Laszlo</text:span><text:span text:style-name="T10">a</text:span><text:span text:style-name="T11">, </text:span><text:span text:style-name="T9">David C. Plaut</text:span></text:p>
          </table:table-cell>
          <table:table-cell office:value-type="string">
            <text:p>A neurally plausible Parallel Distributed Processing model of Event-Related Potential word reading data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9" office:value-type="string">
            <text:p><text:span text:style-name="T7">Augusto Buchweitz</text:span><text:span text:style-name="T8"> </text:span><text:span text:style-name="T9">Svetlana V. Shinkareva</text:span><text:span text:style-name="T10">b</text:span><text:span text:style-name="T8">, </text:span><text:span text:style-name="T9">Robert A. Mason</text:span><text:span text:style-name="T10">a</text:span><text:span text:style-name="T8">, </text:span><text:span text:style-name="T9">Tom M. Mitchell</text:span><text:span text:style-name="T10">c</text:span><text:span text:style-name="T8">, </text:span><text:span text:style-name="T9">Marcel Adam Just</text:span><text:span text:style-name="T10">a</text:span></text:p>
          </table:table-cell>
          <table:table-cell table:style-name="ce26" office:value-type="string">
            <text:p>Identifying bilingual semantic neural representations across language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12" office:value-type="string">
            <text:p><text:span text:style-name="T7">Sharon Ash</text:span><text:span text:style-name="T10">,</text:span><text:span text:style-name="T9">Corey McMillan</text:span><text:span text:style-name="T10">a</text:span><text:span text:style-name="T8">, </text:span><text:span text:style-name="T9">Rachel G. Gross</text:span><text:span text:style-name="T10">a</text:span><text:span text:style-name="T8">, </text:span><text:span text:style-name="T9">Philip Cook</text:span><text:span text:style-name="T10">b</text:span><text:span text:style-name="T8">, </text:span><text:span text:style-name="T9">Delani Gunawardena</text:span><text:span text:style-name="T10">a</text:span><text:span text:style-name="T8">, </text:span><text:span text:style-name="T9">Brianna Morgan</text:span><text:span text:style-name="T10">a</text:span><text:span text:style-name="T8">, </text:span><text:span text:style-name="T9">Ashley Boller</text:span><text:span text:style-name="T10">a</text:span><text:span text:style-name="T8">, </text:span><text:span text:style-name="T9">Andrew Siderowf</text:span><text:span text:style-name="T10">a</text:span><text:span text:style-name="T8">, </text:span><text:span text:style-name="T9">Murray Grossman</text:span><text:span text:style-name="T10">a</text:span></text:p>
          </table:table-cell>
          <table:table-cell office:value-type="string">
            <text:p>Impairments of speech fluency in Lewy body spectrum disorder</text:p>
          </table:table-cell>
          <table:table-cell/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9" office:value-type="string">
            <text:p><text:span text:style-name="T7">Kate Arnold</text:span><text:span text:style-name="T8">, </text:span><text:span text:style-name="T9">Klaus Zuberbühler</text:span></text:p>
          </table:table-cell>
          <table:table-cell office:value-type="string">
            <text:p>Call combinations in monkeys: Compositional or idiomatic expressions?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office:value-type="string">
            <text:p><text:span text:style-name="T7">Nicholas A. Badcock</text:span><text:span text:style-name="T10">a</text:span><text:span text:style-name="T8">, </text:span><text:span text:style-name="T9">Dorothy V.M. Bishop</text:span><text:span text:style-name="T10">a</text:span><text:span text:style-name="T8">, </text:span><text:span text:style-name="T9">Mervyn J. Hardiman</text:span><text:span text:style-name="T10">a</text:span><text:span text:style-name="T8">, </text:span><text:span text:style-name="T9">Johanna G. Barry</text:span><text:span text:style-name="T10">a</text:span><text:span text:style-name="T11">, </text:span><text:span text:style-name="T10">b</text:span><text:span text:style-name="T8">, </text:span><text:span text:style-name="T9">Kate E. Watkins</text:span></text:p>
          </table:table-cell>
          <table:table-cell office:value-type="string">
            <text:p>Co-localisation of abnormal brain structure and function in specific language impairment</text:p>
          </table:table-cell>
          <table:table-cell table:style-name="ce29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13" office:value-type="string">
            <text:p><text:span text:style-name="T7">Yaxu Zhang</text:span><text:span text:style-name="T12">a</text:span><text:span text:style-name="T8">, </text:span><text:span text:style-name="T9">Jinlu Zhang</text:span><text:span text:style-name="T12">a</text:span><text:span text:style-name="T13">, </text:span><text:span text:style-name="T12">1</text:span><text:span text:style-name="T8">, </text:span><text:span text:style-name="T9">Baoquan Min</text:span></text:p>
          </table:table-cell>
          <table:table-cell office:value-type="string">
            <text:p>Neural dynamics of animacy processing in language comprehension: ERP evidence from the interpretation of classifier–noun combinations</text:p>
          </table:table-cell>
          <table:table-cell table:style-name="ce29" office:value-type="string">
            <text:p>+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table:style-name="ce34" office:value-type="string">
            <text:p>The ANOVA performed on the mean word frequencies did not reveal an effect of condition, F(2, 357) = 1.805, p = 0.166, 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9" office:value-type="string">
            <text:p><text:span text:style-name="T7">Christine M. Temple</text:span><text:span text:style-name="T8">, </text:span><text:span text:style-name="T9">Elizabeth E. Shephard</text:span></text:p>
          </table:table-cell>
          <table:table-cell table:style-name="ce26" office:value-type="string">
            <text:p>Exceptional lexical skills but executive language deficits in school starters and young adults with Turners syndrome: Implications for X chromosome effects on brain function</text:p>
          </table:table-cell>
          <table:table-cell table:number-columns-repeated="3" office:value-type="string">
            <text:p>+</text:p>
          </table:table-cell>
          <table:table-cell table:style-name="ce34" office:value-type="string">
            <text:p>P = 0.24]</text:p>
          </table:table-cell>
          <table:table-cell table:style-name="ce34" office:value-type="string">
            <text:p>significant difference</text:p>
          </table:table-cell>
          <table:table-cell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10" office:value-type="string">
            <text:p><text:span text:style-name="T7">Viktória Havas</text:span><text:span text:style-name="T8">, </text:span><text:span text:style-name="T9">Antoni Rodríguez-Fornells</text:span><text:span text:style-name="T8">, </text:span><text:span text:style-name="T9">Harald Clahsen</text:span></text:p>
          </table:table-cell>
          <table:table-cell office:value-type="string">
            <text:p>Brain potentials for derivational morphology: An ERP study of deadjectival nominalizations in Spanish</text:p>
          </table:table-cell>
          <table:table-cell table:number-columns-repeated="3" office:value-type="string">
            <text:p>+</text:p>
          </table:table-cell>
          <table:table-cell table:style-name="ce36" office:value-type="string">
            <text:p>P &gt; 0.18</text:p>
          </table:table-cell>
          <table:table-cell table:style-name="ce34" office:value-type="string">
            <text:p>a non-significant difference </text:p>
          </table:table-cell>
          <table:table-cell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9" office:value-type="string">
            <text:p><text:span text:style-name="T7">Suzanne E. Welcome</text:span><text:span text:style-name="T8">, </text:span><text:span text:style-name="T9">Marc F. Joanisse</text:span></text:p>
          </table:table-cell>
          <table:table-cell table:style-name="ce26" office:value-type="string">
            <text:p>Individual differences in skilled adult readers reveal dissociable patterns of neural activity associated with component processes of read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9" office:value-type="string">
            <text:p><text:span text:style-name="T7">Yong Won Cho</text:span><text:span text:style-name="T10">a</text:span><text:span text:style-name="T11">, </text:span><text:span text:style-name="T10">1</text:span><text:span text:style-name="T8">, </text:span><text:span text:style-name="T9">Hui-Jin Song</text:span><text:span text:style-name="T10">b</text:span><text:span text:style-name="T11">, </text:span><text:span text:style-name="T10">1</text:span><text:span text:style-name="T8">, </text:span><text:span text:style-name="T9">Jae Jun Lee</text:span><text:span text:style-name="T10">b</text:span><text:span text:style-name="T8">, </text:span><text:span text:style-name="T9">Joo Hwa Lee</text:span><text:span text:style-name="T10">a</text:span><text:span text:style-name="T8">, </text:span><text:span text:style-name="T9">Hui Joong Lee</text:span><text:span text:style-name="T10">c</text:span><text:span text:style-name="T8">, </text:span><text:span text:style-name="T9">Sang Doe Yi</text:span><text:span text:style-name="T10">a</text:span><text:span text:style-name="T8">, </text:span><text:span text:style-name="T9">Hyuk Won Chang</text:span><text:span text:style-name="T10">d</text:span><text:span text:style-name="T8">, </text:span><text:span text:style-name="T9">Madison M. Berl</text:span><text:span text:style-name="T10">e</text:span><text:span text:style-name="T8">, </text:span><text:span text:style-name="T9">William D. Gaillard</text:span><text:span text:style-name="T8">, </text:span><text:span text:style-name="T9">Yongmin Chang</text:span></text:p>
          </table:table-cell>
          <table:table-cell table:style-name="ce26" office:value-type="string">
            <text:p>Age-related differences in the brain areas outside the classical language areas among adults using category decision task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9" office:value-type="string">
            <text:p><text:span text:style-name="T7">C. Peyrin</text:span><text:span text:style-name="T10">a</text:span><text:span text:style-name="T8">, </text:span><text:span text:style-name="T9">M. Lallier</text:span><text:span text:style-name="T10">b</text:span><text:span text:style-name="T11">, </text:span><text:span text:style-name="T10">c</text:span><text:span text:style-name="T8">, </text:span><text:span text:style-name="T9">J.F. Démonet</text:span><text:span text:style-name="T10">d</text:span><text:span text:style-name="T8">, </text:span><text:span text:style-name="T9">C. Pernet</text:span><text:span text:style-name="T10">e</text:span><text:span text:style-name="T8">, </text:span><text:span text:style-name="T9">M. Baciu</text:span><text:span text:style-name="T10">a</text:span><text:span text:style-name="T11">, </text:span><text:span text:style-name="T10">f</text:span><text:span text:style-name="T8">, </text:span><text:span text:style-name="T9">J.F. Le Bas</text:span><text:span text:style-name="T10">g</text:span><text:span text:style-name="T8">, </text:span><text:span text:style-name="T9">S. Valdois</text:span></text:p>
          </table:table-cell>
          <table:table-cell office:value-type="string">
            <text:p>Neural dissociation of phonological and visual attention span disorders in developmental dyslexia: FMRI evidence from two case reports</text:p>
          </table:table-cell>
          <table:table-cell table:number-columns-repeated="2" office:value-type="string">
            <text:p><text:s/>+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9" office:value-type="string">
            <text:p><text:span text:style-name="T7">Helene Van Ettinger-Veenstra</text:span><text:span text:style-name="T8">, </text:span><text:span text:style-name="T9">Mattias Ragnehed</text:span><text:span text:style-name="T10">a</text:span><text:span text:style-name="T11">, </text:span><text:span text:style-name="T10">b</text:span><text:span text:style-name="T8">, </text:span><text:span text:style-name="T9">Anita McAllister</text:span><text:span text:style-name="T10">c</text:span><text:span text:style-name="T8">, </text:span><text:span text:style-name="T9">Peter Lundberg</text:span><text:span text:style-name="T10">a</text:span><text:span text:style-name="T11">, </text:span><text:span text:style-name="T10">b</text:span><text:span text:style-name="T11">, </text:span><text:span text:style-name="T10">d</text:span><text:span text:style-name="T11">, </text:span><text:span text:style-name="T10">e</text:span><text:span text:style-name="T11">, </text:span><text:span text:style-name="T10">f</text:span><text:span text:style-name="T8">, </text:span><text:span text:style-name="T9">Maria Engström</text:span></text:p>
          </table:table-cell>
          <table:table-cell office:value-type="string">
            <text:p>Right-hemispheric cortical contributions to language ability in healthy adult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14" office:value-type="string">
            <text:p><text:span text:style-name="T7">Matthias J. Sjerps, </text:span><text:span text:style-name="T9">James M. McQueen</text:span></text:p>
          </table:table-cell>
          <table:table-cell office:value-type="string">
            <text:p>Hemispheric differences in the effects of context on vowel perceptio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9" office:value-type="string">
            <text:p><text:span text:style-name="T7">Garreth Prendergast</text:span><text:span text:style-name="T12">a</text:span><text:span text:style-name="T8">, </text:span><text:span text:style-name="T9">Gary G.R. Green</text:span></text:p>
          </table:table-cell>
          <table:table-cell office:value-type="string">
            <text:p>Cross-channel amplitude sweeps are crucial to speech intelligibilit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office:value-type="string">
            <text:p><text:span text:style-name="T7">Weidong Cai</text:span><text:span text:style-name="T18">, </text:span><text:span text:style-name="T7">Caitlin L. Oldenkamp</text:span><text:span text:style-name="T18">, </text:span><text:span text:style-name="T7">Adam R. Aron</text:span></text:p>
          </table:table-cell>
          <table:table-cell office:value-type="string">
            <text:p>Stopping speech suppresses the task-irrelevant hand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office:value-type="string">
            <text:p><text:span text:style-name="T7">Simon Lacey</text:span><text:span text:style-name="T10">a</text:span><text:span text:style-name="T8">, </text:span><text:span text:style-name="T9">Randall Stilla</text:span><text:span text:style-name="T10">a</text:span><text:span text:style-name="T8">, </text:span><text:span text:style-name="T9">K. Sathian</text:span><text:span text:style-name="T10">a</text:span></text:p>
          </table:table-cell>
          <table:table-cell office:value-type="string">
            <text:p>Metaphorically feeling: Comprehending textural metaphors activates somatosensory cortex</text:p>
          </table:table-cell>
          <table:table-cell table:number-columns-repeated="2" office:value-type="string">
            <text:p>+</text:p>
          </table:table-cell>
          <table:table-cell office:value-type="string">
            <text:p><text:s/>+</text:p>
          </table:table-cell>
          <table:table-cell table:style-name="ce34" office:value-type="string">
            <text:p><text:span text:style-name="T18">The metaphorical and control sentences were matched as a group for the average number of syllables per sentence (t</text:span><text:span text:style-name="T75">106</text:span><text:span text:style-name="T8"> = −.25, p = .8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0</text:p>
          </table:table-cell>
          <table:table-cell table:style-name="ce15" office:value-type="string">
            <text:p><text:span text:style-name="T7">Raffaele Nardone, </text:span><text:span text:style-name="T9">Pierpaolo De Blasi</text:span><text:span text:style-name="T12">c</text:span><text:span text:style-name="T8">, </text:span><text:span text:style-name="T9">Giulio Zuccoli</text:span><text:span text:style-name="T12">d</text:span><text:span text:style-name="T8">, </text:span><text:span text:style-name="T9">Frediano Tezzon</text:span><text:span text:style-name="T12">b</text:span><text:span text:style-name="T8">, </text:span><text:span text:style-name="T9">Stefan Golaszewski</text:span><text:span text:style-name="T12">a</text:span><text:span text:style-name="T8">, </text:span><text:span text:style-name="T9">Eugen Trinka</text:span><text:span text:style-name="T12">a</text:span></text:p>
          </table:table-cell>
          <table:table-cell table:style-name="ce27" office:value-type="string">
            <text:p>Transient beneficial effects of excitatory theta burst stimulation in a patient with phonological agraphia after left supramarginal gyrus infarction</text:p>
          </table:table-cell>
          <table:table-cell table:number-columns-repeated="2" office:value-type="string">
            <text:p>-</text:p>
          </table:table-cell>
          <table:table-cell table:style-name="ce33" office:value-type="string">
            <text:p>-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7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0</text:p>
          </table:table-cell>
          <table:table-cell table:style-name="ce9" office:value-type="string">
            <text:p><text:span text:style-name="T7">Karl-Magnus Petersson</text:span><text:span text:style-name="T8"> </text:span><text:span text:style-name="T9">Vasiliki Folia</text:span><text:span text:style-name="T12">a</text:span><text:span text:style-name="T13">, </text:span><text:span text:style-name="T12">b</text:span><text:span text:style-name="T13">, </text:span><text:span text:style-name="T12">c</text:span><text:span text:style-name="T8">, </text:span><text:span text:style-name="T9">Peter Hagoort</text:span></text:p>
          </table:table-cell>
          <table:table-cell office:value-type="string">
            <text:p>What artificial grammar learning reveals about the neurobiology of syntax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0</text:p>
          </table:table-cell>
          <table:table-cell table:style-name="ce9" office:value-type="string">
            <text:p><text:span text:style-name="T7">Ina Bornkessel-Schlesewsky</text:span><text:span text:style-name="T8">, </text:span><text:span text:style-name="T9">Tanja Grewe</text:span><text:span text:style-name="T12">b</text:span><text:span text:style-name="T8">, </text:span><text:span text:style-name="T9">Matthias Schlesewsky</text:span></text:p>
          </table:table-cell>
          <table:table-cell office:value-type="string">
            <text:p>Prominence vs. aboutness in sequencing: A functional distinction within the left inferior frontal gyru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0</text:p>
          </table:table-cell>
          <table:table-cell office:value-type="string">
            <text:p><text:span text:style-name="T7">Clare Stroud</text:span><text:span text:style-name="T12">a</text:span><text:span text:style-name="T8">, </text:span><text:span text:style-name="T9">Colin Phillips</text:span></text:p>
          </table:table-cell>
          <table:table-cell office:value-type="string">
            <text:p>Examining the evidence for an independent semantic analyzer: An ERP study in Spanish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0</text:p>
          </table:table-cell>
          <table:table-cell table:style-name="ce9" office:value-type="string">
            <text:p><text:span text:style-name="T7">Barbara Leone-Fernandez</text:span><text:span text:style-name="T8">, </text:span><text:span text:style-name="T9">Nicola Molinaro</text:span><text:span text:style-name="T12">b</text:span><text:span text:style-name="T8">, </text:span><text:span text:style-name="T9">Manuel Carreiras</text:span><text:span text:style-name="T12">b</text:span><text:span text:style-name="T13">, </text:span><text:span text:style-name="T12">c</text:span><text:span text:style-name="T13">, </text:span><text:span text:style-name="T12">d</text:span><text:span text:style-name="T8">, </text:span><text:span text:style-name="T9">Horacio A. Barber</text:span><text:span text:style-name="T12">a</text:span></text:p>
          </table:table-cell>
          <table:table-cell office:value-type="string">
            <text:p>Objects, events and “to be” verbs in Spanish – An ERP study of the syntax–semantics interface</text:p>
          </table:table-cell>
          <table:table-cell table:number-columns-repeated="3" office:value-type="string">
            <text:p>+</text:p>
          </table:table-cell>
          <table:table-cell table:style-name="ce34" office:value-type="string">
            <text:p>We also ran a T-test for the Log_10 of Lexical Frequency and for Familiarity which both turned out to be not significant (t (79) = −1.42, p = 0.15); (t (79) = −0.379, p = 0.706).</text:p>
          </table:table-cell>
          <table:table-cell office:value-type="string">
            <text:p>´´</text:p>
          </table:table-cell>
          <table:table-cell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0</text:p>
          </table:table-cell>
          <table:table-cell table:style-name="ce9" office:value-type="string">
            <text:p><text:span text:style-name="T7">Karsten Steinhauer</text:span><text:span text:style-name="T8">, </text:span><text:span text:style-name="T9">John E. Drury</text:span></text:p>
          </table:table-cell>
          <table:table-cell office:value-type="string">
            <text:p>On the early left-anterior negativity (ELAN) in syntax studie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0</text:p>
          </table:table-cell>
          <table:table-cell table:style-name="ce9" office:value-type="string">
            <text:p><text:span text:style-name="T7">Jonathan Brennan</text:span><text:span text:style-name="T8">, </text:span><text:span text:style-name="T9">Yuval Nir</text:span><text:span text:style-name="T12">b</text:span><text:span text:style-name="T8">, </text:span><text:span text:style-name="T9">Uri Hasson</text:span><text:span text:style-name="T12">c</text:span><text:span text:style-name="T13">, </text:span><text:span text:style-name="T12">d</text:span><text:span text:style-name="T8">, </text:span><text:span text:style-name="T9">Rafael Malach</text:span><text:span text:style-name="T12">e</text:span><text:span text:style-name="T8">, </text:span><text:span text:style-name="T9">David J. Heeger</text:span><text:span text:style-name="T12">f</text:span><text:span text:style-name="T13">, </text:span><text:span text:style-name="T12">g</text:span><text:span text:style-name="T8">, </text:span><text:span text:style-name="T9">Liina Pylkkänen</text:span><text:span text:style-name="T12">a</text:span><text:span text:style-name="T13">, </text:span><text:span text:style-name="T12">f</text:span></text:p>
          </table:table-cell>
          <table:table-cell office:value-type="string">
            <text:p>Syntactic structure building in the anterior temporal lobe during natural story listen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0</text:p>
          </table:table-cell>
          <table:table-cell table:style-name="ce9" office:value-type="string">
            <text:p><text:span text:style-name="T7">David Caplan</text:span><text:span text:style-name="T8">, </text:span><text:span text:style-name="T9">David Gow</text:span></text:p>
          </table:table-cell>
          <table:table-cell office:value-type="string">
            <text:p>Effects of tasks on BOLD signal responses to sentence contrasts: Review and commentar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0</text:p>
          </table:table-cell>
          <table:table-cell table:style-name="ce9" office:value-type="string">
            <text:p><text:span text:style-name="T7">Evelina Fedorenko</text:span><text:span text:style-name="T8">, </text:span><text:span text:style-name="T9">Alfonso Nieto-Castañón</text:span><text:span text:style-name="T8">, </text:span><text:span text:style-name="T9">Nancy Kanwisher</text:span></text:p>
          </table:table-cell>
          <table:table-cell office:value-type="string">
            <text:p>Syntactic processing in the human brain: What we know, what we don’t know, and a suggestion for how to proceed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7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0</text:p>
          </table:table-cell>
          <table:table-cell table:style-name="ce9" office:value-type="string">
            <text:p><text:span text:style-name="T7">Robin J. Schafer</text:span><text:span text:style-name="T12">, </text:span><text:span text:style-name="T9">Kathleen A. Page</text:span><text:span text:style-name="T12">c</text:span><text:span text:style-name="T8">, </text:span><text:span text:style-name="T9">Jagriti Arora</text:span><text:span text:style-name="T12">b</text:span><text:span text:style-name="T8">, </text:span><text:span text:style-name="T9">Robert Sherwin</text:span><text:span text:style-name="T12">d</text:span><text:span text:style-name="T8">, </text:span><text:span text:style-name="T9">R. Todd Constable</text:span></text:p>
          </table:table-cell>
          <table:table-cell office:value-type="string">
            <text:p>BOLD response to semantic and syntactic processing during hypoglycemia is load-dependent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style-name="ce34" office:value-type="string">
            <text:p>Predicted effects for both reversibility and embedded clause structure were found to be highly significant, and a significant interaction between clause structure and reversibility was obtained on task accuracy (p &lt; 0.01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0</text:p>
          </table:table-cell>
          <table:table-cell table:style-name="ce9" office:value-type="string">
            <text:p><text:span text:style-name="T7">Sebastian Peter Korinth</text:span><text:span text:style-name="T8">, </text:span><text:span text:style-name="T9">Werner Sommer</text:span><text:span text:style-name="T12">b</text:span><text:span text:style-name="T8">, </text:span><text:span text:style-name="T9">Zvia Breznitz</text:span></text:p>
          </table:table-cell>
          <table:table-cell office:value-type="string">
            <text:p>Does silent reading speed in normal adult readers depend on early visual processes? Evidence from event-related brain potentials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0</text:p>
          </table:table-cell>
          <table:table-cell table:style-name="ce9" office:value-type="string">
            <text:p><text:span text:style-name="T7">R.T. Pivik</text:span><text:span text:style-name="T8">, </text:span><text:span text:style-name="T9">Aline Andres</text:span><text:span text:style-name="T12">a</text:span><text:span text:style-name="T13">, </text:span><text:span text:style-name="T12">b</text:span><text:span text:style-name="T8">, </text:span><text:span text:style-name="T9">Thomas M. Badger</text:span></text:p>
          </table:table-cell>
          <table:table-cell office:value-type="string">
            <text:p>Effects of diet on early stage cortical perception and discrimination of syllables differing in voice-onset time: A longitudinal ERP study in 3 and 6 month old infants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style-name="ce34" office:value-type="string">
            <text:p>slightly longer (2–3 day) mean gestation in BF than FF infants (both p &lt; .02)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0</text:p>
          </table:table-cell>
          <table:table-cell table:style-name="ce9" office:value-type="string">
            <text:p><text:span text:style-name="T7">Cherie L. Marvel</text:span><text:span text:style-name="T13"> </text:span><text:span text:style-name="T8">, </text:span><text:span text:style-name="T9">John E. Desmond</text:span></text:p>
          </table:table-cell>
          <table:table-cell office:value-type="string">
            <text:p>From storage to manipulation: How the neural correlates of verbal working memory reflect varying demands on inner speech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0</text:p>
          </table:table-cell>
          <table:table-cell table:style-name="ce9" office:value-type="string">
            <text:p><text:span text:style-name="T7">Murray Grossman</text:span><text:span text:style-name="T8">, </text:span><text:span text:style-name="T9">Rachel G. Gross</text:span><text:span text:style-name="T12">a</text:span><text:span text:style-name="T8">, </text:span><text:span text:style-name="T9">Peachie Moore</text:span><text:span text:style-name="T12">a</text:span><text:span text:style-name="T8">, </text:span><text:span text:style-name="T9">Michael Dreyfuss</text:span><text:span text:style-name="T12">a</text:span><text:span text:style-name="T8">, </text:span><text:span text:style-name="T9">Corey T. McMillan</text:span><text:span text:style-name="T12">a</text:span><text:span text:style-name="T8">, </text:span><text:span text:style-name="T9">Philip A. Cook</text:span><text:span text:style-name="T12">b</text:span><text:span text:style-name="T8">, </text:span><text:span text:style-name="T9">Sherry Ash</text:span><text:span text:style-name="T12">a</text:span><text:span text:style-name="T8">, </text:span><text:span text:style-name="T9">Andrew Siderowf</text:span></text:p>
          </table:table-cell>
          <table:table-cell office:value-type="string">
            <text:p>Difficulty processing temporary syntactic ambiguities in Lewy body spectrum disorder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0</text:p>
          </table:table-cell>
          <table:table-cell table:style-name="ce10" office:value-type="string">
            <text:p><text:span text:style-name="T7">Clara D. Martin</text:span><text:span text:style-name="T8">, </text:span><text:span text:style-name="T9">Albert Costa</text:span><text:span text:style-name="T12">a</text:span><text:span text:style-name="T13">, </text:span><text:span text:style-name="T12">b</text:span><text:span text:style-name="T8">, </text:span><text:span text:style-name="T9">Benjamin Dering</text:span><text:span text:style-name="T12">c</text:span><text:span text:style-name="T8">, </text:span><text:span text:style-name="T9">Noriko Hoshino</text:span><text:span text:style-name="T12">d</text:span><text:span text:style-name="T8">, </text:span><text:span text:style-name="T9">Yan Jing Wu</text:span><text:span text:style-name="T12">c</text:span><text:span text:style-name="T8">, </text:span><text:span text:style-name="T9">Guillaume Thierry</text:span><text:span text:style-name="T12">c</text:span><text:span text:style-name="T13">, </text:span><text:span text:style-name="T12">d</text:span></text:p>
          </table:table-cell>
          <table:table-cell office:value-type="string">
            <text:p>Effects of speed of word processing on semantic access: The case of bilingualism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style-name="ce34" office:value-type="string">
            <text:p>Semantically related pairs were significantly more related than semantically unrelated pairs (p &lt; .0001).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0</text:p>
          </table:table-cell>
          <table:table-cell table:style-name="ce9" office:value-type="string">
            <text:p><text:span text:style-name="T7">Graciela Tesan</text:span><text:span text:style-name="T8">, </text:span><text:span text:style-name="T9">Blake W. Johnson</text:span><text:span text:style-name="T8">, </text:span><text:span text:style-name="T9">Stephen Crain</text:span></text:p>
          </table:table-cell>
          <table:table-cell office:value-type="string">
            <text:p>How the brain responds to any: An MEG stud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0</text:p>
          </table:table-cell>
          <table:table-cell table:style-name="ce9" office:value-type="string">
            <text:p><text:span text:style-name="T7">Ian S. Hargreaves, </text:span><text:span text:style-name="T9">Michelle White</text:span><text:span text:style-name="T12">a</text:span><text:span text:style-name="T8">, </text:span><text:span text:style-name="T9">Penny M. Pexman</text:span><text:span text:style-name="T12">a</text:span><text:span text:style-name="T13">, </text:span><text:span text:style-name="T12">e</text:span><text:span text:style-name="T8">, </text:span><text:span text:style-name="T9">Dan Pittman</text:span><text:span text:style-name="T12">d</text:span><text:span text:style-name="T8">, </text:span><text:span text:style-name="T9">Brad G. Goodyea</text:span></text:p>
          </table:table-cell>
          <table:table-cell office:value-type="string">
            <text:p>The question shapes the answer: The neural correlates of task differences reveal dynamic semantic processing</text:p>
          </table:table-cell>
          <table:table-cell table:number-columns-repeated="3" office:value-type="string">
            <text:p>+</text:p>
          </table:table-cell>
          <table:table-cell table:style-name="ce37" office:value-type="string">
            <text:p><text:span text:style-name="T70">p Value 0.92</text:span></text:p>
            <text:p/>
          </table:table-cell>
          <table:table-cell table:style-name="ce42"/>
          <table:table-cell table:style-name="ce34" office:value-type="string">
            <text:p>Lists were matched for word length, print frequency </text:p>
          </table:table-cell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7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1</text:p>
          </table:table-cell>
          <table:table-cell table:style-name="ce9" office:value-type="string">
            <text:p><text:span text:style-name="T7">Ayano Moriai-Izawa</text:span><text:span text:style-name="T10">a</text:span><text:span text:style-name="T11">, </text:span><text:span text:style-name="T10">1</text:span><text:span text:style-name="T8">, </text:span><text:span text:style-name="T9">Haruka Dan</text:span><text:span text:style-name="T10">b</text:span><text:span text:style-name="T11">, </text:span><text:span text:style-name="T10">1</text:span><text:span text:style-name="T8">, </text:span><text:span text:style-name="T9">Ippeita Dan</text:span><text:span text:style-name="T8"> </text:span><text:span text:style-name="T9">Toshifumi Sano</text:span><text:span text:style-name="T10">a</text:span><text:span text:style-name="T8">, </text:span><text:span text:style-name="T9">Keiji Oguro</text:span><text:span text:style-name="T10">b</text:span><text:span text:style-name="T8">, </text:span><text:span text:style-name="T9">Hidenori Yokota</text:span><text:span text:style-name="T10">b</text:span><text:span text:style-name="T8">, </text:span><text:span text:style-name="T9">Daisuke Tsuzuki</text:span><text:span text:style-name="T10">a</text:span><text:span text:style-name="T8">, </text:span><text:span text:style-name="T9">Eiju Watanabe</text:span><text:span text:style-name="T10">b</text:span></text:p>
          </table:table-cell>
          <table:table-cell office:value-type="string">
            <text:p>Multichannel fNIRS assessment of overt and covert confrontation nam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Volume 121</text:p>
          </table:table-cell>
          <table:table-cell table:style-name="ce16" office:value-type="string">
            <text:p><text:span text:style-name="T7">Adrián García-Sierra</text:span><text:span text:style-name="T10">a</text:span><text:span text:style-name="T11">, </text:span><text:span text:style-name="T19">&lt;img alt="Corresponding author contact information" src="http://origin-cdn.els-cdn.com/sd/entities/REcor.gif"&gt;</text:span><text:span text:style-name="T11">, </text:span><text:span text:style-name="T11"><text:a xlink:href="mailto:gasa@u.washington.edu">&lt;img src="http://origin-cdn.els-cdn.com/sd/entities/REemail.gif" alt="E-mail the corresponding author"&gt;</text:a></text:span><text:span text:style-name="T8">, </text:span><text:span text:style-name="T9">Nairán Ramírez-Esparza</text:span><text:span text:style-name="T10">a</text:span><text:span text:style-name="T8">, </text:span><text:span text:style-name="T9">Juan Silva-Pereyra</text:span><text:span text:style-name="T10">b</text:span><text:span text:style-name="T8">, </text:span><text:span text:style-name="T9">Jennifer Siard</text:span><text:span text:style-name="T10">c</text:span><text:span text:style-name="T8">, </text:span><text:span text:style-name="T9">Craig A. Champlin</text:span><text:span text:style-name="T10">c</text:span></text:p>
          </table:table-cell>
          <table:table-cell office:value-type="string">
            <text:p>Assessing the double phonemic representation in bilingual speakers of Spanish and English: An electrophysiological stud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121</text:p>
          </table:table-cell>
          <table:table-cell table:style-name="ce16" office:value-type="string">
            <text:p><text:span text:style-name="T7">Joanne L. Powell</text:span><text:span text:style-name="T8">, </text:span><text:span text:style-name="T9">Graham J. Kemp</text:span><text:span text:style-name="T12">a</text:span><text:span text:style-name="T13">, </text:span><text:span text:style-name="T12">c</text:span><text:span text:style-name="T8">, </text:span><text:span text:style-name="T9">Neil Roberts</text:span><text:span text:style-name="T12">d</text:span><text:span text:style-name="T8">, </text:span><text:span text:style-name="T9">Marta García-Finaña</text:span><text:span text:style-name="T12">b</text:span></text:p>
          </table:table-cell>
          <table:table-cell office:value-type="string">
            <text:p>Sulcal morphology and volume of Broca’s area linked to handedness and sex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table:style-name="ce4" office:value-type="string">
            <text:p>3, Volume 121</text:p>
          </table:table-cell>
          <table:table-cell table:style-name="ce10" office:value-type="string">
            <text:p><text:span text:style-name="T7">Zanna Szlachta</text:span><text:span text:style-name="T12">a</text:span><text:span text:style-name="T8">, </text:span><text:span text:style-name="T9">Mirjana Bozic</text:span><text:span text:style-name="T12">a</text:span><text:span text:style-name="T13">, </text:span><text:span text:style-name="T12">b</text:span><text:span text:style-name="T8">, </text:span><text:span text:style-name="T9">Aleksandra Jelowicka</text:span><text:span text:style-name="T12">a</text:span><text:span text:style-name="T8">, </text:span><text:span text:style-name="T9">William D. Marslen-Wilson</text:span><text:span text:style-name="T12">a</text:span></text:p>
          </table:table-cell>
          <table:table-cell office:value-type="string">
            <text:p>Neurocognitive dimensions of lexical complexity in Polish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style-name="ce34" office:value-type="string">
            <text:p><text:span text:style-name="T18">Inflected nouns were masculine nouns in the genitive (25 items), locative (17) or instrumental (18) case (equally distributed across cases: χ</text:span><text:span text:style-name="T11">2</text:span><text:span text:style-name="T8">(2) = 1.9, p = 0.39),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1</text:p>
          </table:table-cell>
          <table:table-cell table:style-name="ce16" office:value-type="string">
            <text:p><text:span text:style-name="T7">Katherine A. DeLong</text:span><text:span text:style-name="T8">, </text:span><text:span text:style-name="T9">David M. Groppe</text:span><text:span text:style-name="T12">a</text:span><text:span text:style-name="T8">, </text:span><text:span text:style-name="T9">Thomas P. Urbach</text:span><text:span text:style-name="T12">a</text:span><text:span text:style-name="T8">, </text:span><text:span text:style-name="T9">Marta Kutas</text:span></text:p>
          </table:table-cell>
          <table:table-cell office:value-type="string">
            <text:p>Thinking ahead or not? Natural aging and anticipation during read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1</text:p>
          </table:table-cell>
          <table:table-cell table:style-name="ce16" office:value-type="string">
            <text:p><text:span text:style-name="T7">Kristiina Kompus</text:span><text:span text:style-name="T12">a</text:span><text:span text:style-name="T8">, </text:span><text:span text:style-name="T9">Karsten Specht</text:span><text:span text:style-name="T12">a</text:span><text:span text:style-name="T13">, </text:span><text:span text:style-name="T12">b</text:span><text:span text:style-name="T8">, </text:span><text:span text:style-name="T9">Lars Ersland</text:span><text:span text:style-name="T12">b</text:span><text:span text:style-name="T13">, </text:span><text:span text:style-name="T12">c</text:span><text:span text:style-name="T8">, </text:span><text:span text:style-name="T9">Hilde T. Juvodden</text:span><text:span text:style-name="T12">a</text:span><text:span text:style-name="T8">, </text:span><text:span text:style-name="T9">Heidi van Wageningen</text:span><text:span text:style-name="T12">a</text:span><text:span text:style-name="T8">, </text:span><text:span text:style-name="T9">Kenneth Hugdahl</text:span><text:span text:style-name="T12">a</text:span><text:span text:style-name="T13">, </text:span><text:span text:style-name="T12">d</text:span><text:span text:style-name="T8">, </text:span><text:span text:style-name="T9">René Westerhausen</text:span></text:p>
          </table:table-cell>
          <table:table-cell office:value-type="string">
            <text:p>A forced-attention dichotic listening fMRI study on 113 subject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1</text:p>
          </table:table-cell>
          <table:table-cell table:style-name="ce9" office:value-type="string">
            <text:p><text:span text:style-name="T7">Dezso Nemeth</text:span><text:span text:style-name="T10">a, </text:span><text:span text:style-name="T9">Cristina D. Dye</text:span><text:span text:style-name="T10">b</text:span><text:span text:style-name="T11">, </text:span><text:span text:style-name="T10">e</text:span><text:span text:style-name="T8">, </text:span><text:span text:style-name="T9">Tamás Sefcsik</text:span><text:span text:style-name="T10">a</text:span><text:span text:style-name="T8">, </text:span><text:span text:style-name="T9">Karolina Janacsek</text:span><text:span text:style-name="T10">a</text:span><text:span text:style-name="T8">, </text:span><text:span text:style-name="T9">Zsolt Turi</text:span><text:span text:style-name="T10">a</text:span><text:span text:style-name="T8">, </text:span><text:span text:style-name="T9">Zsuzsa Londe</text:span><text:span text:style-name="T10">c</text:span><text:span text:style-name="T8">, </text:span><text:span text:style-name="T9">Péter Klivenyi</text:span><text:span text:style-name="T10">d</text:span><text:span text:style-name="T8">, </text:span><text:span text:style-name="T9">Zsigmond Tamás Kincses</text:span><text:span text:style-name="T10">d</text:span><text:span text:style-name="T11">, </text:span><text:span text:style-name="T10">f</text:span><text:span text:style-name="T8">, </text:span><text:span text:style-name="T9">Nikoletta Szabó</text:span><text:span text:style-name="T10">d</text:span><text:span text:style-name="T11">, </text:span><text:span text:style-name="T10">f</text:span><text:span text:style-name="T8">, </text:span><text:span text:style-name="T9">László Vecsei</text:span><text:span text:style-name="T10">d</text:span><text:span text:style-name="T11">, </text:span><text:span text:style-name="T10">g</text:span><text:span text:style-name="T8">, </text:span><text:span text:style-name="T9">Michael T. Ullman</text:span><text:span text:style-name="T10">e</text:span></text:p>
          </table:table-cell>
          <table:table-cell office:value-type="string">
            <text:p>Language deficits in pre-symptomatic Huntington’s disease: Evidence from Hungarian</text:p>
          </table:table-cell>
          <table:table-cell office:value-type="string">
            <text:p>+</text:p>
          </table:table-cell>
          <table:table-cell table:number-columns-repeated="2" office:value-type="string">
            <text:p><text:s/>+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1</text:p>
          </table:table-cell>
          <table:table-cell table:style-name="ce16" office:value-type="string">
            <text:p><text:span text:style-name="T7">Midori Shibat</text:span><text:span text:style-name="T8">, </text:span><text:span text:style-name="T9">Akira Toyomura</text:span><text:span text:style-name="T8">, </text:span><text:span text:style-name="T9">Hiroki Motoyama</text:span><text:span text:style-name="T8">, </text:span><text:span text:style-name="T9">Hiroaki Itoh</text:span><text:span text:style-name="T8">, </text:span><text:span text:style-name="T9">Yasuhiro Kawabata</text:span><text:span text:style-name="T8">, </text:span><text:span text:style-name="T9">Jun-ichi Abe</text:span></text:p>
          </table:table-cell>
          <table:table-cell office:value-type="string">
            <text:p>Does simile comprehension differ from metaphor comprehension? A functional MRI study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1</text:p>
          </table:table-cell>
          <table:table-cell table:style-name="ce16" office:value-type="string">
            <text:p><text:span text:style-name="T7">Maija S. Peltola</text:span><text:span text:style-name="T12">a</text:span><text:span text:style-name="T13">, </text:span><text:span text:style-name="T12">b</text:span><text:span text:style-name="T13">, </text:span><text:span text:style-name="T12">c</text:span><text:span text:style-name="T13">, </text:span><text:span text:style-name="T19">&lt;img alt="Corresponding author contact information" src="http://origin-cdn.els-cdn.com/sd/entities/REcor.gif"&gt;</text:span><text:span text:style-name="T13">, </text:span><text:span text:style-name="T13"><text:a xlink:href="mailto:maija.peltola@utu.fi">&lt;img src="http://origin-cdn.els-cdn.com/sd/entities/REemail.gif" alt="E-mail the corresponding author"&gt;</text:a></text:span><text:span text:style-name="T8">, </text:span><text:span text:style-name="T9">Henna Tamminen</text:span><text:span text:style-name="T12">a</text:span><text:span text:style-name="T13">, </text:span><text:span text:style-name="T12">b</text:span><text:span text:style-name="T13">, </text:span><text:span text:style-name="T12">c</text:span><text:span text:style-name="T8">, </text:span><text:span text:style-name="T9">Heidi Toivonen</text:span><text:span text:style-name="T12">a</text:span><text:span text:style-name="T13">, </text:span><text:span text:style-name="T12">b</text:span><text:span text:style-name="T8">, </text:span><text:span text:style-name="T9">Teija Kujala</text:span><text:span text:style-name="T12">d</text:span><text:span text:style-name="T13">, </text:span><text:span text:style-name="T12">e</text:span><text:span text:style-name="T8">, </text:span><text:span text:style-name="T9">Risto Näätänen</text:span></text:p>
          </table:table-cell>
          <table:table-cell office:value-type="string">
            <text:p>Different kinds of bilinguals – Different kinds of brains: The neural organisation of two languages in one brai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1</text:p>
          </table:table-cell>
          <table:table-cell table:style-name="ce16" office:value-type="string">
            <text:p><text:span text:style-name="T7">Mikael Roll, </text:span><text:span text:style-name="T9">Magnus Lindgren</text:span><text:span text:style-name="T12">b</text:span><text:span text:style-name="T8">, </text:span><text:span text:style-name="T9">Kai Alter</text:span><text:span text:style-name="T12">c</text:span><text:span text:style-name="T8">, </text:span><text:span text:style-name="T9">Merle Horne</text:span><text:span text:style-name="T12">a</text:span></text:p>
          </table:table-cell>
          <table:table-cell office:value-type="string">
            <text:p>Time-driven effects on parsing during reading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1</text:p>
          </table:table-cell>
          <table:table-cell table:style-name="ce15" office:value-type="string">
            <text:p>David W. Gow Jr.</text:p>
          </table:table-cell>
          <table:table-cell office:value-type="string">
            <text:p>The cortical organization of lexical knowledge: A dual lexicon model of spoken language process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6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121</text:p>
          </table:table-cell>
          <table:table-cell office:value-type="string">
            <text:p><text:span text:style-name="T7">Valentina Quaresima</text:span><text:span text:style-name="T8">, </text:span><text:span text:style-name="T9">Silvia Bisconti</text:span><text:span text:style-name="T8">, </text:span><text:span text:style-name="T9">Marco Ferrari</text:span></text:p>
          </table:table-cell>
          <table:table-cell table:style-name="ce26" office:value-type="string">
            <text:p>A brief review on the use of functional near-infrared spectroscopy (fNIRS) for language imaging studies in human newborns and adult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1</text:p>
          </table:table-cell>
          <table:table-cell table:style-name="ce9" office:value-type="string">
            <text:p><text:span text:style-name="T7">Katherine A. DeLong</text:span><text:span text:style-name="T8">, </text:span><text:span text:style-name="T9">David M. Groppe</text:span><text:span text:style-name="T10">a</text:span><text:span text:style-name="T8">, </text:span><text:span text:style-name="T9">Thomas P. Urbach</text:span><text:span text:style-name="T10">a</text:span><text:span text:style-name="T8">, </text:span><text:span text:style-name="T9">Marta Kutas</text:span></text:p>
          </table:table-cell>
          <table:table-cell office:value-type="string">
            <text:p>Thinking ahead or not? Natural aging and anticipation during read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1</text:p>
          </table:table-cell>
          <table:table-cell office:value-type="string">
            <text:p><text:span text:style-name="T7">A.C. Dieler</text:span><text:span text:style-name="T10">a</text:span><text:span text:style-name="T11">, </text:span><text:span text:style-name="T10">c</text:span><text:span text:style-name="T11">, </text:span><text:span text:style-name="T10">1</text:span><text:span text:style-name="T8">, </text:span><text:span text:style-name="T9">S.V. Tupak</text:span><text:span text:style-name="T10">a</text:span><text:span text:style-name="T11">, </text:span><text:span text:style-name="T10">1</text:span><text:span text:style-name="T8">, </text:span><text:span text:style-name="T9">A.J. Fallgatter</text:span></text:p>
          </table:table-cell>
          <table:table-cell office:value-type="string">
            <text:p>Functional near-infrared spectroscopy for the assessment of speech related task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1</text:p>
          </table:table-cell>
          <table:table-cell table:style-name="ce9" office:value-type="string">
            <text:p><text:span text:style-name="T7">F. Wallois</text:span><text:span text:style-name="T10">a</text:span><text:span text:style-name="T8">, </text:span><text:span text:style-name="T9">M. Mahmoudzadeh</text:span><text:span text:style-name="T10">a</text:span><text:span text:style-name="T11">, </text:span><text:span text:style-name="T10">b</text:span><text:span text:style-name="T8">, </text:span><text:span text:style-name="T9">A. Patil</text:span><text:span text:style-name="T10">b</text:span><text:span text:style-name="T8">, </text:span><text:span text:style-name="T9">R. Grebe</text:span></text:p>
          </table:table-cell>
          <table:table-cell office:value-type="string">
            <text:p>Usefulness of simultaneous EEG–NIRS recording in language studie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1</text:p>
          </table:table-cell>
          <table:table-cell office:value-type="string">
            <text:p><text:span text:style-name="T7">Anne Gallagher</text:span><text:span text:style-name="T10">a</text:span><text:span text:style-name="T8">, </text:span><text:span text:style-name="T9">Renée Béland</text:span><text:span text:style-name="T10">b</text:span><text:span text:style-name="T11">, </text:span><text:span text:style-name="T10">c</text:span><text:span text:style-name="T8">, </text:span><text:span text:style-name="T9">Maryse Lassonde</text:span></text:p>
          </table:table-cell>
          <table:table-cell office:value-type="string">
            <text:p>The contribution of functional near-infrared spectroscopy (fNIRS) to the presurgical assessment of language function in childre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1</text:p>
          </table:table-cell>
          <table:table-cell table:style-name="ce9" office:value-type="string">
            <text:p><text:span text:style-name="T7">L.A. Petitto</text:span><text:span text:style-name="T10">, </text:span><text:span text:style-name="T9">Berens</text:span><text:span text:style-name="T10">a</text:span><text:span text:style-name="T11">, </text:span><text:span text:style-name="T10">b</text:span><text:span text:style-name="T8">, </text:span><text:span text:style-name="T9">I. Kovelman</text:span><text:span text:style-name="T10">c</text:span><text:span text:style-name="T8">, </text:span><text:span text:style-name="T9">M.H. Dubins</text:span><text:span text:style-name="T10">a</text:span><text:span text:style-name="T8">, </text:span><text:span text:style-name="T9">K. Jasinska</text:span><text:span text:style-name="T10">a</text:span><text:span text:style-name="T8">, </text:span><text:span text:style-name="T9">M. Shalinsky</text:span></text:p>
          </table:table-cell>
          <table:table-cell office:value-type="string">
            <text:p>The “Perceptual Wedge Hypothesis” as the basis for bilingual babies’ phonetic processing advantage: New insights from fNIRS brain imag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1</text:p>
          </table:table-cell>
          <table:table-cell table:style-name="ce9" office:value-type="string">
            <text:p><text:span text:style-name="T7">Lilian Cristine Scherer</text:span><text:span text:style-name="T8">, </text:span><text:span text:style-name="T9">Rochele Paz Fonseca</text:span><text:span text:style-name="T10">a</text:span><text:span text:style-name="T11">, </text:span><text:span text:style-name="T10">b</text:span><text:span text:style-name="T11">, </text:span><text:span text:style-name="T10">c</text:span><text:span text:style-name="T8">, </text:span><text:span text:style-name="T9">Mahnoush Amiri</text:span><text:span text:style-name="T10">a</text:span><text:span text:style-name="T11">, </text:span><text:span text:style-name="T10">b</text:span><text:span text:style-name="T8">, </text:span><text:span text:style-name="T9">Daniel Adrover-Roig</text:span><text:span text:style-name="T10">a</text:span><text:span text:style-name="T11">, </text:span><text:span text:style-name="T10">b</text:span><text:span text:style-name="T11">, </text:span><text:span text:style-name="T10">d</text:span><text:span text:style-name="T8">, </text:span><text:span text:style-name="T9">Karine Marcotte</text:span><text:span text:style-name="T10">a</text:span><text:span text:style-name="T11">, </text:span><text:span text:style-name="T10">b</text:span><text:span text:style-name="T8">, </text:span><text:span text:style-name="T9">Francine Giroux</text:span><text:span text:style-name="T10">b</text:span><text:span text:style-name="T8">, </text:span><text:span text:style-name="T9">Noureddine Senhadji</text:span><text:span text:style-name="T10">b</text:span><text:span text:style-name="T8">, </text:span><text:span text:style-name="T9">Habib Benali</text:span><text:span text:style-name="T10">e</text:span><text:span text:style-name="T8">, </text:span><text:span text:style-name="T9">Frédéric Lesage</text:span><text:span text:style-name="T10">b</text:span><text:span text:style-name="T11">, </text:span><text:span text:style-name="T10">f</text:span><text:span text:style-name="T8">, </text:span><text:span text:style-name="T9">Ana Inés Ansaldo</text:span><text:span text:style-name="T10">a</text:span><text:span text:style-name="T11">, </text:span><text:span text:style-name="T10">b</text:span></text:p>
          </table:table-cell>
          <table:table-cell office:value-type="string">
            <text:p>Syntactic processing in bilinguals: An fNIRS stud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string">
            <text:p>es fehlen 2</text:p>
          </table:table-cell>
          <table:table-cell table:style-name="ce9"/>
          <table:table-cell table:number-columns-repeated="7"/>
        </table:table-row>
        <table:table-row table:style-name="ro2">
          <table:table-cell table:number-columns-repeated="4"/>
          <table:table-cell table:style-name="ce9"/>
          <table:table-cell table:number-columns-repeated="7"/>
        </table:table-row>
        <table:table-row table:style-name="ro2">
          <table:table-cell table:number-columns-repeated="4"/>
          <table:table-cell table:style-name="ce15"/>
          <table:table-cell table:style-name="ce27"/>
          <table:table-cell table:number-columns-repeated="6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1</text:p>
          </table:table-cell>
          <table:table-cell table:style-name="ce16" office:value-type="string">
            <text:p><text:span text:style-name="T7">Claudia Steinbrink</text:span><text:span text:style-name="T9">Thomas Lachmann</text:span><text:span text:style-name="T10">a</text:span><text:span text:style-name="T8">, </text:span><text:span text:style-name="T9">Axel Riecker</text:span></text:p>
          </table:table-cell>
          <table:table-cell office:value-type="string">
            <text:p>Multichannel fNIRS assessment of overt and covert confrontation naming</text:p>
          </table:table-cell>
          <table:table-cell office:value-type="string">
            <text:p>-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1</text:p>
          </table:table-cell>
          <table:table-cell table:style-name="ce12" office:value-type="string">
            <text:p><text:span text:style-name="T7">Michael Grosvald</text:span><text:span text:style-name="T8">, </text:span><text:span text:style-name="T9">Eva Gutierrez</text:span><text:span text:style-name="T10">b</text:span><text:span text:style-name="T8">, </text:span><text:span text:style-name="T9">Sarah Hafer</text:span><text:span text:style-name="T10">b</text:span><text:span text:style-name="T8">, </text:span><text:span text:style-name="T9">David Corina</text:span><text:span text:style-name="T10">b</text:span><text:span text:style-name="T11">, </text:span><text:span text:style-name="T10">c</text:span></text:p>
          </table:table-cell>
          <table:table-cell office:value-type="string">
            <text:p>Dissociating linguistic and non-linguistic gesture processing: Electrophysiological evidence from American Sign Language</text:p>
          </table:table-cell>
          <table:table-cell table:number-columns-repeated="2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35"/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1</text:p>
          </table:table-cell>
          <table:table-cell office:value-type="string">
            <text:p><text:span text:style-name="T7">Zhaocong Chen</text:span><text:span text:style-name="T10">a</text:span><text:span text:style-name="T11">, </text:span><text:span text:style-name="T10">1</text:span><text:span text:style-name="T8">, </text:span><text:span text:style-name="T9">Peng Liu</text:span><text:span text:style-name="T10">a</text:span><text:span text:style-name="T11">, </text:span><text:span text:style-name="T10">1</text:span><text:span text:style-name="T8">, </text:span><text:span text:style-name="T9">Emily Q. Wang</text:span><text:span text:style-name="T10">b</text:span><text:span text:style-name="T8">, </text:span><text:span text:style-name="T9">Charles R. Larson</text:span><text:span text:style-name="T10">c</text:span><text:span text:style-name="T8">, </text:span><text:span text:style-name="T9">Dongfeng Huang</text:span><text:span text:style-name="T10">a</text:span><text:span text:style-name="T8">, </text:span><text:span text:style-name="T9">Hanjun Liu</text:span></text:p>
          </table:table-cell>
          <table:table-cell office:value-type="string">
            <text:p>ERP correlates of language-specific processing of auditory pitch feedback during self-vocalization</text:p>
          </table:table-cell>
          <table:table-cell office:value-type="string">
            <text:p><text:s/>-</text:p>
          </table:table-cell>
          <table:table-cell office:value-type="string">
            <text:p>- 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1</text:p>
          </table:table-cell>
          <table:table-cell office:value-type="string">
            <text:p><text:span text:style-name="T7">Peter Howell, </text:span><text:span text:style-name="T9">Jiang</text:span><text:span text:style-name="T12">b</text:span><text:span text:style-name="T8">, </text:span><text:span text:style-name="T9">Danling Peng</text:span><text:span text:style-name="T12">b</text:span><text:span text:style-name="T8">, </text:span><text:span text:style-name="T9">Chunming Lu</text:span></text:p>
          </table:table-cell>
          <table:table-cell office:value-type="string">
            <text:p>Neural control of fundamental frequency rise and fall in Mandarin tones</text:p>
          </table:table-cell>
          <table:table-cell office:value-type="string">
            <text:p>+</text:p>
          </table:table-cell>
          <table:table-cell table:number-columns-repeated="2" office:value-type="string">
            <text:p><text:s/>+</text:p>
          </table:table-cell>
          <table:table-cell table:style-name="ce29" office:value-type="string">
            <text:p><text:s/>Word frequency <text:s/>did not differ significantly across the four sets, p= 0.27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1</text:p>
          </table:table-cell>
          <table:table-cell office:value-type="string">
            <text:p><text:span text:style-name="T7">Fatemeh Geranmayeh </text:span><text:span text:style-name="T9">Sonia L.E. Brownsett</text:span><text:span text:style-name="T8">, </text:span><text:span text:style-name="T9">Robert Leech</text:span><text:span text:style-name="T8">, </text:span><text:span text:style-name="T9">Christian F. Beckmann</text:span><text:span text:style-name="T8">, </text:span><text:span text:style-name="T9">Zoe Woodhead</text:span><text:span text:style-name="T8">, </text:span><text:span text:style-name="T9">Richard J.S. Wise</text:span></text:p>
          </table:table-cell>
          <table:table-cell office:value-type="string">
            <text:p>The contribution of the inferior parietal cortex to spoken language production</text:p>
          </table:table-cell>
          <table:table-cell office:value-type="string">
            <text:p>-</text:p>
          </table:table-cell>
          <table:table-cell office:value-type="string">
            <text:p><text:s text:c="2"/>-</text:p>
          </table:table-cell>
          <table:table-cell office:value-type="string">
            <text:p><text:s/>-</text:p>
          </table:table-cell>
          <table:table-cell table:style-name="ce34" table:number-columns-repeated="2"/>
          <table:table-cell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1 </text:p>
          </table:table-cell>
          <table:table-cell office:value-type="string">
            <text:p><text:span text:style-name="T7">Thomas Holtgraves</text:span><text:span text:style-name="T18"> </text:span></text:p>
          </table:table-cell>
          <table:table-cell office:value-type="string">
            <text:p>The role of the right hemisphere in speech act comprehension</text:p>
          </table:table-cell>
          <table:table-cell office:value-type="string">
            <text:p>-</text:p>
          </table:table-cell>
          <table:table-cell table:number-columns-repeated="2" office:value-type="string">
            <text:p><text:s/>-</text:p>
          </table:table-cell>
          <table:table-cell table:style-name="ce34" table:number-columns-repeated="2"/>
          <table:table-cell/>
        </table:table-row>
        <table:table-row table:style-name="ro5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1<text:span text:style-name="T1">Berge Osnes</text:span><text:span text:style-name="T2">a</text:span><text:span text:style-name="T3">, </text:span><text:span text:style-name="T4">&lt;img alt="Corresponding author contact information" src="http://origin-cdn.els-cdn.com/sd/entities/REcor.gif"&gt;</text:span><text:span text:style-name="T3">, </text:span><text:span text:style-name="T3"><text:a xlink:href="mailto:berge.osnes@psybb.uib.no">&lt;img src="http://origin-cdn.els-cdn.com/sd/entities/REemail.gif" alt="E-mail the corresponding author"&gt;</text:a></text:span><text:span text:style-name="T5">, </text:span><text:span text:style-name="T6">Kenneth Hugdahl</text:span><text:span text:style-name="T2">a</text:span><text:span text:style-name="T3">, </text:span><text:span text:style-name="T2">b</text:span><text:span text:style-name="T5">, </text:span><text:span text:style-name="T6">Helene Hjelmervik</text:span><text:span text:style-name="T2">a</text:span><text:span text:style-name="T5">, </text:span><text:span text:style-name="T6">Karsten Specht</text:span><text:span text:style-name="T2">a</text:span><text:span text:style-name="T3">, </text:span><text:span text:style-name="T2">c</text:span></text:p>
          </table:table-cell>
          <table:table-cell table:style-name="ce12" office:value-type="string">
            <text:p><text:span text:style-name="T7">Berge Osnes, </text:span><text:span text:style-name="T9">Hjelmervik</text:span><text:span text:style-name="T10">a</text:span><text:span text:style-name="T8">, </text:span><text:span text:style-name="T9">Karsten Specht</text:span><text:span text:style-name="T10">a</text:span><text:span text:style-name="T11">, </text:span><text:span text:style-name="T10">c</text:span></text:p>
          </table:table-cell>
          <table:table-cell office:value-type="string">
            <text:p>Stimulus expectancy modulates inferior frontal gyrus and premotor cortex activity in auditory perception</text:p>
          </table:table-cell>
          <table:table-cell table:number-columns-repeated="3" office:value-type="string">
            <text:p>-</text:p>
          </table:table-cell>
          <table:table-cell table:style-name="ce34" table:number-columns-repeated="2"/>
          <table:table-cell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1</text:p>
          </table:table-cell>
          <table:table-cell table:style-name="ce9" office:value-type="string">
            <text:p><text:span text:style-name="T7">Zhonghua Hu</text:span><text:span text:style-name="T10">a</text:span><text:span text:style-name="T11">, </text:span><text:span text:style-name="T10">b</text:span><text:span text:style-name="T8">, </text:span><text:span text:style-name="T9">Ruiling Zhang</text:span><text:span text:style-name="T10">a</text:span><text:span text:style-name="T11">, </text:span><text:span text:style-name="T10">b</text:span><text:span text:style-name="T8">, </text:span><text:span text:style-name="T9">Qinglin Zhang</text:span><text:span text:style-name="T10">a</text:span><text:span text:style-name="T11">, </text:span><text:span text:style-name="T10">b</text:span><text:span text:style-name="T8">, </text:span><text:span text:style-name="T9">Qiang Liu</text:span><text:span text:style-name="T8">, </text:span><text:span text:style-name="T9">Hong L</text:span></text:p>
          </table:table-cell>
          <table:table-cell office:value-type="string">
            <text:p>Neural correlates of audiovisual integration of semantic category information</text:p>
          </table:table-cell>
          <table:table-cell/>
          <table:table-cell office:value-type="string">
            <text:p>- 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2</text:p>
          </table:table-cell>
          <table:table-cell office:value-type="string">
            <text:p><text:span text:style-name="T7">Takenobu Murakami</text:span><text:span text:style-name="T10">a</text:span><text:span text:style-name="T8">, </text:span><text:span text:style-name="T9">Julia Restle</text:span><text:span text:style-name="T10">b</text:span><text:span text:style-name="T8">, </text:span><text:span text:style-name="T9">Ulf Ziemann</text:span></text:p>
          </table:table-cell>
          <table:table-cell office:value-type="string">
            <text:p>Effective connectivity links temporoparietal and frontal areas of the auditory dorsal stream with the motor cortex lip area during speech perceptio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2</text:p>
          </table:table-cell>
          <table:table-cell table:style-name="ce9" office:value-type="string">
            <text:p><text:span text:style-name="T7">Kristina Simonyan</text:span><text:span text:style-name="T10">a</text:span><text:span text:style-name="T8">, </text:span><text:span text:style-name="T9">Barry Horwitz</text:span><text:span text:style-name="T10">b</text:span><text:span text:style-name="T8">, </text:span><text:span text:style-name="T9">Erich D. Jarvis</text:span></text:p>
          </table:table-cell>
          <table:table-cell office:value-type="string">
            <text:p>Dopamine regulation of human speech and bird song: A critical review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2</text:p>
          </table:table-cell>
          <table:table-cell table:style-name="ce9" office:value-type="string">
            <text:p><text:span text:style-name="T7">Elana M. Zion Golumbic</text:span><text:span text:style-name="T8">, </text:span><text:span text:style-name="T9">David Poeppel</text:span><text:span text:style-name="T12">c</text:span><text:span text:style-name="T8">, </text:span><text:span text:style-name="T9">Charles E. Schroeder</text:span><text:span text:style-name="T12">a</text:span></text:p>
          </table:table-cell>
          <table:table-cell office:value-type="string">
            <text:p>Temporal context in speech processing and attentional stream selection: A behavioral and neural perspective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table:style-name="ce6" office:value-type="string">
            <text:p>3, Volume 122</text:p>
          </table:table-cell>
          <table:table-cell table:style-name="ce17" office:value-type="string">
            <text:p><text:span text:style-name="T7">Marina Bedny</text:span><text:span text:style-name="T8"> </text:span><text:span text:style-name="T9">Alvaro Pascual-Leone</text:span><text:span text:style-name="T12">b</text:span><text:span text:style-name="T13">, </text:span><text:span text:style-name="T12">c</text:span><text:span text:style-name="T8">, </text:span><text:span text:style-name="T9">Swethasri Dravida</text:span><text:span text:style-name="T12">a</text:span><text:span text:style-name="T8">, </text:span><text:span text:style-name="T9">Rebecca Saxe</text:span></text:p>
          </table:table-cell>
          <table:table-cell office:value-type="string">
            <text:p>A sensitive period for language in the visual cortex: Distinct patterns of plasticity in congenitally versus late blind adults</text:p>
          </table:table-cell>
          <table:table-cell table:number-columns-repeated="3" office:value-type="string">
            <text:p>+</text:p>
          </table:table-cell>
          <table:table-cell table:style-name="ce34" office:value-type="string">
            <text:p>Stories and long backwards speech segments were not different in either duration or amplitude (P &gt; .3)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 table:style-name="ce3"/>
          <table:table-cell table:style-name="ce6" office:value-type="string">
            <text:p>3, Volume 122</text:p>
          </table:table-cell>
          <table:table-cell table:style-name="ce17" office:value-type="string">
            <text:p><text:span text:style-name="T7">Lise Van der Haegen</text:span><text:span text:style-name="T20">&lt;</text:span><text:span text:style-name="T13">, </text:span><text:span text:style-name="T8">, </text:span><text:span text:style-name="T9">Qing Cai</text:span><text:span text:style-name="T12">1</text:span><text:span text:style-name="T8">, </text:span><text:span text:style-name="T9">Marc Brysbaert</text:span></text:p>
          </table:table-cell>
          <table:table-cell office:value-type="string">
            <text:p>Colateralization of Broca’s area and the visual word form area in left-handers: fMRI evidence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 table:style-name="ce3"/>
          <table:table-cell table:style-name="ce6" office:value-type="string">
            <text:p>3, Volume 122</text:p>
          </table:table-cell>
          <table:table-cell table:style-name="ce17" office:value-type="string">
            <text:p><text:span text:style-name="T7">Nicolas Bourguignon</text:span><text:span text:style-name="T8">, </text:span><text:span text:style-name="T9">John E. Drury</text:span><text:span text:style-name="T12">c</text:span><text:span text:style-name="T8">, </text:span><text:span text:style-name="T9">Daniel Valois</text:span><text:span text:style-name="T12">a</text:span><text:span text:style-name="T13">, </text:span><text:span text:style-name="T12">b</text:span><text:span text:style-name="T8">, </text:span><text:span text:style-name="T9">Karsten Steinhauer</text:span><text:span text:style-name="T12">b</text:span></text:p>
          </table:table-cell>
          <table:table-cell office:value-type="string">
            <text:p>Decomposing animacy reversals between agents and experiencers: An ERP study</text:p>
          </table:table-cell>
          <table:table-cell table:number-columns-repeated="3" office:value-type="string">
            <text:p>+</text:p>
          </table:table-cell>
          <table:table-cell table:style-name="ce34" office:value-type="string">
            <text:p>Further, ESV and ASV did not differ in orthographic length (p &gt; .50) and frequency (BYU-BNC: The British National Corpus; p &gt; .50)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 table:style-name="ce3"/>
          <table:table-cell table:style-name="ce6" office:value-type="string">
            <text:p>3, Volume 122</text:p>
          </table:table-cell>
          <table:table-cell table:style-name="ce17" office:value-type="string">
            <text:p><text:span text:style-name="T7">Stephen M. Wilson</text:span><text:span text:style-name="T8">, </text:span><text:span text:style-name="T9">Sebastiano Galantucci</text:span><text:span text:style-name="T12">c</text:span><text:span text:style-name="T13">, </text:span><text:span text:style-name="T12">d</text:span><text:span text:style-name="T8">, </text:span><text:span text:style-name="T9">Maria Carmela Tartaglia</text:span><text:span text:style-name="T12">c</text:span><text:span text:style-name="T8">, </text:span><text:span text:style-name="T9">Maria Luisa Gorno-Tempini</text:span><text:span text:style-name="T12">c</text:span></text:p>
          </table:table-cell>
          <table:table-cell office:value-type="string">
            <text:p>The neural basis of syntactic deficits in primary progressive aphasia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 table:style-name="ce3"/>
          <table:table-cell table:style-name="ce6" office:value-type="string">
            <text:p>3, Volume 122</text:p>
          </table:table-cell>
          <table:table-cell table:style-name="ce17" office:value-type="string">
            <text:p><text:span text:style-name="T7">Giovanna Egidi</text:span><text:span text:style-name="T12">a</text:span><text:span text:style-name="T13">,</text:span><text:span text:style-name="T8">, </text:span><text:span text:style-name="T9">Howard C. Nusbaum</text:span></text:p>
          </table:table-cell>
          <table:table-cell office:value-type="string">
            <text:p>Emotional language processing: How mood affects integration processes during discourse comprehension</text:p>
          </table:table-cell>
          <table:table-cell table:style-name="ce5" office:value-type="string">
            <text:p>+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 table:style-name="ce3"/>
          <table:table-cell table:style-name="ce6" office:value-type="string">
            <text:p>3, Volume 122</text:p>
          </table:table-cell>
          <table:table-cell table:style-name="ce17" office:value-type="string">
            <text:p><text:span text:style-name="T7">Francesca M.M. Citron</text:span><text:span text:style-name="T18"> </text:span></text:p>
          </table:table-cell>
          <table:table-cell office:value-type="string">
            <text:p>Neural correlates of written emotion word processing: A review of recent electrophysiological and hemodynamic neuroimaging studie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6"/>
          <table:table-cell table:style-name="ce17"/>
          <table:table-cell table:number-columns-repeated="7"/>
        </table:table-row>
        <table:table-row table:style-name="ro2" table:number-rows-repeated="3">
          <table:table-cell table:number-columns-repeated="3"/>
          <table:table-cell table:style-name="ce7"/>
          <table:table-cell table:style-name="ce17"/>
          <table:table-cell table:number-columns-repeated="7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table:style-name="ce6" office:value-type="string">
            <text:p>2, Volume 122</text:p>
          </table:table-cell>
          <table:table-cell table:style-name="ce17" office:value-type="string">
            <text:p><text:span text:style-name="T7">Laura Menenti</text:span><text:span text:style-name="T8">, </text:span><text:span text:style-name="T9">Katrien Segaert</text:span><text:span text:style-name="T12">a</text:span><text:span text:style-name="T13">, </text:span><text:span text:style-name="T12">c</text:span><text:span text:style-name="T8">, </text:span><text:span text:style-name="T9">Peter Hagoor</text:span></text:p>
          </table:table-cell>
          <table:table-cell table:style-name="ce26" office:value-type="string">
            <text:p>The neuronal infrastructure of speak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 table:style-name="ce3"/>
          <table:table-cell table:style-name="ce6" office:value-type="string">
            <text:p>2, Volume 122</text:p>
          </table:table-cell>
          <table:table-cell table:style-name="ce17" office:value-type="string">
            <text:p><text:span text:style-name="T7">Tatiana Kryuchkova</text:span><text:span text:style-name="T12">a</text:span><text:span text:style-name="T13">, </text:span><text:span text:style-name="T8">, </text:span><text:span text:style-name="T9">Benjamin V. Tucker</text:span><text:span text:style-name="T12">a</text:span><text:span text:style-name="T8">, </text:span><text:span text:style-name="T9">R. Harald Baayen</text:span><text:span text:style-name="T12">a</text:span></text:p>
          </table:table-cell>
          <table:table-cell office:value-type="string">
            <text:p>Danger and usefulness are detected early in auditory lexical processing: Evidence from electroencephalograph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3"/>
          <table:table-cell table:style-name="ce6" office:value-type="string">
            <text:p>2, Volume 122</text:p>
          </table:table-cell>
          <table:table-cell table:style-name="ce17" office:value-type="string">
            <text:p><text:span text:style-name="T7">Jeremy Goslin</text:span><text:span text:style-name="T8">, </text:span><text:span text:style-name="T9">Hester Duffy</text:span><text:span text:style-name="T8">, </text:span><text:span text:style-name="T9">Caroline Floccia</text:span></text:p>
          </table:table-cell>
          <table:table-cell office:value-type="string">
            <text:p>An ERP investigation of regional and foreign accent processing</text:p>
          </table:table-cell>
          <table:table-cell table:number-columns-repeated="3" office:value-type="string">
            <text:p>+</text:p>
          </table:table-cell>
          <table:table-cell table:style-name="ce34" office:value-type="string">
            <text:p>, but differences in the duration of the preceding sentences were found (Home: 1852.4 ms, Regional: 1902.8 ms, Foreign: 2047.8 ms; F(2, 376) = 26.33, p &lt; 0.001).</text:p>
          </table:table-cell>
          <table:table-cell table:style-name="ce36" office:value-type="string">
            <text:p>No significant difference was found between final word durations of the three accent categories</text:p>
          </table:table-cell>
          <table:table-cell/>
        </table:table-row>
        <table:table-row table:style-name="ro2">
          <table:table-cell/>
          <table:table-cell office:value-type="float" office:value="2012">
            <text:p>2012</text:p>
          </table:table-cell>
          <table:table-cell table:style-name="ce3"/>
          <table:table-cell table:style-name="ce6" office:value-type="string">
            <text:p>2, Volume 122</text:p>
          </table:table-cell>
          <table:table-cell table:style-name="ce17" office:value-type="string">
            <text:p><text:span text:style-name="T7">Adriana A. Zekveld</text:span><text:span text:style-name="T8"> </text:span><text:span text:style-name="T9">Mary Rudner</text:span><text:span text:style-name="T12">a</text:span><text:span text:style-name="T8">, </text:span><text:span text:style-name="T9">Ingrid S. Johnsrude</text:span><text:span text:style-name="T8">, </text:span><text:span text:style-name="T9">Dirk J. Heslenfeld</text:span><text:span text:style-name="T8">, </text:span><text:span text:style-name="T9">Jerker Rönnberg</text:span></text:p>
          </table:table-cell>
          <table:table-cell office:value-type="string">
            <text:p>Behavioral and fMRI evidence that cognitive ability modulates the effect of semantic context on speech intelligibilit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 table:style-name="ce3"/>
          <table:table-cell table:style-name="ce6" office:value-type="string">
            <text:p>2, Volume 122</text:p>
          </table:table-cell>
          <table:table-cell table:style-name="ce18" office:value-type="string">
            <text:p><text:span text:style-name="T7">Pia Rämä</text:span><text:span text:style-name="T12">a</text:span><text:span text:style-name="T8">, </text:span><text:span text:style-name="T9">Kristiina Relander-Syrjänen</text:span><text:span text:style-name="T12">a</text:span><text:span text:style-name="T13">, </text:span><text:span text:style-name="T12">d</text:span><text:span text:style-name="T13">, </text:span><text:span text:style-name="T12">e</text:span><text:span text:style-name="T8">, </text:span><text:span text:style-name="T9">Synnöve Carlson</text:span><text:span text:style-name="T12">d</text:span><text:span text:style-name="T13">, </text:span><text:span text:style-name="T12">e</text:span><text:span text:style-name="T13">, </text:span><text:span text:style-name="T12">f</text:span><text:span text:style-name="T13">, </text:span><text:span text:style-name="T12">g</text:span><text:span text:style-name="T8">, </text:span><text:span text:style-name="T9">Oili Salonen</text:span><text:span text:style-name="T12">h</text:span><text:span text:style-name="T8">, </text:span><text:span text:style-name="T9">Teija Kujala</text:span></text:p>
          </table:table-cell>
          <table:table-cell office:value-type="string">
            <text:p>Attention and semantic processing during speech: An fMRI study</text:p>
          </table:table-cell>
          <table:table-cell office:value-type="string">
            <text:p>+ 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7">
          <table:table-cell/>
          <table:table-cell office:value-type="float" office:value="2012">
            <text:p>2012</text:p>
          </table:table-cell>
          <table:table-cell table:style-name="ce3"/>
          <table:table-cell table:style-name="ce6" office:value-type="string">
            <text:p>2, Volume 122</text:p>
          </table:table-cell>
          <table:table-cell table:style-name="ce17" office:value-type="string">
            <text:p><text:span text:style-name="T7">Markus Kiefer</text:span><text:span text:style-name="T8">, </text:span><text:span text:style-name="T9">Natalie Trumpp</text:span><text:span text:style-name="T12">a</text:span><text:span text:style-name="T8">, </text:span><text:span text:style-name="T9">Bärbel Herrnberger</text:span><text:span text:style-name="T12">a</text:span><text:span text:style-name="T8">, </text:span><text:span text:style-name="T9">Eun-Jin Sim</text:span><text:span text:style-name="T12">a</text:span><text:span text:style-name="T8">, </text:span><text:span text:style-name="T9">Klaus Hoenig</text:span><text:span text:style-name="T12">a</text:span><text:span text:style-name="T8">, </text:span><text:span text:style-name="T9">Friedemann Pulvermüller</text:span></text:p>
          </table:table-cell>
          <table:table-cell office:value-type="string">
            <text:p>Dissociating the representation of action- and sound-related concepts in middle temporal cortex</text:p>
          </table:table-cell>
          <table:table-cell table:number-columns-repeated="3" office:value-type="string">
            <text:p>+</text:p>
          </table:table-cell>
          <table:table-cell table:style-name="ce38" office:value-type="string">
            <text:p>The selected word sets differed significantly only with regard to the relevance of the critical features (action-/sound-related vs. action/sound control, p &lt; .001), </text:p>
          </table:table-cell>
          <table:table-cell table:style-name="ce34" office:value-type="string">
            <text:p>Sets were also matched for word length (all p &gt; .5)</text:p>
          </table:table-cell>
          <table:table-cell/>
        </table:table-row>
        <table:table-row table:style-name="ro2">
          <table:table-cell/>
          <table:table-cell office:value-type="float" office:value="2012">
            <text:p>2012</text:p>
          </table:table-cell>
          <table:table-cell table:style-name="ce3"/>
          <table:table-cell table:style-name="ce6" office:value-type="string">
            <text:p>2, Volume 122</text:p>
          </table:table-cell>
          <table:table-cell table:style-name="ce17" office:value-type="string">
            <text:p><text:span text:style-name="T7">Xi Yu</text:span><text:span text:style-name="T12">a</text:span><text:span text:style-name="T8">, </text:span><text:span text:style-name="T9">Yanchao Bi</text:span><text:span text:style-name="T12">b</text:span><text:span text:style-name="T8">, </text:span><text:span text:style-name="T9">Zaizhu Han</text:span><text:span text:style-name="T12">b</text:span><text:span text:style-name="T8">, </text:span><text:span text:style-name="T9">Chaozhe Zhu</text:span><text:span text:style-name="T12">b</text:span><text:span text:style-name="T8">, </text:span><text:span text:style-name="T9">Sam-Po Law</text:span></text:p>
          </table:table-cell>
          <table:table-cell office:value-type="string">
            <text:p>Neural correlates of comprehension and production of nouns and verbs in Chinese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 table:number-rows-repeated="3">
          <table:table-cell table:number-columns-repeated="2"/>
          <table:table-cell table:style-name="ce3"/>
          <table:table-cell table:style-name="ce6"/>
          <table:table-cell table:style-name="ce17"/>
          <table:table-cell table:number-columns-repeated="7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table:style-name="ce6" office:value-type="string">
            <text:p>1, Volume 122</text:p>
          </table:table-cell>
          <table:table-cell table:style-name="ce17" office:value-type="string">
            <text:p><text:span text:style-name="T7">Sejin Yoo</text:span><text:span text:style-name="T12">a</text:span><text:span text:style-name="T13">, </text:span><text:span text:style-name="T12">1</text:span><text:span text:style-name="T8">, </text:span><text:span text:style-name="T9">Jun-Young Chung</text:span><text:span text:style-name="T12">b</text:span><text:span text:style-name="T13">, </text:span><text:span text:style-name="T12">e</text:span><text:span text:style-name="T13">, </text:span><text:span text:style-name="T12">1</text:span><text:span text:style-name="T8">, </text:span><text:span text:style-name="T9">Hyeon-Ae Jeon</text:span><text:span text:style-name="T12">c</text:span><text:span text:style-name="T8">, </text:span><text:span text:style-name="T9">Kyoung-Min Lee</text:span><text:span text:style-name="T8">, </text:span><text:span text:style-name="T9">Young-Bo Kim</text:span><text:span text:style-name="T12">e</text:span><text:span text:style-name="T8">, </text:span><text:span text:style-name="T9">Zang-Hee Cho</text:span></text:p>
          </table:table-cell>
          <table:table-cell office:value-type="string">
            <text:p>Dual routes for verbal repetition: Articulation-based and acoustic–phonetic codes for pseudoword and word repetition, respectively</text:p>
          </table:table-cell>
          <table:table-cell table:number-columns-repeated="3" office:value-type="string">
            <text:p>- 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table:style-name="ce6" office:value-type="string">
            <text:p>1, Volume 122</text:p>
          </table:table-cell>
          <table:table-cell table:style-name="ce17" office:value-type="string">
            <text:p><text:span text:style-name="T7">Roger J. Ingham</text:span><text:span text:style-name="T8">, </text:span><text:span text:style-name="T9">Scott T. Grafton</text:span><text:span text:style-name="T12">b</text:span><text:span text:style-name="T8">, </text:span><text:span text:style-name="T9">Anne K. Bothe</text:span><text:span text:style-name="T12">c</text:span><text:span text:style-name="T8">, </text:span><text:span text:style-name="T9">Janis C. Ingham</text:span></text:p>
          </table:table-cell>
          <table:table-cell office:value-type="string">
            <text:p>Brain activity in adults who stutter: Similarities across speaking tasks and correlations with stuttering frequency and speaking rate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table:style-name="ce6" office:value-type="string">
            <text:p>1, Volume 122</text:p>
          </table:table-cell>
          <table:table-cell table:style-name="ce17" office:value-type="string">
            <text:p><text:span text:style-name="T7">Shannon Swink</text:span><text:span text:style-name="T12">1</text:span><text:span text:style-name="T8">, </text:span><text:span text:style-name="T9">Andrew Stuar</text:span></text:p>
          </table:table-cell>
          <table:table-cell office:value-type="string">
            <text:p>The effect of gender on the N1–P2 auditory complex while listening and speaking with altered auditory feedback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table:style-name="ce6" office:value-type="string">
            <text:p>1, Volume 122</text:p>
          </table:table-cell>
          <table:table-cell table:style-name="ce17" office:value-type="string">
            <text:p><text:span text:style-name="T7">Kalinka Timmer</text:span><text:span text:style-name="T8">, </text:span><text:span text:style-name="T9">Narges Vahid-Gharavi</text:span><text:span text:style-name="T12">a</text:span><text:span text:style-name="T8">, </text:span><text:span text:style-name="T9">Niels O. Schiller</text:span><text:span text:style-name="T12">a</text:span><text:span text:style-name="T13">, </text:span><text:span text:style-name="T12">b</text:span></text:p>
          </table:table-cell>
          <table:table-cell office:value-type="string">
            <text:p>Reading aloud in Persian: ERP evidence for an early locus of the masked onset priming effect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table:style-name="ce6" office:value-type="string">
            <text:p>1, Volume 122</text:p>
          </table:table-cell>
          <table:table-cell table:style-name="ce19" office:value-type="string">
            <text:p>Patti Adank</text:p>
          </table:table-cell>
          <table:table-cell office:value-type="string">
            <text:p>The neural bases of difficult speech comprehension and speech production: Two Activation Likelihood Estimation (ALE) meta-analyse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table:style-name="ce6" office:value-type="string">
            <text:p>1, Volume 122</text:p>
          </table:table-cell>
          <table:table-cell table:style-name="ce17" office:value-type="string">
            <text:p><text:span text:style-name="T7">David A. Magezi</text:span><text:span text:style-name="T12">a</text:span><text:span text:style-name="T13">, </text:span><text:span text:style-name="T12">1</text:span><text:span text:style-name="T8">, </text:span><text:span text:style-name="T9">Asaid Khateb</text:span><text:span text:style-name="T12">b</text:span><text:span text:style-name="T13">, </text:span><text:span text:style-name="T12">c</text:span><text:span text:style-name="T8">, </text:span><text:span text:style-name="T9">Michael Mouthon</text:span><text:span text:style-name="T12">a</text:span><text:span text:style-name="T13">, </text:span><text:span text:style-name="T12">b</text:span><text:span text:style-name="T8">, </text:span><text:span text:style-name="T9">Lucas Spierer</text:span><text:span text:style-name="T12">a</text:span><text:span text:style-name="T8">, </text:span><text:span text:style-name="T9">Jean-Marie Annon</text:span></text:p>
          </table:table-cell>
          <table:table-cell office:value-type="string">
            <text:p>Cognitive control of language production in bilinguals involves a partly independent process within the domain-general cognitive control network: Evidence from task-switching and electrical brain activit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table:style-name="ce6" office:value-type="string">
            <text:p>1, Volume 122</text:p>
          </table:table-cell>
          <table:table-cell table:style-name="ce17" office:value-type="string">
            <text:p><text:span text:style-name="T7">Leonora C. Coppens, </text:span><text:span text:style-name="T9">Liselotte Gootjes</text:span><text:span text:style-name="T8">, </text:span><text:span text:style-name="T9">Rolf A. Zwaan</text:span><text:span text:style-name="T8"> </text:span></text:p>
          </table:table-cell>
          <table:table-cell office:value-type="string">
            <text:p>Incidental picture exposure affects later reading: Evidence from the N400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 table:number-rows-repeated="3">
          <table:table-cell table:number-columns-repeated="3"/>
          <table:table-cell table:style-name="ce7"/>
          <table:table-cell table:style-name="ce17"/>
          <table:table-cell table:number-columns-repeated="7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3</text:p>
          </table:table-cell>
          <table:table-cell table:style-name="ce9" office:value-type="string">
            <text:p><text:span text:style-name="T7">Debra L. Long</text:span><text:span text:style-name="T8">, </text:span><text:span text:style-name="T9">Clinton L. Johns</text:span><text:span text:style-name="T10">b</text:span><text:span text:style-name="T8">, </text:span><text:span text:style-name="T9">Eunike Jonathan</text:span></text:p>
          </table:table-cell>
          <table:table-cell table:style-name="ce26" office:value-type="string">
            <text:p>Hemispheric differences in the effects of context on vowel perception</text:p>
          </table:table-cell>
          <table:table-cell office:value-type="string">
            <text:p>-</text:p>
          </table:table-cell>
          <table:table-cell office:value-type="string">
            <text:p>- 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3, Volume 123</text:p>
          </table:table-cell>
          <table:table-cell table:style-name="ce15" office:value-type="string">
            <text:p>Joanna C. Lee, J. Bruce Tomblin</text:p>
          </table:table-cell>
          <table:table-cell office:value-type="string">
            <text:p>Distinguishing grammatical constructions with fMRI pattern analysi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3</text:p>
          </table:table-cell>
          <table:table-cell table:style-name="ce15" office:value-type="string">
            <text:p>Lijuan Zou, Amy S. Desroches, Youyi Liu, Zhichao Xia, Hua Shu</text:p>
          </table:table-cell>
          <table:table-cell table:style-name="ce28" office:value-type="string">
            <text:p>Orthographic faciliation in Chinese spoken word recognition: An ERP stud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3</text:p>
          </table:table-cell>
          <table:table-cell table:style-name="ce20" office:value-type="string">
            <text:p>Kachina Allen, Francisco Pereira, Matthew Botvinick, Adele E. Goldberg</text:p>
          </table:table-cell>
          <table:table-cell office:value-type="string">
            <text:p>Elicitation of specific syntactic structures in primary progressive aphasia</text:p>
          </table:table-cell>
          <table:table-cell table:number-columns-repeated="3" office:value-type="string">
            <text:p><text:s/>+</text:p>
          </table:table-cell>
          <table:table-cell table:style-name="ce29" office:value-type="string">
            <text:p>results revealt, that the frequancies of the two constrictions are not significantly different from one another p =0.16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3</text:p>
          </table:table-cell>
          <table:table-cell office:value-type="string">
            <text:p><text:span text:style-name="T7">Jessica DeLeon</text:span><text:span text:style-name="T10">a</text:span><text:span text:style-name="T8">, </text:span><text:span text:style-name="T9">Benno Gesierich</text:span><text:span text:style-name="T10">a</text:span><text:span text:style-name="T8">, </text:span><text:span text:style-name="T9">Max Besbris</text:span><text:span text:style-name="T10">a</text:span><text:span text:style-name="T8">, </text:span><text:span text:style-name="T9">Jennifer Ogar</text:span><text:span text:style-name="T10">a</text:span><text:span text:style-name="T8">, </text:span><text:span text:style-name="T9">Maya L. Henry</text:span><text:span text:style-name="T10">a</text:span><text:span text:style-name="T8">, </text:span><text:span text:style-name="T9">Bruce L. Miller</text:span><text:span text:style-name="T10">a</text:span><text:span text:style-name="T8">, </text:span><text:span text:style-name="T9">Maria Luisa Gorno-Tempini</text:span><text:span text:style-name="T10">a</text:span><text:span text:style-name="T8">, </text:span><text:span text:style-name="T9">Stephen M. Wilson</text:span></text:p>
          </table:table-cell>
          <table:table-cell office:value-type="string">
            <text:p>Musical training during early childhood enhances the neural encoding of speech in noise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style-name="ce39" office:value-type="string">
            <text:p>(P &gt; .3). (P &lt; .005).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3</text:p>
          </table:table-cell>
          <table:table-cell office:value-type="string">
            <text:p><text:span text:style-name="T7">Dana L. Strait</text:span><text:span text:style-name="T10">a</text:span><text:span text:style-name="T11">, </text:span><text:span text:style-name="T10">b</text:span><text:span text:style-name="T8">, </text:span><text:span text:style-name="T9">Alexandra Parbery-Clark</text:span><text:span text:style-name="T10">a</text:span><text:span text:style-name="T11">, </text:span><text:span text:style-name="T10">c</text:span><text:span text:style-name="T8">, </text:span><text:span text:style-name="T9">Emily Hittner</text:span><text:span text:style-name="T10">a</text:span><text:span text:style-name="T11">, </text:span><text:span text:style-name="T10">d</text:span><text:span text:style-name="T8">, </text:span><text:span text:style-name="T9">Nina Kraus</text:span></text:p>
          </table:table-cell>
          <table:table-cell office:value-type="string">
            <text:p>Probabilistic orthographic cues to grammatical category in the brain</text:p>
          </table:table-cell>
          <table:table-cell office:value-type="string">
            <text:p>+</text:p>
          </table:table-cell>
          <table:table-cell office:value-type="string">
            <text:p>- </text:p>
          </table:table-cell>
          <table:table-cell office:value-type="string">
            <text:p>-</text:p>
          </table:table-cell>
          <table:table-cell table:style-name="ce36"/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3</text:p>
          </table:table-cell>
          <table:table-cell table:style-name="ce9" office:value-type="string">
            <text:p><text:span text:style-name="T7">Joanne Arciuli</text:span><text:span text:style-name="T8">, </text:span><text:span text:style-name="T9">Katie McMahon</text:span><text:span text:style-name="T12">b</text:span><text:span text:style-name="T8">, </text:span><text:span text:style-name="T9">Greig de Zubicaray</text:span><text:span text:style-name="T12">c</text:span></text:p>
          </table:table-cell>
          <table:table-cell office:value-type="string">
            <text:p>Intact discourse cohesion and coherence following bilateral ventromedial prefrontal cortex</text:p>
          </table:table-cell>
          <table:table-cell office:value-type="string">
            <text:p>+</text:p>
          </table:table-cell>
          <table:table-cell office:value-type="string">
            <text:p>- 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3</text:p>
          </table:table-cell>
          <table:table-cell table:style-name="ce21" office:value-type="string">
            <text:p>Peter Howell, Jing Jiang, Chunming Lu</text:p>
          </table:table-cell>
          <table:table-cell office:value-type="string">
            <text:p>Neutal control od rising and falling tones in Mandarin speakers who stutter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3</text:p>
          </table:table-cell>
          <table:table-cell office:value-type="string">
            <text:p><text:span text:style-name="T7">Jake Kurczek</text:span><text:span text:style-name="T10">a</text:span><text:span text:style-name="T11">, </text:span><text:span text:style-name="T10">b</text:span><text:span text:style-name="T8">, </text:span><text:span text:style-name="T9">Melissa C. Duff</text:span><text:span text:style-name="T10">a</text:span><text:span text:style-name="T11">,</text:span></text:p>
          </table:table-cell>
          <table:table-cell office:value-type="string">
            <text:p>Amusics can imitate what they cannot discriminate</text:p>
          </table:table-cell>
          <table:table-cell office:value-type="string">
            <text:p>-</text:p>
          </table:table-cell>
          <table:table-cell office:value-type="string">
            <text:p><text:s/>-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3 </text:p>
          </table:table-cell>
          <table:table-cell table:style-name="ce22" office:value-type="string">
            <text:p>Miriam Faust, Elisheva Ben-Artzi, Nill Vardi</text:p>
          </table:table-cell>
          <table:table-cell office:value-type="string">
            <text:p>Semantic processing in native second language: Evidence from hemispheric differences in fine and coarse semantic coding</text:p>
          </table:table-cell>
          <table:table-cell table:number-columns-repeated="3" office:value-type="string">
            <text:p>+</text:p>
          </table:table-cell>
          <table:table-cell table:style-name="ce29" office:value-type="string">
            <text:p>target words familiarity did not differ between the strongly and weakly related pairs, both for Hebrew ( p= .20)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3</text:p>
          </table:table-cell>
          <table:table-cell table:style-name="ce9" office:value-type="string">
            <text:p><text:span text:style-name="T7">Sean Hutchins</text:span><text:span text:style-name="T8">, </text:span><text:span text:style-name="T9">Isabelle Peretz</text:span></text:p>
          </table:table-cell>
          <table:table-cell table:style-name="ce29" office:value-type="string">
            <text:p>The whole is more than the sum of its pasrts- Audiovisual processing of phonemes investigated with ERPs </text:p>
          </table:table-cell>
          <table:table-cell office:value-type="string">
            <text:p>-</text:p>
          </table:table-cell>
          <table:table-cell office:value-type="string">
            <text:p><text:s/>-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  <table:table-cell table:style-name="ce9"/>
          <table:table-cell table:style-name="Default"/>
          <table:table-cell table:number-columns-repeated="6"/>
        </table:table-row>
        <table:table-row table:style-name="ro2">
          <table:table-cell table:number-columns-repeated="4"/>
          <table:table-cell table:style-name="ce21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3</text:p>
          </table:table-cell>
          <table:table-cell table:style-name="ce22" office:value-type="string">
            <text:p>Joanna Morris, Linnaea Stockall</text:p>
          </table:table-cell>
          <table:table-cell table:style-name="ce29" office:value-type="string">
            <text:p>Early, equivalent ERP masked priming effects for regular and irregular morphology</text:p>
          </table:table-cell>
          <table:table-cell table:number-columns-repeated="3" office:value-type="string">
            <text:p>+</text:p>
          </table:table-cell>
          <table:table-cell table:style-name="ce34" office:value-type="string">
            <text:p>or verb tense (F(1, 238) = 1.086, p = .298) and no significant interaction (F(1, 238) = 2.20, p = .139)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3</text:p>
          </table:table-cell>
          <table:table-cell table:style-name="ce22" office:value-type="string">
            <text:p>K. Ryan Wilson</text:p>
          </table:table-cell>
          <table:table-cell table:style-name="ce29" office:value-type="string">
            <text:p>Changes in N400 topography following intensive speech language therapy for individuals with aphasia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3</text:p>
          </table:table-cell>
          <table:table-cell table:style-name="ce22" office:value-type="string">
            <text:p>Marita Partanen</text:p>
          </table:table-cell>
          <table:table-cell table:style-name="ce29" office:value-type="string">
            <text:p>Cortical basis for dichotic pitch perception in developmental dyslexia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3</text:p>
          </table:table-cell>
          <table:table-cell table:style-name="ce22" office:value-type="string">
            <text:p>Pedro Macizo</text:p>
          </table:table-cell>
          <table:table-cell table:style-name="ce29" office:value-type="string">
            <text:p>Sematic access to embedded words? Electrophysiological and behavioral evidence from Spanish and English</text:p>
          </table:table-cell>
          <table:table-cell table:number-columns-repeated="3" office:value-type="string">
            <text:p>+</text:p>
          </table:table-cell>
          <table:table-cell table:style-name="ce34" office:value-type="string">
            <text:p>the Spanish targets were significantly longer in both temporal duration (F(1, 1077) = 433.1, p &lt; .0001) </text:p>
          </table:table-cell>
          <table:table-cell table:style-name="ce34" office:value-type="string">
            <text:p>but frequency of usage did not differ significantly between targets in the two languages</text:p>
          </table:table-cell>
          <table:table-cell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3</text:p>
          </table:table-cell>
          <table:table-cell table:style-name="ce22" office:value-type="string">
            <text:p>Jessica D. Richardson</text:p>
          </table:table-cell>
          <table:table-cell table:style-name="ce29" office:value-type="string">
            <text:p>Re-establishing Broca´s initial finding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3</text:p>
          </table:table-cell>
          <table:table-cell table:style-name="ce22" office:value-type="string">
            <text:p>Daniel J. Acheson</text:p>
          </table:table-cell>
          <table:table-cell table:style-name="ce29" office:value-type="string">
            <text:p>Conflict monitoring in speech production: Physiological evidence from bilingual picture nam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2, Volume 123</text:p>
          </table:table-cell>
          <table:table-cell/>
          <table:table-cell table:style-name="ce29" office:value-type="string">
            <text:p>Killing a novel metaphor and reviveng a dead one: ERP correlates of metaphor conventionalization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 table:number-columns-repeated="4"/>
          <table:table-cell table:style-name="ce22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3</text:p>
          </table:table-cell>
          <table:table-cell table:style-name="ce22" office:value-type="string">
            <text:p>Mandalina E. Tivarus</text:p>
          </table:table-cell>
          <table:table-cell table:style-name="ce29" office:value-type="string">
            <text:p>Homotopic language reorganization in the right henisohere after early left hemisphere injury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3</text:p>
          </table:table-cell>
          <table:table-cell table:style-name="ce22" office:value-type="string">
            <text:p>Ekaterini Klepousniotou</text:p>
          </table:table-cell>
          <table:table-cell table:style-name="ce29" office:value-type="string">
            <text:p>Not all ambigous words are created equal: An EEG investigation of homonymy and polysemy</text:p>
          </table:table-cell>
          <table:table-cell table:number-columns-repeated="3" office:value-type="string">
            <text:p><text:s/>+</text:p>
          </table:table-cell>
          <table:table-cell table:style-name="ce29" office:value-type="string">
            <text:p>were matched for frequancy of occurence p=0.6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3</text:p>
          </table:table-cell>
          <table:table-cell table:style-name="ce22" office:value-type="string">
            <text:p>Mile Vukovic</text:p>
          </table:table-cell>
          <table:table-cell table:style-name="ce29" office:value-type="string">
            <text:p>Analysis of voice impairment in aphasia after stroke- underlying neuroanatomical substrate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3</text:p>
          </table:table-cell>
          <table:table-cell table:style-name="ce22" office:value-type="string">
            <text:p>Monica Wagner</text:p>
          </table:table-cell>
          <table:table-cell table:style-name="ce29" office:value-type="string">
            <text:p>The phonotactic influence on the perception of a consonant cluster /p/ by native English and native Polish listeners: A behavioral and event related potential (ERP) study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style-name="ce40" office:value-type="string">
            <text:p>Significant three-way interactions were followed with a step-down analysis and two-way interactions with Tukey’s HSD post hoc tests (p &lt; .05).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3</text:p>
          </table:table-cell>
          <table:table-cell table:style-name="ce22" office:value-type="string">
            <text:p>Tzu-Ching Chen</text:p>
          </table:table-cell>
          <table:table-cell table:style-name="ce29" office:value-type="string">
            <text:p>High neuromagnetic activation in the eft prefrontal an frontal cortices correlates with better memory performance for abstract words</text:p>
          </table:table-cell>
          <table:table-cell office:value-type="string">
            <text:p><text:s/>+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3</text:p>
          </table:table-cell>
          <table:table-cell table:style-name="ce22" office:value-type="string">
            <text:p>C. Knuepfer</text:p>
          </table:table-cell>
          <table:table-cell table:style-name="ce29" office:value-type="string">
            <text:p>Reduced N400 semantic priming effects in adult survivor of paediatric and adolescent traumatic brain injur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3</text:p>
          </table:table-cell>
          <table:table-cell table:style-name="ce22" office:value-type="string">
            <text:p>Yosuke Sato</text:p>
          </table:table-cell>
          <table:table-cell table:style-name="ce29" office:value-type="string">
            <text:p>Hemodynamic and electrophysiological connectivity in the language system: Simultaneous near- infrared spectroscopy and electrocorticography recordings during cortical stimulatio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3</text:p>
          </table:table-cell>
          <table:table-cell table:style-name="ce22" office:value-type="string">
            <text:p>Domenica Romago</text:p>
          </table:table-cell>
          <table:table-cell table:style-name="ce29" office:value-type="string">
            <text:p>Where the brain appreciates the final state of an event: The neural correlates of telicity </text:p>
          </table:table-cell>
          <table:table-cell table:number-columns-repeated="3" office:value-type="string">
            <text:p>+</text:p>
          </table:table-cell>
          <table:table-cell table:style-name="ce34" office:value-type="string">
            <text:p>Trials were grouped in blocks to compare patterns of neural response following implicit processing of inherently telic and atelic Italian verb infinitives, matched for cumulative frequency (663.01 ± 813.75 (mean ± SD); p = 0.81, Kruskal Wallis), word length in letters (8.36 ± 1.72; p = 0.94) 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1, Volume 123</text:p>
          </table:table-cell>
          <table:table-cell table:style-name="ce22" office:value-type="string">
            <text:p>Catherine Wallez</text:p>
          </table:table-cell>
          <table:table-cell table:style-name="ce29" office:value-type="string">
            <text:p>Contrast of hemispheric lateralization for oro-facial movements between learned attention- getting sounds and species-typical vocalizations in chimpanzees: Extension in a second colony</text:p>
          </table:table-cell>
          <table:table-cell table:number-columns-repeated="3" office:value-type="string">
            <text:p><text:s/>-</text:p>
          </table:table-cell>
          <table:table-cell table:style-name="ce40" office:value-type="string">
            <text:p><text:s/><text:span text:style-name="T73"><text:s/></text:span><text:span text:style-name="T73">- </text:span></text:p>
          </table:table-cell>
          <table:table-cell table:number-columns-repeated="2"/>
        </table:table-row>
        <table:table-row table:style-name="ro2" table:number-rows-repeated="6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2012">
            <text:p>2012</text:p>
          </table:table-cell>
          <table:table-cell/>
          <table:table-cell office:value-type="string">
            <text:p>3, Volume 124</text:p>
          </table:table-cell>
          <table:table-cell office:value-type="string">
            <text:p><text:span text:style-name="T21">Dörte Hessler</text:span><text:span text:style-name="T22">, </text:span><text:span text:style-name="T23">Roel Jonkers</text:span><text:span text:style-name="T24">a</text:span><text:span text:style-name="T22">, </text:span><text:span text:style-name="T23">Laurie Stowe</text:span><text:span text:style-name="T24">a</text:span><text:span text:style-name="T25">, </text:span><text:span text:style-name="T24">b</text:span><text:span text:style-name="T22">, </text:span><text:span text:style-name="T23">Roelien Bastiaanse</text:span></text:p>
          </table:table-cell>
          <table:table-cell table:style-name="ce29" office:value-type="string">
            <text:p>Dedcuction electrified: ERPs elicited by processing of words in conditional arguments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style-name="ce34" office:value-type="string">
            <text:p>P = 0.1626.</text:p>
          </table:table-cell>
          <table:table-cell table:style-name="ce34" office:value-type="string">
            <text:p>are not significantly different from one another</text:p>
          </table:table-cell>
          <table:table-cell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4Dörte Hessler, Roel Jomkers, Lairie Stowe, Roelien Bastiaanse</text:p>
          </table:table-cell>
          <table:table-cell table:style-name="ce22" office:value-type="string">
            <text:p>Mathilde Bonnefimd, Jean- Baptiste Van der Henst</text:p>
          </table:table-cell>
          <table:table-cell office:value-type="string">
            <text:p>Deduction electrified: ERPs elicited by the processing of words in conditional arguments </text:p>
          </table:table-cell>
          <table:table-cell office:value-type="string">
            <text:p>+</text:p>
          </table:table-cell>
          <table:table-cell office:value-type="string">
            <text:p><text:s/>+</text:p>
          </table:table-cell>
          <table:table-cell office:value-type="string">
            <text:p>- 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4</text:p>
          </table:table-cell>
          <table:table-cell table:style-name="ce22" office:value-type="string">
            <text:p>Catherine Mereck, Pierre-Yves Jonin, Helene Vichard, Sandrine le Moal Boursiquot, Virgine Lebay, Serge Belliars</text:p>
          </table:table-cell>
          <table:table-cell office:value-type="string">
            <text:p>‘Cost in Transliteration’: The neurocognitive processing of Romanized writing</text:p>
          </table:table-cell>
          <table:table-cell office:value-type="string">
            <text:p><text:s/>+</text:p>
          </table:table-cell>
          <table:table-cell office:value-type="string">
            <text:p><text:s/>-</text:p>
          </table:table-cell>
          <table:table-cell office:value-type="string">
            <text:p>-</text:p>
          </table:table-cell>
          <table:table-cell table:style-name="ce34"/>
          <table:table-cell table:number-columns-repeated="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4</text:p>
          </table:table-cell>
          <table:table-cell office:value-type="string">
            <text:p><text:span text:style-name="T7">Chaitra Rao</text:span><text:span text:style-name="T18"> , </text:span><text:span text:style-name="T7">Avantika Mathur</text:span><text:span text:style-name="T18"> , </text:span><text:span text:style-name="T7">Nandini C. Singh</text:span></text:p>
          </table:table-cell>
          <table:table-cell office:value-type="string">
            <text:p>The ability to tap to a beat relates to cognitive, linguistic, and perceptual skills</text:p>
          </table:table-cell>
          <table:table-cell office:value-type="string">
            <text:p>- </text:p>
          </table:table-cell>
          <table:table-cell table:number-columns-repeated="2" office:value-type="string">
            <text:p><text:s/>-</text:p>
          </table:table-cell>
          <table:table-cell table:style-name="ce34"/>
          <table:table-cell table:number-columns-repeated="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4</text:p>
          </table:table-cell>
          <table:table-cell office:value-type="string">
            <text:p><text:span text:style-name="T7">Adam T. Tierney</text:span><text:span text:style-name="T10">a</text:span><text:span text:style-name="T11">, </text:span><text:span text:style-name="T10">b</text:span><text:span text:style-name="T8">, </text:span><text:span text:style-name="T9">Nina Kraus</text:span><text:span text:style-name="T10">a</text:span></text:p>
          </table:table-cell>
          <table:table-cell office:value-type="string">
            <text:p>A late locus of the distractor frequency effect in picture–word interference: Evidence from event-related potentials</text:p>
          </table:table-cell>
          <table:table-cell office:value-type="string">
            <text:p><text:s/>-</text:p>
          </table:table-cell>
          <table:table-cell office:value-type="string">
            <text:p><text:s text:c="2"/>-</text:p>
          </table:table-cell>
          <table:table-cell office:value-type="string">
            <text:p><text:s text:c="3"/>-</text:p>
          </table:table-cell>
          <table:table-cell table:style-name="ce34" office:value-type="string">
            <text:p>p = 0.19</text:p>
          </table:table-cell>
          <table:table-cell table:style-name="ce34"/>
          <table:table-cell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4</text:p>
          </table:table-cell>
          <table:table-cell office:value-type="string">
            <text:p><text:span text:style-name="T7">Elisah Dhooge</text:span><text:span text:style-name="T20">&lt;</text:span><text:span text:style-name="T8">, </text:span><text:span text:style-name="T9">Wouter De Baene</text:span><text:span text:style-name="T8">, </text:span><text:span text:style-name="T9">Robert J. Hartsuiker</text:span></text:p>
          </table:table-cell>
          <table:table-cell office:value-type="string">
            <text:p>Effects of rhyme and spelling patterns on auditory word ERPs depend on selective attention to phonology</text:p>
          </table:table-cell>
          <table:table-cell table:number-columns-repeated="3" office:value-type="string">
            <text:p><text:s/>+</text:p>
          </table:table-cell>
          <table:table-cell table:style-name="ce41" office:value-type="string">
            <text:p>there was no significant in bigram frequancy p= .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4</text:p>
          </table:table-cell>
          <table:table-cell office:value-type="string">
            <text:p><text:span text:style-name="T7">Yuliya N. Yoncheva</text:span><text:span text:style-name="T10">a</text:span><text:span text:style-name="T8">, </text:span><text:span text:style-name="T9">Urs Maurer</text:span><text:span text:style-name="T10">b</text:span><text:span text:style-name="T8">, </text:span><text:span text:style-name="T9">Jason D. Zevin</text:span><text:span text:style-name="T10">c</text:span><text:span text:style-name="T8">, </text:span><text:span text:style-name="T9">Bruce D. McCandliss</text:span></text:p>
          </table:table-cell>
          <table:table-cell table:style-name="ce30" office:value-type="string">
            <text:p>Effects of rhyme and spelling patterns on auditory word ERPs depend on selective attention to phonology</text:p>
          </table:table-cell>
          <table:table-cell/>
          <table:table-cell office:value-type="string">
            <text:p>+</text:p>
          </table:table-cell>
          <table:table-cell table:number-columns-repeated="2" office:value-type="string">
            <text:p><text:s/>-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4</text:p>
          </table:table-cell>
          <table:table-cell office:value-type="string">
            <text:p><text:span text:style-name="T26">Emmanuel Biau</text:span><text:span text:style-name="T27">a</text:span><text:span text:style-name="T28">, </text:span><text:span text:style-name="T29">Salvador Soto-Faraco</text:span></text:p>
          </table:table-cell>
          <table:table-cell office:value-type="string">
            <text:p>Beat gestures modulate auditory integration in speech perception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style-name="ce34" office:value-type="string">
            <text:p>Words with and without gesture were not different in average duration (respectively 0.498 s ± 0.022 and 0.464 s ± 0.023; p = 0.675)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4</text:p>
          </table:table-cell>
          <table:table-cell office:value-type="string">
            <text:p><text:span text:style-name="T26">Nicholas F. Wymbs</text:span><text:span text:style-name="T27">a</text:span><text:span text:style-name="T28">, </text:span><text:span text:style-name="T29">Roger J. Ingham</text:span><text:span text:style-name="T28">, </text:span><text:span text:style-name="T29">Janis C. Ingham</text:span><text:span text:style-name="T27">b</text:span><text:span text:style-name="T28">, </text:span><text:span text:style-name="T29">Katherine E. Paolini</text:span><text:span text:style-name="T27">b</text:span><text:span text:style-name="T28">, </text:span><text:span text:style-name="T29">Scott T. Grafton</text:span><text:span text:style-name="T27">a</text:span></text:p>
          </table:table-cell>
          <table:table-cell office:value-type="string">
            <text:p>Individual differences in neural regions functionally related to real and imagined stutter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4</text:p>
          </table:table-cell>
          <table:table-cell office:value-type="string">
            <text:p><text:span text:style-name="T26">Odette Megnin-Viggars</text:span><text:span text:style-name="T30">, </text:span><text:span text:style-name="T26">Usha Goswam</text:span></text:p>
          </table:table-cell>
          <table:table-cell office:value-type="string">
            <text:p>Audiovisual perception of noise vocoded speech in dyslexic and non-dyslexic adults: The role of low-frequency visual modulation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4</text:p>
          </table:table-cell>
          <table:table-cell office:value-type="string">
            <text:p><text:span text:style-name="T26">Katrien Segaert</text:span><text:span text:style-name="T28">, </text:span><text:span text:style-name="T29">Gerard Kempen</text:span><text:span text:style-name="T27">a</text:span><text:span text:style-name="T31">, </text:span><text:span text:style-name="T27">c</text:span><text:span text:style-name="T28">, </text:span><text:span text:style-name="T29">Karl Magnus Petersson</text:span><text:span text:style-name="T27">a</text:span><text:span text:style-name="T31">, </text:span><text:span text:style-name="T27">b</text:span><text:span text:style-name="T28">, </text:span><text:span text:style-name="T29">Peter Hagoort</text:span><text:span text:style-name="T27">a</text:span><text:span text:style-name="T31">, </text:span><text:span text:style-name="T27">b</text:span></text:p>
          </table:table-cell>
          <table:table-cell office:value-type="string">
            <text:p>Syntactic priming and the lexical boost effect during sentence production and sentence comprehension: An fMRI stud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4</text:p>
          </table:table-cell>
          <table:table-cell office:value-type="string">
            <text:p><text:span text:style-name="T26">Douglas D. Burman</text:span><text:span text:style-name="T28">, </text:span><text:span text:style-name="T29">Taylor Minas</text:span><text:span text:style-name="T27">b</text:span><text:span text:style-name="T28">, </text:span><text:span text:style-name="T29">Donald J. Bolger</text:span><text:span text:style-name="T28">, </text:span><text:span text:style-name="T29">James R. Booth</text:span></text:p>
          </table:table-cell>
          <table:table-cell office:value-type="string">
            <text:p>Age, sex, and verbal abilities affect location of linguistic connectivity in ventral visual pathwa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4</text:p>
          </table:table-cell>
          <table:table-cell office:value-type="string">
            <text:p><text:span text:style-name="T7">Fan-pei Gloria Yang</text:span><text:span text:style-name="T8">, </text:span><text:span text:style-name="T9">Navid Khodaparast</text:span><text:span text:style-name="T12">b</text:span><text:span text:style-name="T8">, </text:span><text:span text:style-name="T9">Kailyn Bradley</text:span><text:span text:style-name="T12">b</text:span><text:span text:style-name="T8">, </text:span><text:span text:style-name="T9">Min-Chieh Fang</text:span><text:span text:style-name="T8">, </text:span><text:span text:style-name="T9">Ari Bernstein</text:span><text:span text:style-name="T12">b</text:span><text:span text:style-name="T8">, </text:span><text:span text:style-name="T9">Daniel C. Krawczyk</text:span></text:p>
          </table:table-cell>
          <table:table-cell office:value-type="string">
            <text:p>The influence of semantic property and grammatical class on semantic selectio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4</text:p>
          </table:table-cell>
          <table:table-cell office:value-type="string">
            <text:p><text:span text:style-name="T26">Ingo Hertrich</text:span><text:span text:style-name="T28">, </text:span><text:span text:style-name="T29">Susanne Dietrich</text:span><text:span text:style-name="T27">a</text:span><text:span text:style-name="T28">, </text:span><text:span text:style-name="T29">Hermann Ackermann</text:span></text:p>
          </table:table-cell>
          <table:table-cell office:value-type="string">
            <text:p>Tracking the speech signal – Time-locked MEG signals during perception of ultra-fast and moderately fast speech in blind and in sighted listener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4</text:p>
          </table:table-cell>
          <table:table-cell office:value-type="string">
            <text:p><text:span text:style-name="T26">Patricia Weber</text:span><text:span text:style-name="T27">a</text:span><text:span text:style-name="T28">, </text:span><text:span text:style-name="T29">Nadja Kozel</text:span><text:span text:style-name="T27">a</text:span><text:span text:style-name="T28">, </text:span><text:span text:style-name="T29">Christian Purgstaller</text:span><text:span text:style-name="T27">b</text:span><text:span text:style-name="T28">, </text:span><text:span text:style-name="T29">Reinhard Kargl</text:span><text:span text:style-name="T27">b</text:span><text:span text:style-name="T28">, </text:span><text:span text:style-name="T29">Daniela Schwab</text:span><text:span text:style-name="T27">a</text:span><text:span text:style-name="T28">, </text:span><text:span text:style-name="T29">Andreas Fink</text:span></text:p>
          </table:table-cell>
          <table:table-cell office:value-type="string">
            <text:p>First and second language in the brain: Neuronal correlates of language processing and spelling strategie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4</text:p>
          </table:table-cell>
          <table:table-cell office:value-type="string">
            <text:p><text:span text:style-name="T26">Dilara Deniz Can</text:span><text:span text:style-name="T28">, </text:span><text:span text:style-name="T29">Todd Richards</text:span><text:span text:style-name="T27">b</text:span><text:span text:style-name="T28">, </text:span><text:span text:style-name="T29">Patricia K. Kuhl</text:span></text:p>
          </table:table-cell>
          <table:table-cell office:value-type="string">
            <text:p>Early gray-matter and white-matter concentration in infancy predict later language skills: A whole brain voxel-based morphometry study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4</text:p>
          </table:table-cell>
          <table:table-cell office:value-type="string">
            <text:p><text:span text:style-name="T26">Karine Marcotte</text:span><text:span text:style-name="T28">, </text:span><text:span text:style-name="T29">Vincent Perlbarg</text:span><text:span text:style-name="T28">, </text:span><text:span text:style-name="T29">Guillaume Marrelec</text:span><text:span text:style-name="T28">, </text:span><text:span text:style-name="T29">Habib Benali</text:span><text:span text:style-name="T28">, </text:span><text:span text:style-name="T29">Ana Inés Ansaldo</text:span></text:p>
          </table:table-cell>
          <table:table-cell office:value-type="string">
            <text:p>Default-mode network functional connectivity in aphasia: Therapy-induced neuroplasticit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4</text:p>
          </table:table-cell>
          <table:table-cell office:value-type="string">
            <text:p><text:span text:style-name="T26">Ladan Ghazi Saidi</text:span><text:span text:style-name="T28">, </text:span><text:span text:style-name="T29">Vincent Perlbarg</text:span><text:span text:style-name="T27">c</text:span><text:span text:style-name="T31">, </text:span><text:span text:style-name="T27">d</text:span><text:span text:style-name="T28">, </text:span><text:span text:style-name="T29">Guillaume Marrelec</text:span><text:span text:style-name="T27">a</text:span><text:span text:style-name="T31">, </text:span><text:span text:style-name="T27">c</text:span><text:span text:style-name="T31">, </text:span><text:span text:style-name="T27">d</text:span><text:span text:style-name="T28">, </text:span><text:span text:style-name="T29">Mélani Pélégrini-Issac</text:span><text:span text:style-name="T27">c</text:span><text:span text:style-name="T31">, </text:span><text:span text:style-name="T27">d</text:span><text:span text:style-name="T28">, </text:span><text:span text:style-name="T29">Habib Benali</text:span><text:span text:style-name="T27">c</text:span><text:span text:style-name="T31">, </text:span><text:span text:style-name="T27">d</text:span><text:span text:style-name="T28">, </text:span><text:span text:style-name="T29">Ana-Inés Ansaldo</text:span></text:p>
          </table:table-cell>
          <table:table-cell office:value-type="string">
            <text:p>Functional connectivity changes in second language vocabulary learn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4</text:p>
          </table:table-cell>
          <table:table-cell office:value-type="string">
            <text:p><text:span text:style-name="T26">N. Mashal</text:span><text:span text:style-name="T27">a</text:span><text:span text:style-name="T28">, </text:span><text:span text:style-name="T29">T. Vishne</text:span><text:span text:style-name="T27">c</text:span><text:span text:style-name="T28">, </text:span><text:span text:style-name="T29">N. Laor</text:span><text:span text:style-name="T27">d</text:span><text:span text:style-name="T31">, </text:span><text:span text:style-name="T27">e</text:span><text:span text:style-name="T28">, </text:span><text:span text:style-name="T29">D. Titone</text:span></text:p>
          </table:table-cell>
          <table:table-cell office:value-type="string">
            <text:p>Enhanced left frontal involvement during novel metaphor comprehension in schizophrenia: Evidence from functional neuroimag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4</text:p>
          </table:table-cell>
          <table:table-cell office:value-type="string">
            <text:p><text:span text:style-name="T7">Nathalie Fritsch</text:span><text:span text:style-name="T8">, </text:span><text:span text:style-name="T9">Lars Kuchinke</text:span></text:p>
          </table:table-cell>
          <table:table-cell office:value-type="string">
            <text:p>Acquired affective associations induce emotion effects in word recognition: An ERP study</text:p>
          </table:table-cell>
          <table:table-cell table:number-columns-repeated="3" office:value-type="string">
            <text:p><text:s/>+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4</text:p>
          </table:table-cell>
          <table:table-cell office:value-type="string">
            <text:p><text:span text:style-name="T7">Aaron J. Newman</text:span><text:span text:style-name="T8">, </text:span><text:span text:style-name="T9">Sophie Kenny</text:span><text:span text:style-name="T12">b</text:span><text:span text:style-name="T13">, </text:span><text:span text:style-name="T12">1</text:span><text:span text:style-name="T8">, </text:span><text:span text:style-name="T9">Jean Saint-Aubin</text:span><text:span text:style-name="T12">b</text:span><text:span text:style-name="T8">, </text:span><text:span text:style-name="T9">Raymond M. Klein</text:span><text:span text:style-name="T12">c</text:span></text:p>
          </table:table-cell>
          <table:table-cell office:value-type="string">
            <text:p>Can skilled readers perform a second task in parallel? A functional connectivity MRI stud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4</text:p>
          </table:table-cell>
          <table:table-cell office:value-type="string">
            <text:p><text:span text:style-name="T7">Fabian Tomaschek</text:span><text:span text:style-name="T8">, </text:span><text:span text:style-name="T9">Hubert Truckenbrodt</text:span><text:span text:style-name="T12">b</text:span><text:span text:style-name="T8">, </text:span><text:span text:style-name="T9">Ingo Hertrich</text:span><text:span text:style-name="T12">a</text:span></text:p>
          </table:table-cell>
          <table:table-cell office:value-type="string">
            <text:p>Neural processing of acoustic duration and phonological German vowel length: Time courses of evoked fields in response to speech and nonspeech signal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4</text:p>
          </table:table-cell>
          <table:table-cell office:value-type="string">
            <text:p><text:span text:style-name="T7">Roberta Adorni</text:span><text:span text:style-name="T8">, </text:span><text:span text:style-name="T9">Mirella Manfredi</text:span><text:span text:style-name="T8">, </text:span><text:span text:style-name="T9">Alice Mado Proverbio</text:span></text:p>
          </table:table-cell>
          <table:table-cell office:value-type="string">
            <text:p>Since when or how often? Dissociating the roles of age of acquisition (AoA) and lexical frequency in early visual word processing</text:p>
          </table:table-cell>
          <table:table-cell table:number-columns-repeated="3" office:value-type="string">
            <text:p>+</text:p>
          </table:table-cell>
          <table:table-cell table:style-name="ce34" office:value-type="string">
            <text:p>On the contrary, early AoA/HF words versus early AoA/LF words differed significantly in terms of frequency (p &lt; 0.001),</text:p>
          </table:table-cell>
          <table:table-cell table:style-name="ce40" office:value-type="string">
            <text:p>A one-way ANOVA was conducted, and it was ascertained that the high frequency words (early AoA/HF and late AoA/HF) did not differed in term of frequency (early AoA/HF words: mean frequency = 203; SD = 151</text:p>
          </table:table-cell>
          <table:table-cell/>
        </table:table-row>
        <table:table-row table:style-name="ro8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4</text:p>
          </table:table-cell>
          <table:table-cell table:style-name="ce23" office:value-type="string">
            <text:p><text:span text:style-name="T32">Isabel C. Bohrn</text:span><text:span text:style-name="T33">, </text:span><text:span text:style-name="T34">Ulrike Altmann</text:span><text:span text:style-name="T35">a</text:span><text:span text:style-name="T36">, </text:span><text:span text:style-name="T35">e</text:span><text:span text:style-name="T33">, </text:span><text:span text:style-name="T34">Oliver Lubrich</text:span><text:span text:style-name="T35">b</text:span><text:span text:style-name="T36">, </text:span><text:span text:style-name="T35">e</text:span><text:span text:style-name="T33">, </text:span><text:span text:style-name="T34">Winfried Menninghaus</text:span><text:span text:style-name="T35">c</text:span><text:span text:style-name="T36">, </text:span><text:span text:style-name="T35">e</text:span><text:span text:style-name="T33">, </text:span><text:span text:style-name="T34">Arthur M. Jacobs</text:span><text:span text:style-name="T35">a</text:span></text:p>
          </table:table-cell>
          <table:table-cell office:value-type="string">
            <text:p>When we like what we know – A parametric fMRI analysis of beauty and familiarit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4</text:p>
          </table:table-cell>
          <table:table-cell office:value-type="string">
            <text:p><text:span text:style-name="T7">Gustavo Arriaga</text:span><text:span text:style-name="T18">, </text:span><text:span text:style-name="T7">Erich D. Jarvis</text:span></text:p>
          </table:table-cell>
          <table:table-cell office:value-type="string">
            <text:p>Mouse vocal communication system: Are ultrasounds learned or innate?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 table:number-rows-repeated="6">
          <table:table-cell table:number-columns-repeated="5"/>
          <table:table-cell table:style-name="Default"/>
          <table:table-cell table:number-columns-repeated="6"/>
        </table:table-row>
        <table:table-row table:style-name="ro9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5</text:p>
          </table:table-cell>
          <table:table-cell office:value-type="string">
            <text:p><text:span text:style-name="T26">Jennifer L. Whitwell</text:span><text:span text:style-name="T28">, </text:span><text:span text:style-name="T29">Joseph R. Duffy</text:span><text:span text:style-name="T27">b</text:span><text:span text:style-name="T28">, </text:span><text:span text:style-name="T29">Edythe A. Strand</text:span><text:span text:style-name="T27">b</text:span><text:span text:style-name="T28">, </text:span><text:span text:style-name="T29">Rong Xia</text:span><text:span text:style-name="T27">c</text:span><text:span text:style-name="T28">, </text:span><text:span text:style-name="T29">Jay Mandrekar</text:span><text:span text:style-name="T27">c</text:span><text:span text:style-name="T28">, </text:span><text:span text:style-name="T29">Mary M. Machulda</text:span><text:span text:style-name="T27">d</text:span><text:span text:style-name="T28">, </text:span><text:span text:style-name="T29">Matthew L. Senjem</text:span><text:span text:style-name="T27">e</text:span><text:span text:style-name="T28">, </text:span><text:span text:style-name="T29">Val J. Lowe</text:span><text:span text:style-name="T27">f</text:span><text:span text:style-name="T28">, </text:span><text:span text:style-name="T29">Clifford R. Jack Jr.</text:span><text:span text:style-name="T27">a</text:span><text:span text:style-name="T28">, </text:span><text:span text:style-name="T29">Keith A. Josephs</text:span></text:p>
          </table:table-cell>
          <table:table-cell table:style-name="ce25" office:value-type="string">
            <text:p/>
            <text:p><text:span text:style-name="T70">Distinct regional anatomic and functional correlates of neurodegenerative apraxia of speech and aphasia: An MRI and FDG-PET study</text:span></text:p>
          </table:table-cell>
          <table:table-cell table:number-columns-repeated="2" office:value-type="string">
            <text:p>- </text:p>
          </table:table-cell>
          <table:table-cell office:value-type="string">
            <text:p>-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3, Volume 125</text:p>
          </table:table-cell>
          <table:table-cell table:style-name="ce24" office:value-type="string">
            <text:p><text:span text:style-name="T7">Annelies Aerts</text:span><text:span text:style-name="T10">a</text:span><text:span text:style-name="T8">, </text:span><text:span text:style-name="T9">Pieter van Mierlo</text:span><text:span text:style-name="T10">c</text:span><text:span text:style-name="T8">, </text:span><text:span text:style-name="T9">Robert J. Hartsuiker</text:span><text:span text:style-name="T10">d</text:span><text:span text:style-name="T8">, </text:span><text:span text:style-name="T9">Hans Hallez</text:span><text:span text:style-name="T10">c</text:span><text:span text:style-name="T11">, </text:span><text:span text:style-name="T10">e</text:span><text:span text:style-name="T8">, </text:span><text:span text:style-name="T9">Patrick Santens</text:span><text:span text:style-name="T10">a</text:span><text:span text:style-name="T11">, </text:span><text:span text:style-name="T10">b</text:span><text:span text:style-name="T8">, </text:span><text:span text:style-name="T9">Miet De Lette</text:span></text:p>
          </table:table-cell>
          <table:table-cell office:value-type="string">
            <text:p>Neurophysiological investigation of phonological input: Aging effects and development of normative data</text:p>
          </table:table-cell>
          <table:table-cell table:number-columns-repeated="3" office:value-type="string">
            <text:p>-</text:p>
          </table:table-cell>
          <table:table-cell table:style-name="ce29"/>
          <table:table-cell table:number-columns-repeated="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5</text:p>
          </table:table-cell>
          <table:table-cell table:style-name="ce24" office:value-type="string">
            <text:p><text:span text:style-name="T7">Marina Palazova</text:span><text:span text:style-name="T10">a</text:span><text:span text:style-name="T11">, </text:span><text:span text:style-name="T8">, </text:span><text:span text:style-name="T9">Werner Sommer</text:span><text:span text:style-name="T10">a</text:span><text:span text:style-name="T8">, </text:span><text:span text:style-name="T9">Annekathrin Schacht</text:span></text:p>
          </table:table-cell>
          <table:table-cell office:value-type="string">
            <text:p>Interplay of emotional valence and concreteness in word processing: An event-related potential study with verbs</text:p>
          </table:table-cell>
          <table:table-cell office:value-type="string">
            <text:p><text:s/>+</text:p>
          </table:table-cell>
          <table:table-cell table:number-columns-repeated="2" office:value-type="string">
            <text:p>- 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5</text:p>
          </table:table-cell>
          <table:table-cell table:style-name="ce24" office:value-type="string">
            <text:p><text:span text:style-name="T7">Ulrike Domahs</text:span><text:span text:style-name="T8">, </text:span><text:span text:style-name="T9">Elise Klein</text:span><text:span text:style-name="T10">b</text:span><text:span text:style-name="T11">, </text:span><text:span text:style-name="T10">c</text:span><text:span text:style-name="T8">, </text:span><text:span text:style-name="T9">Walter Huber</text:span><text:span text:style-name="T10">d</text:span><text:span text:style-name="T8">, </text:span><text:span text:style-name="T9">Frank Domahs</text:span></text:p>
          </table:table-cell>
          <table:table-cell office:value-type="string">
            <text:p>Good, bad and ugly word stress – fMRI evidence for foot structure driven processing of prosodic violation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5</text:p>
          </table:table-cell>
          <table:table-cell office:value-type="string">
            <text:p><text:span text:style-name="T26">Shiao-hui Chan</text:span><text:span text:style-name="T28">, </text:span><text:span text:style-name="T29">Lee Ryan</text:span><text:span text:style-name="T27">c</text:span><text:span text:style-name="T28">, </text:span><text:span text:style-name="T29">Thomas G. Bever</text:span></text:p>
          </table:table-cell>
          <table:table-cell office:value-type="string">
            <text:p>Role of the striatum in language: Syntactic and conceptual sequencing</text:p>
          </table:table-cell>
          <table:table-cell table:number-columns-repeated="3" office:value-type="string">
            <text:p>-</text:p>
          </table:table-cell>
          <table:table-cell table:style-name="ce29"/>
          <table:table-cell table:style-name="ce34"/>
          <table:table-cell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5</text:p>
          </table:table-cell>
          <table:table-cell table:style-name="ce24" office:value-type="string">
            <text:p><text:span text:style-name="T7">F. Simard</text:span><text:span text:style-name="T10">a</text:span><text:span text:style-name="T11">, </text:span><text:span text:style-name="T10">b</text:span><text:span text:style-name="T8">, </text:span><text:span text:style-name="T9">L. Monetta</text:span><text:span text:style-name="T10">c</text:span><text:span text:style-name="T8">, </text:span><text:span text:style-name="T9">A. Nagano-Saito</text:span><text:span text:style-name="T10">a</text:span><text:span text:style-name="T8">, </text:span><text:span text:style-name="T9">O. Monchi</text:span></text:p>
          </table:table-cell>
          <table:table-cell office:value-type="string">
            <text:p>A new lexical card-sorting task for studying fronto-striatal contribution to processing language rules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5</text:p>
          </table:table-cell>
          <table:table-cell table:style-name="ce24" office:value-type="string">
            <text:p><text:span text:style-name="T7">Jubin Abutalebi</text:span><text:span text:style-name="T10">a</text:span><text:span text:style-name="T8">, </text:span><text:span text:style-name="T9">Pasquale Anthony Della Rosa</text:span><text:span text:style-name="T10">a</text:span><text:span text:style-name="T8">, </text:span><text:span text:style-name="T9">Anna Kaarina Castro Gonzaga</text:span><text:span text:style-name="T10">a</text:span><text:span text:style-name="T8">, </text:span><text:span text:style-name="T9">Roland Keim</text:span><text:span text:style-name="T10">a</text:span><text:span text:style-name="T8">, </text:span><text:span text:style-name="T9">Albert Costa</text:span><text:span text:style-name="T10">c</text:span><text:span text:style-name="T8">, </text:span><text:span text:style-name="T9">Daniela Perani</text:span><text:span text:style-name="T10">a</text:span></text:p>
          </table:table-cell>
          <table:table-cell office:value-type="string">
            <text:p>The role of the left putamen in multilingual language productio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5</text:p>
          </table:table-cell>
          <table:table-cell table:style-name="ce24" office:value-type="string">
            <text:p><text:span text:style-name="T7">Anna Bacon Moore</text:span><text:span text:style-name="T8">, </text:span><text:span text:style-name="T9">Zhihao Li</text:span><text:span text:style-name="T10">e</text:span><text:span text:style-name="T11">, </text:span><text:span text:style-name="T10">f</text:span><text:span text:style-name="T8">, </text:span><text:span text:style-name="T9">Callie E. Tyner</text:span><text:span text:style-name="T10">a</text:span><text:span text:style-name="T11">, </text:span><text:span text:style-name="T10">d</text:span><text:span text:style-name="T8">, </text:span><text:span text:style-name="T9">Xiaoping Hu</text:span><text:span text:style-name="T10">e</text:span><text:span text:style-name="T11">, </text:span><text:span text:style-name="T10">f</text:span><text:span text:style-name="T8">, </text:span><text:span text:style-name="T9">Bruce Crosson</text:span></text:p>
          </table:table-cell>
          <table:table-cell office:value-type="string">
            <text:p>Bilateral basal ganglia activity in verbal working memory</text:p>
          </table:table-cell>
          <table:table-cell office:value-type="string">
            <text:p>- 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5</text:p>
          </table:table-cell>
          <table:table-cell office:value-type="string">
            <text:p><text:span text:style-name="T26">P. Péran</text:span><text:span text:style-name="T27">a</text:span><text:span text:style-name="T28">, </text:span><text:span text:style-name="T29">F. Nemmi</text:span><text:span text:style-name="T27">c</text:span><text:span text:style-name="T28">, </text:span><text:span text:style-name="T29">D. Méligne</text:span><text:span text:style-name="T27">a</text:span><text:span text:style-name="T31">, </text:span><text:span text:style-name="T27">b</text:span><text:span text:style-name="T28">, </text:span><text:span text:style-name="T29">D. Cardebat</text:span><text:span text:style-name="T27">a</text:span><text:span text:style-name="T31">, </text:span><text:span text:style-name="T27">b</text:span><text:span text:style-name="T28">, </text:span><text:span text:style-name="T29">A. Peppe</text:span><text:span text:style-name="T27">d</text:span><text:span text:style-name="T28">, </text:span><text:span text:style-name="T29">O. Rascol</text:span><text:span text:style-name="T27">a</text:span><text:span text:style-name="T31">, </text:span><text:span text:style-name="T27">b</text:span><text:span text:style-name="T31">, </text:span><text:span text:style-name="T27">e</text:span><text:span text:style-name="T28">, </text:span><text:span text:style-name="T29">C. Caltagirone</text:span><text:span text:style-name="T27">d</text:span><text:span text:style-name="T31">, </text:span><text:span text:style-name="T27">f</text:span><text:span text:style-name="T28">, </text:span><text:span text:style-name="T29">J.F. Demonet</text:span><text:span text:style-name="T27">g</text:span><text:span text:style-name="T28">, </text:span><text:span text:style-name="T29">U. Sabatini</text:span></text:p>
          </table:table-cell>
          <table:table-cell table:style-name="ce31" office:value-type="string">
            <text:p>Effect of levodopa on both verbal and motor representations of action in Parkinson’s disease: A fMRI stud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5</text:p>
          </table:table-cell>
          <table:table-cell table:style-name="ce24" office:value-type="string">
            <text:p><text:span text:style-name="T7">Rachel G. Gross</text:span><text:span text:style-name="T10">a</text:span><text:span text:style-name="T11">, </text:span><text:span text:style-name="T8">, </text:span><text:span text:style-name="T9">Emily Camp</text:span><text:span text:style-name="T10">a</text:span><text:span text:style-name="T8">, </text:span><text:span text:style-name="T9">Corey T. McMillan</text:span><text:span text:style-name="T10">a</text:span><text:span text:style-name="T8">, </text:span><text:span text:style-name="T9">Michael Dreyfuss</text:span><text:span text:style-name="T10">a</text:span><text:span text:style-name="T8">, </text:span><text:span text:style-name="T9">Delani Gunawardena</text:span><text:span text:style-name="T10">a</text:span><text:span text:style-name="T8">, </text:span><text:span text:style-name="T9">Philip A. Cook</text:span><text:span text:style-name="T10">b</text:span><text:span text:style-name="T8">, </text:span><text:span text:style-name="T9">Brianna Morgan</text:span><text:span text:style-name="T10">a</text:span><text:span text:style-name="T8">, </text:span><text:span text:style-name="T9">Andrew Siderowf</text:span><text:span text:style-name="T10">a</text:span><text:span text:style-name="T8">, </text:span><text:span text:style-name="T9">Howard I. Hurtig</text:span><text:span text:style-name="T10">a</text:span><text:span text:style-name="T8">, </text:span><text:span text:style-name="T9">Matthew B. Stern</text:span><text:span text:style-name="T10">a</text:span><text:span text:style-name="T8">, </text:span><text:span text:style-name="T9">Murray Grossman</text:span><text:span text:style-name="T10">a</text:span></text:p>
          </table:table-cell>
          <table:table-cell office:value-type="string">
            <text:p>Impairment of script comprehension in Lewy body spectrum disorder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 table:number-rows-repeated="3">
          <table:table-cell table:number-columns-repeated="1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5</text:p>
          </table:table-cell>
          <table:table-cell table:style-name="ce19" office:value-type="string">
            <text:p>Cathy J. Price</text:p>
          </table:table-cell>
          <table:table-cell office:value-type="string">
            <text:p>Current themes in neuroimaging studies of read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5</text:p>
          </table:table-cell>
          <table:table-cell office:value-type="string">
            <text:p><text:span text:style-name="T26">Olumide A. Olulade</text:span><text:span text:style-name="T30"> , </text:span><text:span text:style-name="T26">D. Lynn Flower</text:span><text:span text:style-name="T30">, </text:span><text:span text:style-name="T26">Eileen M. Napoliello</text:span><text:span text:style-name="T30">, </text:span><text:span text:style-name="T26">Guinevere F. Eden</text:span></text:p>
          </table:table-cell>
          <table:table-cell office:value-type="string">
            <text:p>Developmental differences for word processing in the ventral stream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5</text:p>
          </table:table-cell>
          <table:table-cell office:value-type="string">
            <text:p><text:span text:style-name="T7">Jason D. Yeatman</text:span><text:span text:style-name="T8">, </text:span><text:span text:style-name="T9">Andreas M. Rauschecker</text:span><text:span text:style-name="T8">, </text:span><text:span text:style-name="T9">Brian A. Wandell</text:span></text:p>
          </table:table-cell>
          <table:table-cell office:value-type="string">
            <text:p>Anatomy of the visual word form area: Adjacent cortical circuits and long-range white matter connections</text:p>
          </table:table-cell>
          <table:table-cell table:number-columns-repeated="3" office:value-type="string">
            <text:p><text:s/>+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5</text:p>
          </table:table-cell>
          <table:table-cell office:value-type="string">
            <text:p><text:span text:style-name="T26">Panagiotis G. Simos</text:span><text:span text:style-name="T28">, </text:span><text:span text:style-name="T29">Roozbeh Rezaie</text:span><text:span text:style-name="T27">b</text:span><text:span text:style-name="T28">, </text:span><text:span text:style-name="T29">Jack M. Fletcher</text:span><text:span text:style-name="T27">c</text:span><text:span text:style-name="T28">, </text:span><text:span text:style-name="T29">Andrew C. Papanicolaou</text:span><text:span text:style-name="T27">b</text:span></text:p>
          </table:table-cell>
          <table:table-cell office:value-type="string">
            <text:p>Time-constrained functional connectivity analysis of cortical networks underlying phonological decoding in typically developing school-aged children: A magnetoencephalography stud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5</text:p>
          </table:table-cell>
          <table:table-cell office:value-type="string">
            <text:p><text:span text:style-name="T26">Leilei Mei</text:span><text:span text:style-name="T27">a</text:span><text:span text:style-name="T31">, </text:span><text:span text:style-name="T27">b</text:span><text:span text:style-name="T28">, </text:span><text:span text:style-name="T29">Gui Xue</text:span><text:span text:style-name="T27">b</text:span><text:span text:style-name="T31">, </text:span><text:span text:style-name="T27">c</text:span><text:span text:style-name="T28">, </text:span><text:span text:style-name="T29">Zhong-Lin Lu</text:span><text:span text:style-name="T27">d</text:span><text:span text:style-name="T28">, </text:span><text:span text:style-name="T29">Qinghua He</text:span><text:span text:style-name="T27">c</text:span><text:span text:style-name="T28">, </text:span><text:span text:style-name="T29">Mingxia Zhang</text:span><text:span text:style-name="T27">a</text:span><text:span text:style-name="T31">, </text:span><text:span text:style-name="T27">b</text:span><text:span text:style-name="T28">, </text:span><text:span text:style-name="T29">Feng Xue</text:span><text:span text:style-name="T27">b</text:span><text:span text:style-name="T31">, </text:span><text:span text:style-name="T27">c</text:span><text:span text:style-name="T28">, </text:span><text:span text:style-name="T29">Chuansheng Chen</text:span><text:span text:style-name="T28">, </text:span><text:span text:style-name="T29">Qi Dong</text:span></text:p>
          </table:table-cell>
          <table:table-cell office:value-type="string">
            <text:p>Orthographic transparency modulates the functional asymmetry in the fusiform cortex: An artificial language training study</text:p>
          </table:table-cell>
          <table:table-cell table:style-name="ce3" office:value-type="string">
            <text:p><text:s text:c="2"/>+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10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5</text:p>
          </table:table-cell>
          <table:table-cell office:value-type="string">
            <text:p><text:span text:style-name="T26">Kenneth R. Pugh</text:span><text:span text:style-name="T29">Landi, Jonathan L. Preston</text:span><text:span text:style-name="T28">, </text:span><text:span text:style-name="T29">W. Einar Mencl</text:span><text:span text:style-name="T28">, </text:span><text:span text:style-name="T29">Alison C. Austin</text:span><text:span text:style-name="T28">, </text:span><text:span text:style-name="T29">Daragh Sibley</text:span><text:span text:style-name="T27">a</text:span><text:span text:style-name="T28">, </text:span><text:span text:style-name="T29">Robert K. Fulbright</text:span><text:span text:style-name="T28">, </text:span><text:span text:style-name="T29">Mark S. Seidenberg</text:span><text:span text:style-name="T28">, </text:span><text:span text:style-name="T29">Elena L. Grigorenko</text:span><text:span text:style-name="T28">, </text:span><text:span text:style-name="T29">R. Todd Constable</text:span><text:span text:style-name="T28">, </text:span><text:span text:style-name="T29">Peter Molfese</text:span><text:span text:style-name="T27">a</text:span><text:span text:style-name="T31">, </text:span><text:span text:style-name="T28">, </text:span><text:span text:style-name="T29">Stephen J. Fros</text:span></text:p>
          </table:table-cell>
          <table:table-cell office:value-type="string">
            <text:p>The relationship between phonological and auditory processing and brain organization in beginning readers</text:p>
          </table:table-cell>
          <table:table-cell table:style-name="ce5" office:value-type="string">
            <text:p><text:s/><text:span text:style-name="T73"><text:s/></text:span><text:span text:style-name="T73">-</text:span>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2, Volume 125</text:p>
          </table:table-cell>
          <table:table-cell office:value-type="string">
            <text:p><text:span text:style-name="T26">Tae Twomey</text:span><text:span text:style-name="T28">, </text:span><text:span text:style-name="T29">Keith J. Kawabata Duncan</text:span><text:span text:style-name="T27">b</text:span><text:span text:style-name="T31">, </text:span><text:span text:style-name="T27">c</text:span><text:span text:style-name="T28">, </text:span><text:span text:style-name="T29">John S. Hogan</text:span><text:span text:style-name="T27">a</text:span><text:span text:style-name="T28">, </text:span><text:span text:style-name="T29">Kenji Morita</text:span><text:span text:style-name="T27">c</text:span><text:span text:style-name="T28">, </text:span><text:span text:style-name="T29">Kazumasa Umeda</text:span><text:span text:style-name="T27">c</text:span><text:span text:style-name="T28">, </text:span><text:span text:style-name="T29">Katsuyuki Sakai</text:span><text:span text:style-name="T27">c</text:span><text:span text:style-name="T28">, </text:span><text:span text:style-name="T29">Joseph T. Devlin</text:span><text:span text:style-name="T27">a</text:span></text:p>
          </table:table-cell>
          <table:table-cell office:value-type="string">
            <text:p>Dissociating visual form from lexical frequency using Japanese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style-name="ce29" office:value-type="string">
            <text:p>Tabelle</text:p>
          </table:table-cell>
          <table:table-cell table:number-columns-repeated="2"/>
        </table:table-row>
        <table:table-row table:style-name="ro10">
          <table:table-cell table:number-columns-repeated="3"/>
          <table:table-cell office:value-type="string">
            <text:p>2, Volume 125</text:p>
          </table:table-cell>
          <table:table-cell office:value-type="string">
            <text:p><text:span text:style-name="T26">Stefan Heim</text:span><text:span text:style-name="T27">a</text:span><text:span text:style-name="T28">, </text:span><text:span text:style-name="T29">Anke Wehnelt</text:span><text:span text:style-name="T27">b</text:span><text:span text:style-name="T31">, </text:span><text:span text:style-name="T27">c</text:span><text:span text:style-name="T28">, </text:span><text:span text:style-name="T29">Marion Grande</text:span><text:span text:style-name="T27">b</text:span><text:span text:style-name="T28">, </text:span><text:span text:style-name="T29">Walter Huber</text:span><text:span text:style-name="T27">b</text:span><text:span text:style-name="T28">, </text:span><text:span text:style-name="T29">Katrin Amunts</text:span><text:span text:style-name="T27">a</text:span></text:p>
          </table:table-cell>
          <table:table-cell office:value-type="string">
            <text:p>Effects of lexicality and word frequency on brain activation in dyslexic readers</text:p>
          </table:table-cell>
          <table:table-cell table:number-columns-repeated="2" office:value-type="string">
            <text:p><text:s/>+</text:p>
          </table:table-cell>
          <table:table-cell table:style-name="ce5" office:value-type="string">
            <text:p><text:s/><text:span text:style-name="T73"><text:s text:c="7"/></text:span><text:span text:style-name="T73">+</text:span></text:p>
          </table:table-cell>
          <table:table-cell table:style-name="ce34" office:value-type="string">
            <text:p>There was no difference between the controls and the compensated dyslexics in reading speed (P = .168)</text:p>
          </table:table-cell>
          <table:table-cell table:number-columns-repeated="2"/>
        </table:table-row>
        <table:table-row table:style-name="ro11">
          <table:table-cell table:number-columns-repeated="3"/>
          <table:table-cell office:value-type="string">
            <text:p>2, Volume 125</text:p>
          </table:table-cell>
          <table:table-cell office:value-type="string">
            <text:p><text:span text:style-name="T26">Jacqueline Cummine</text:span><text:span text:style-name="T27">a</text:span><text:span text:style-name="T31">, </text:span><text:span text:style-name="T27">b</text:span><text:span text:style-name="T28">, </text:span><text:span text:style-name="T29">Layla Gould</text:span><text:span text:style-name="T27">c</text:span><text:span text:style-name="T28">, </text:span><text:span text:style-name="T29">Crystal Zhou</text:span><text:span text:style-name="T27">b</text:span><text:span text:style-name="T28">, </text:span><text:span text:style-name="T29">Stan Hrybouski</text:span><text:span text:style-name="T27">b</text:span><text:span text:style-name="T28">, </text:span><text:span text:style-name="T29">Zohaib Siddiqi</text:span><text:span text:style-name="T27">b</text:span><text:span text:style-name="T28">, </text:span><text:span text:style-name="T29">Brea Chouinard</text:span><text:span text:style-name="T27">a</text:span><text:span text:style-name="T28">, </text:span><text:span text:style-name="T29">Ron Borowsky</text:span><text:span text:style-name="T27">c</text:span></text:p>
          </table:table-cell>
          <table:table-cell office:value-type="string">
            <text:p>Manipulating instructions strategically affects reliance on the ventral-lexical reading stream: Converging evidence from neuroimaging and reaction time</text:p>
          </table:table-cell>
          <table:table-cell table:number-columns-repeated="2" office:value-type="string">
            <text:p>+</text:p>
          </table:table-cell>
          <table:table-cell table:style-name="ce3" office:value-type="string">
            <text:p><text:s/>+</text:p>
          </table:table-cell>
          <table:table-cell table:style-name="ce34" office:value-type="string">
            <text:p><text:span text:style-name="T76">as we found that Word Type (REG = 0, EXC = 1) did not correlate significantly with log</text:span><text:span text:style-name="T77">10</text:span><text:span text:style-name="T78"> HAL WF (r = .036, p = .57), bigram frequency by position (r = .033, p = .60), bigram mean frequency, (r = −.051, p = .42),</text:span>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2, Volume 125</text:p>
          </table:table-cell>
          <table:table-cell office:value-type="string">
            <text:p><text:span text:style-name="T26">Catherine Lebel</text:span><text:span text:style-name="T27">a</text:span><text:span text:style-name="T28">, </text:span><text:span text:style-name="T29">Bennett Shaywitz</text:span><text:span text:style-name="T27">b</text:span><text:span text:style-name="T28">, </text:span><text:span text:style-name="T29">John Holahan</text:span><text:span text:style-name="T27">b</text:span><text:span text:style-name="T28">, </text:span><text:span text:style-name="T29">Sally Shaywitz</text:span><text:span text:style-name="T27">b</text:span><text:span text:style-name="T28">, </text:span><text:span text:style-name="T29">Karen Marchione</text:span><text:span text:style-name="T27">b</text:span><text:span text:style-name="T28">, </text:span><text:span text:style-name="T29">Christian Beaulieu</text:span></text:p>
          </table:table-cell>
          <table:table-cell office:value-type="string">
            <text:p>Diffusion tensor imaging correlates of reading ability in dysfluent and non-impaired reader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2, Volume 125</text:p>
          </table:table-cell>
          <table:table-cell office:value-type="string">
            <text:p><text:span text:style-name="T26">Katherine L. Wheat</text:span><text:span text:style-name="T28">, </text:span><text:span text:style-name="T29">Piers L. Cornelissen</text:span><text:span text:style-name="T27">c</text:span><text:span text:style-name="T28">, </text:span><text:span text:style-name="T29">Alexander T. Sack</text:span><text:span text:style-name="T27">a</text:span><text:span text:style-name="T31">, </text:span><text:span text:style-name="T27">b</text:span><text:span text:style-name="T28">, </text:span><text:span text:style-name="T29">Teresa Schuhmann</text:span><text:span text:style-name="T27">a</text:span><text:span text:style-name="T31">, </text:span><text:span text:style-name="T27">b</text:span><text:span text:style-name="T28">, </text:span><text:span text:style-name="T29">Rainer Goebel</text:span><text:span text:style-name="T27">a</text:span><text:span text:style-name="T31">, </text:span><text:span text:style-name="T27">b</text:span><text:span text:style-name="T28">, </text:span><text:span text:style-name="T29">Leo Blomert</text:span></text:p>
          </table:table-cell>
          <table:table-cell office:value-type="string">
            <text:p>Charting the functional relevance of Broca’s area for visual word recognition and picture naming in Dutch using fMRI-guided TM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2, Volume 125</text:p>
          </table:table-cell>
          <table:table-cell office:value-type="string">
            <text:p><text:span text:style-name="T26">Alecia C. Vogel</text:span><text:span text:style-name="T28">, </text:span><text:span text:style-name="T29">Jessica A. Church</text:span><text:span text:style-name="T27">a</text:span><text:span text:style-name="T28">, </text:span><text:span text:style-name="T29">Jonathan D. Power</text:span><text:span text:style-name="T27">a</text:span><text:span text:style-name="T28">, </text:span><text:span text:style-name="T29">Fran M. Miezin</text:span><text:span text:style-name="T27">a</text:span><text:span text:style-name="T31">, </text:span><text:span text:style-name="T27">b</text:span><text:span text:style-name="T28">, </text:span><text:span text:style-name="T29">Steven E. Petersen</text:span><text:span text:style-name="T27">a</text:span><text:span text:style-name="T31">, </text:span><text:span text:style-name="T27">b</text:span><text:span text:style-name="T31">, </text:span><text:span text:style-name="T27">c</text:span><text:span text:style-name="T31">, </text:span><text:span text:style-name="T27">d</text:span><text:span text:style-name="T28">, </text:span><text:span text:style-name="T29">Bradley L. Schlaggar</text:span></text:p>
          </table:table-cell>
          <table:table-cell office:value-type="string">
            <text:p>Functional network architecture of reading-related regions across development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 table:number-rows-repeated="3">
          <table:table-cell table:number-columns-repeated="1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5</text:p>
          </table:table-cell>
          <table:table-cell office:value-type="string">
            <text:p><text:span text:style-name="T26">Pia Rämä</text:span><text:span text:style-name="T28">, </text:span><text:span text:style-name="T29">Louah Sirri</text:span><text:span text:style-name="T27">a</text:span><text:span text:style-name="T28">, </text:span><text:span text:style-name="T29">Josette Serres</text:span></text:p>
          </table:table-cell>
          <table:table-cell office:value-type="string">
            <text:p>Development of lexical–semantic language system: N400 priming effect for spoken words in 18- and 24-month old children</text:p>
          </table:table-cell>
          <table:table-cell table:number-columns-repeated="3" office:value-type="string">
            <text:p>+</text:p>
          </table:table-cell>
          <table:table-cell table:style-name="ce34" office:value-type="string">
            <text:p>he number of stimulus words known by 18-month-olds was smaller (18.7, 17.2, and 18.8 unrelated, related, and target words, respectively) than that by 24-month-olds (30.2, 28.6, and 29.4 for unrelated, related, and target trials, respectively) (F(1, 110) = 175.5, p &lt; 0.001)</text:p>
          </table:table-cell>
          <table:table-cell table:style-name="ce34" office:value-type="string">
            <text:p>but there was no significant effect of trial types on the number of comprehended words in either age group (all p &gt; 0.05)</text:p>
          </table:table-cell>
          <table:table-cell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5</text:p>
          </table:table-cell>
          <table:table-cell office:value-type="string">
            <text:p><text:span text:style-name="T26">Marta Vergara-Martínez</text:span><text:span text:style-name="T28">, </text:span><text:span text:style-name="T29">Manuel Perea</text:span><text:span text:style-name="T27">a</text:span><text:span text:style-name="T28">, </text:span><text:span text:style-name="T29">Pablo Gómez</text:span><text:span text:style-name="T27">c</text:span><text:span text:style-name="T28">, </text:span><text:span text:style-name="T29">Tamara Y. Swaab</text:span></text:p>
          </table:table-cell>
          <table:table-cell office:value-type="string">
            <text:p>ERP correlates of letter identity and letter position are modulated by lexical frequency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5</text:p>
          </table:table-cell>
          <table:table-cell office:value-type="string">
            <text:p><text:span text:style-name="T26">Eric J. Waldron</text:span><text:span text:style-name="T28">, </text:span><text:span text:style-name="T29">Arturo E. Hernandez</text:span></text:p>
          </table:table-cell>
          <table:table-cell office:value-type="string">
            <text:p>The role of age of acquisition on past tense generation in Spanish–English bilinguals: An fMRI study</text:p>
          </table:table-cell>
          <table:table-cell office:value-type="string">
            <text:p><text:s/>-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5</text:p>
          </table:table-cell>
          <table:table-cell office:value-type="string">
            <text:p><text:span text:style-name="T26">T. Kushnir</text:span><text:span text:style-name="T28">, </text:span><text:span text:style-name="T29">Y. Arzouan</text:span><text:span text:style-name="T27">a</text:span><text:span text:style-name="T31">, </text:span><text:span text:style-name="T27">b</text:span><text:span text:style-name="T28">, </text:span><text:span text:style-name="T29">A. Karni</text:span><text:span text:style-name="T27">a</text:span><text:span text:style-name="T31">, </text:span><text:span text:style-name="T27">b</text:span><text:span text:style-name="T28">, </text:span><text:span text:style-name="T29">D. Manor</text:span><text:span text:style-name="T27">a</text:span></text:p>
          </table:table-cell>
          <table:table-cell office:value-type="string">
            <text:p>Brain activation associated with practiced left hand mirror writ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5</text:p>
          </table:table-cell>
          <table:table-cell office:value-type="string">
            <text:p><text:span text:style-name="T26">Horacio A. Barber</text:span><text:span text:style-name="T28">, </text:span><text:span text:style-name="T29">Leun J. Otten</text:span><text:span text:style-name="T27">b</text:span><text:span text:style-name="T28">, </text:span><text:span text:style-name="T29">Stavroula-Thaleia Kousta</text:span><text:span text:style-name="T27">c</text:span><text:span text:style-name="T28">, </text:span><text:span text:style-name="T29">Gabriella Vigliocco</text:span></text:p>
          </table:table-cell>
          <table:table-cell office:value-type="string">
            <text:p>Concreteness in word processing: ERP and behavioral effects in a lexical decision task</text:p>
          </table:table-cell>
          <table:table-cell table:number-columns-repeated="3" office:value-type="string">
            <text:p><text:s/>+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5</text:p>
          </table:table-cell>
          <table:table-cell office:value-type="string">
            <text:p><text:span text:style-name="T26">P.M. Gough</text:span><text:span text:style-name="T27">a</text:span><text:span text:style-name="T28">, </text:span><text:span text:style-name="T29">G.C. Campione</text:span><text:span text:style-name="T27">a</text:span><text:span text:style-name="T28">, </text:span><text:span text:style-name="T29">G. Buccino</text:span></text:p>
          </table:table-cell>
          <table:table-cell office:value-type="string">
            <text:p>Fine tuned modulation of the motor system by adjectives expressing positive and negative properties</text:p>
          </table:table-cell>
          <table:table-cell table:number-columns-repeated="2" office:value-type="string">
            <text:p>+</text:p>
          </table:table-cell>
          <table:table-cell office:value-type="string">
            <text:p><text:s/>+</text:p>
          </table:table-cell>
          <table:table-cell table:style-name="ce11" office:value-type="string">
            <text:p><text:span text:style-name="T79">Real words (positive and negative adjectives) were balanced according to frequency (</text:span><text:span text:style-name="T21">Laudanna, Thornton, Brown, Burani, &amp; Marconi, 1995</text:span><text:span text:style-name="T79">) and number of syllables (t-tests all p &gt; .05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5</text:p>
          </table:table-cell>
          <table:table-cell office:value-type="string">
            <text:p><text:span text:style-name="T26">Ina Bornkessel-Schlesewsky</text:span><text:span text:style-name="T28">, </text:span><text:span text:style-name="T29">Matthias Schlesewsky</text:span></text:p>
          </table:table-cell>
          <table:table-cell office:value-type="string">
            <text:p>Reconciling time, space and function: A new dorsal–ventral stream model of sentence comprehensio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5</text:p>
          </table:table-cell>
          <table:table-cell office:value-type="string">
            <text:p><text:span text:style-name="T26">Angèle Brunellière</text:span><text:span text:style-name="T28">, </text:span><text:span text:style-name="T29">Salvador Soto-Faraco</text:span></text:p>
          </table:table-cell>
          <table:table-cell office:value-type="string">
            <text:p>The speakers’ accent shapes the listeners’ phonological predictions during speech perception</text:p>
          </table:table-cell>
          <table:table-cell table:number-columns-repeated="2" office:value-type="string">
            <text:p>+</text:p>
          </table:table-cell>
          <table:table-cell office:value-type="string">
            <text:p><text:s/>+</text:p>
          </table:table-cell>
          <table:table-cell table:style-name="ce34" office:value-type="string">
            <text:p>The total duration of sentence context (up to the onset of the final word) and that of the final word (target), was similar across the experimental conditions (F(2, 268) = 0.43, p &gt; .2; F(2, 268) = 1.81, p = 0.18, respectively).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5</text:p>
          </table:table-cell>
          <table:table-cell office:value-type="string">
            <text:p><text:span text:style-name="T26">Gina F. Humphreys</text:span><text:span text:style-name="T30">, </text:span><text:span text:style-name="T26">Katherine Newling</text:span><text:span text:style-name="T30">, </text:span><text:span text:style-name="T26">Caroline Jennings</text:span><text:span text:style-name="T30">, </text:span><text:span text:style-name="T26">Silvia P. Gennari</text:span></text:p>
          </table:table-cell>
          <table:table-cell office:value-type="string">
            <text:p>Motion and actions in language: Semantic representations in occipito-temporal cortex</text:p>
          </table:table-cell>
          <table:table-cell table:number-columns-repeated="3" office:value-type="string">
            <text:p><text:s/>+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5</text:p>
          </table:table-cell>
          <table:table-cell office:value-type="string">
            <text:p><text:span text:style-name="T26">Sean Hutchins</text:span><text:span text:style-name="T28">, </text:span><text:span text:style-name="T29">Isabelle Peretz</text:span></text:p>
          </table:table-cell>
          <table:table-cell office:value-type="string">
            <text:p>Vocal pitch shift in congenital amusia (pitch deafness)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5</text:p>
          </table:table-cell>
          <table:table-cell office:value-type="string">
            <text:p><text:span text:style-name="T7">Lin Wang</text:span><text:span text:style-name="T12">a</text:span><text:span text:style-name="T13">, </text:span><text:span text:style-name="T19">&lt;img alt="Corresponding author contact information" src="http://origin-cdn.els-cdn.com/sd/entities/REcor.gif"&gt;</text:span><text:span text:style-name="T13">, </text:span><text:span text:style-name="T13"><text:a xlink:href="mailto:wangl@psych.ac.cn">&lt;img src="http://origin-cdn.els-cdn.com/sd/entities/REemail.gif" alt="E-mail the corresponding author"&gt;</text:a></text:span><text:span text:style-name="T8">, </text:span><text:span text:style-name="T9">Zude Zhu</text:span><text:span text:style-name="T12">b</text:span><text:span text:style-name="T8">, </text:span><text:span text:style-name="T9">Marcel Bastiaansen</text:span><text:span text:style-name="T12">c</text:span><text:span text:style-name="T13">, </text:span><text:span text:style-name="T12">d</text:span><text:span text:style-name="T8">, </text:span><text:span text:style-name="T9">Peter Hagoort</text:span><text:span text:style-name="T12">c</text:span><text:span text:style-name="T13">, </text:span><text:span text:style-name="T12">d</text:span><text:span text:style-name="T8">, </text:span><text:span text:style-name="T9">Yufang Yang</text:span></text:p>
          </table:table-cell>
          <table:table-cell office:value-type="string">
            <text:p>Recognizing the emotional valence of names: An ERP stud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5</text:p>
          </table:table-cell>
          <table:table-cell office:value-type="string">
            <text:p><text:span text:style-name="T26">Misato Oi</text:span><text:span text:style-name="T27">a</text:span><text:span text:style-name="T28">, </text:span><text:span text:style-name="T29">Hirofumi Saito</text:span><text:span text:style-name="T28">, </text:span><text:span text:style-name="T29">Zongfeng Li</text:span><text:span text:style-name="T27">b</text:span><text:span text:style-name="T28">, </text:span><text:span text:style-name="T29">Wenjun Zhao</text:span><text:span text:style-name="T27">a</text:span></text:p>
          </table:table-cell>
          <table:table-cell office:value-type="string">
            <text:p>Co-speech gesture production in an animation–narration task by bilinguals: A near-infrared spectroscopy study</text:p>
          </table:table-cell>
          <table:table-cell office:value-type="string">
            <text:p>-</text:p>
          </table:table-cell>
          <table:table-cell office:value-type="string">
            <text:p>- 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 table:number-rows-repeated="3">
          <table:table-cell table:number-columns-repeated="1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6</text:p>
          </table:table-cell>
          <table:table-cell table:style-name="ce24" office:value-type="string">
            <text:p><text:span text:style-name="T7">E. Varga</text:span><text:span text:style-name="T10">a</text:span><text:span text:style-name="T11">, </text:span><text:span text:style-name="T10">1</text:span><text:span text:style-name="T8">, </text:span><text:span text:style-name="T9">M. Simon</text:span><text:span text:style-name="T10">a</text:span><text:span text:style-name="T11">, </text:span><text:span text:style-name="T10">1</text:span><text:span text:style-name="T8">, </text:span><text:span text:style-name="T9">T. Tényi</text:span><text:span text:style-name="T10">a</text:span><text:span text:style-name="T8">, </text:span><text:span text:style-name="T9">Zs. Schnell</text:span><text:span text:style-name="T10">c</text:span><text:span text:style-name="T8">, </text:span><text:span text:style-name="T9">A. Hajnal</text:span><text:span text:style-name="T10">a</text:span><text:span text:style-name="T8">, </text:span><text:span text:style-name="T9">G. Orsi</text:span><text:span text:style-name="T10">b</text:span><text:span text:style-name="T11">, </text:span><text:span text:style-name="T10">f</text:span><text:span text:style-name="T8">, </text:span><text:span text:style-name="T9">T. Dóczi</text:span><text:span text:style-name="T10">d</text:span><text:span text:style-name="T11">, </text:span><text:span text:style-name="T10">f</text:span><text:span text:style-name="T8">, </text:span><text:span text:style-name="T9">S. Komoly</text:span><text:span text:style-name="T10">e</text:span><text:span text:style-name="T8">, </text:span><text:span text:style-name="T9">J. Janszky</text:span><text:span text:style-name="T10">b</text:span><text:span text:style-name="T11">, </text:span><text:span text:style-name="T10">e</text:span><text:span text:style-name="T11">, </text:span><text:span text:style-name="T10">f</text:span><text:span text:style-name="T8">, </text:span><text:span text:style-name="T9">R . Füredi</text:span><text:span text:style-name="T10">a</text:span><text:span text:style-name="T8">, </text:span><text:span text:style-name="T9">E. Hamvas</text:span><text:span text:style-name="T10">a</text:span><text:span text:style-name="T8">, </text:span><text:span text:style-name="T9">S. Fekete</text:span><text:span text:style-name="T10">a</text:span><text:span text:style-name="T8">, </text:span><text:span text:style-name="T9">R. Herold</text:span></text:p>
          </table:table-cell>
          <table:table-cell office:value-type="string">
            <text:p>Irony comprehension and context processing in schizophrenia during remission – A functional MRI study</text:p>
          </table:table-cell>
          <table:table-cell office:value-type="string">
            <text:p><text:s/>+</text:p>
          </table:table-cell>
          <table:table-cell table:number-columns-repeated="2" office:value-type="string">
            <text:p>- 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6</text:p>
          </table:table-cell>
          <table:table-cell table:style-name="ce24" office:value-type="string">
            <text:p><text:span text:style-name="T7">Kateřina Chládková</text:span><text:span text:style-name="T8">, </text:span><text:span text:style-name="T9">Paola Escudero</text:span><text:span text:style-name="T8">, </text:span><text:span text:style-name="T9">Silvia C. Lipski</text:span></text:p>
          </table:table-cell>
          <table:table-cell office:value-type="string">
            <text:p>Pre-attentive sensitivity to vowel duration reveals native phonology and predicts learning of second-language sound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3, Volume 126</text:p>
          </table:table-cell>
          <table:table-cell table:style-name="ce10" office:value-type="string">
            <text:p><text:span text:style-name="T21">Oren Civier</text:span><text:span text:style-name="T37">,</text:span><text:span text:style-name="T23">Bullock</text:span><text:span text:style-name="T22">, </text:span><text:span text:style-name="T23">Ludo Max</text:span><text:span text:style-name="T22">, </text:span><text:span text:style-name="T23">Frank H. Guenther</text:span><text:span text:style-name="T37">e</text:span></text:p>
          </table:table-cell>
          <table:table-cell office:value-type="string">
            <text:p>Computational modeling of stuttering caused by impairments in a basal ganglia thalamo-cortical circuit involved in syllable selection and initiatio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<text:span text:style-name="T26">Sebastian Ocklenburg</text:span><text:span text:style-name="T28">, </text:span><text:span text:style-name="T29">Larissa Arning</text:span><text:span text:style-name="T27">b</text:span><text:span text:style-name="T28">, </text:span><text:span text:style-name="T29">Wanda M. Gerding</text:span><text:span text:style-name="T27">b</text:span><text:span text:style-name="T28">, </text:span><text:span text:style-name="T29">Jörg T. Epplen</text:span><text:span text:style-name="T27">b</text:span><text:span text:style-name="T28">, </text:span><text:span text:style-name="T29">Onur Güntürkün</text:span><text:span text:style-name="T27">a</text:span><text:span text:style-name="T28">, </text:span><text:span text:style-name="T29">Christian Beste</text:span><text:span text:style-name="T27">a</text:span></text:p>
          </table:table-cell>
          <table:table-cell office:value-type="string">
            <text:p>FOXP2 variation modulates functional hemispheric asymmetries for speech perceptio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6</text:p>
          </table:table-cell>
          <table:table-cell table:style-name="ce24" office:value-type="string">
            <text:p><text:span text:style-name="T7">Tim Paris</text:span><text:span text:style-name="T8">, </text:span><text:span text:style-name="T9">Jeesun Kim</text:span><text:span text:style-name="T8">, </text:span><text:span text:style-name="T9">Chris Davis</text:span></text:p>
          </table:table-cell>
          <table:table-cell office:value-type="string">
            <text:p>Visual speech form influences the speed of auditory speech processing</text:p>
          </table:table-cell>
          <table:table-cell table:number-columns-repeated="2" office:value-type="string">
            <text:p>+</text:p>
          </table:table-cell>
          <table:table-cell office:value-type="string">
            <text:p><text:s/>+</text:p>
          </table:table-cell>
          <table:table-cell table:style-name="ce40" office:value-type="string">
            <text:p>The token with the lowest discrimination index was chosen for the main part of the experiment (d′ = 0.04, p = 1.0), indicating there was no bias or form cues in the lower jaw to identify the auditory token.</text:p>
          </table:table-cell>
          <table:table-cell table:number-columns-repeated="2"/>
        </table:table-row>
        <table:table-row table:style-name="ro1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6</text:p>
          </table:table-cell>
          <table:table-cell table:style-name="ce24" office:value-type="string">
            <text:p><text:span text:style-name="T7">Sandra Miglietta</text:span><text:span text:style-name="T10">a</text:span><text:span text:style-name="T11">, </text:span><text:span text:style-name="T8">, </text:span><text:span text:style-name="T9">Mirko Grimaldi</text:span><text:span text:style-name="T10">b</text:span><text:span text:style-name="T8">, </text:span><text:span text:style-name="T9">Andrea Calabrese</text:span></text:p>
          </table:table-cell>
          <table:table-cell office:value-type="string">
            <text:p>Conditioned allophony in speech perception: An ERP study</text:p>
          </table:table-cell>
          <table:table-cell table:number-columns-repeated="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4" office:value-type="string">
            <text:p>(p = 0.765 ns)</text:p>
          </table:table-cell>
          <table:table-cell table:style-name="ce36" office:value-type="string">
            <text:p>showed that there was no significant difference for frequency</text:p>
          </table:table-cell>
          <table:table-cell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6</text:p>
          </table:table-cell>
          <table:table-cell table:style-name="ce24" office:value-type="string">
            <text:p><text:span text:style-name="T7">Alfonso Barrós-Loscertales</text:span><text:span text:style-name="T10">a</text:span><text:span text:style-name="T11">, </text:span><text:span text:style-name="T10">1</text:span><text:span text:style-name="T8">, </text:span><text:span text:style-name="T9">Noelia Ventura-Campos</text:span><text:span text:style-name="T10">a</text:span><text:span text:style-name="T11">, </text:span><text:span text:style-name="T10">1</text:span><text:span text:style-name="T8">, </text:span><text:span text:style-name="T9">Maya Visser</text:span><text:span text:style-name="T10">a</text:span><text:span text:style-name="T8">, </text:span><text:span text:style-name="T9">Agnès Alsius</text:span><text:span text:style-name="T10">c</text:span><text:span text:style-name="T8">, </text:span><text:span text:style-name="T9">Christophe Pallier</text:span><text:span text:style-name="T10">d</text:span><text:span text:style-name="T8">, </text:span><text:span text:style-name="T9">César Ávila Rivera</text:span><text:span text:style-name="T10">a</text:span><text:span text:style-name="T8">, </text:span><text:span text:style-name="T9">Salvador Soto-Faraco</text:span></text:p>
          </table:table-cell>
          <table:table-cell office:value-type="string">
            <text:p>Neural correlates of audiovisual speech processing in a second language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6</text:p>
          </table:table-cell>
          <table:table-cell table:style-name="ce24" office:value-type="string">
            <text:p><text:span text:style-name="T7">Nan van de Meerendonk</text:span><text:span text:style-name="T10">a</text:span><text:span text:style-name="T8">, </text:span><text:span text:style-name="T9">Shirley-Ann Rueschemeyer</text:span><text:span text:style-name="T10">a</text:span><text:span text:style-name="T11">, </text:span><text:span text:style-name="T10">b</text:span><text:span text:style-name="T8">, </text:span><text:span text:style-name="T9">Herman H.J. Kolk</text:span></text:p>
          </table:table-cell>
          <table:table-cell office:value-type="string">
            <text:p>Language comprehension interrupted: Both language errors and word degradation activate Broca’s area</text:p>
          </table:table-cell>
          <table:table-cell table:number-columns-repeated="2" office:value-type="string">
            <text:p>+</text:p>
          </table:table-cell>
          <table:table-cell table:style-name="ce5" office:value-type="string">
            <text:p>+</text:p>
          </table:table-cell>
          <table:table-cell table:style-name="ce34" office:value-type="string">
            <text:p>The three conditions of a sentence only differed in the critical words used. The critical words could be maximally three syllables long and across the three conditions did not differ in mean length (p &gt; .1).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6</text:p>
          </table:table-cell>
          <table:table-cell table:style-name="ce24" office:value-type="string">
            <text:p><text:span text:style-name="T7">Gianpaolo Basso</text:span><text:span text:style-name="T10">a</text:span><text:span text:style-name="T8">, </text:span><text:span text:style-name="T9">Stefano Magon</text:span><text:span text:style-name="T10">a</text:span><text:span text:style-name="T11">, </text:span><text:span text:style-name="T10">c</text:span><text:span text:style-name="T8">, </text:span><text:span text:style-name="T9">Francesca Reggiani</text:span><text:span text:style-name="T10">a</text:span><text:span text:style-name="T8">, </text:span><text:span text:style-name="T9">Rita Capasso</text:span><text:span text:style-name="T10">a</text:span><text:span text:style-name="T11">, </text:span><text:span text:style-name="T10">d</text:span><text:span text:style-name="T11">, </text:span><text:span text:style-name="T10">e</text:span><text:span text:style-name="T8">, </text:span><text:span text:style-name="T9">Gianpiero Monittola</text:span><text:span text:style-name="T10">a</text:span><text:span text:style-name="T8">, </text:span><text:span text:style-name="T9">Fu-Ju Yang</text:span><text:span text:style-name="T10">a</text:span><text:span text:style-name="T8">, </text:span><text:span text:style-name="T9">Gabriele Miceli</text:span></text:p>
          </table:table-cell>
          <table:table-cell office:value-type="string">
            <text:p>Distinguishable neurofunctional effects of task practice and item practice in picture naming: A BOLD fMRI study in healthy subjects</text:p>
          </table:table-cell>
          <table:table-cell table:number-columns-repeated="3" office:value-type="string">
            <text:p>+</text:p>
          </table:table-cell>
          <table:table-cell table:style-name="ce34" office:value-type="string">
            <text:p>HF and LF items did not differ in word familiarity (HF = 3.1 ± 1.5, LF = 3.5 ± 1.5; t(58) = −0.88, p = ns) 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6</text:p>
          </table:table-cell>
          <table:table-cell table:style-name="ce24" office:value-type="string">
            <text:p><text:span text:style-name="T7">Yi G. Glaser</text:span><text:span text:style-name="T10">a</text:span><text:span text:style-name="T8">, </text:span><text:span text:style-name="T9">Randi C. Martin</text:span><text:span text:style-name="T8">, </text:span><text:span text:style-name="T9">Julie A. Van Dyke</text:span><text:span text:style-name="T10">c</text:span><text:span text:style-name="T8">, </text:span><text:span text:style-name="T9">A. Cris Hamilton</text:span><text:span text:style-name="T10">b</text:span><text:span text:style-name="T8">, </text:span><text:span text:style-name="T9">Yingying Tan</text:span><text:span text:style-name="T10">b</text:span></text:p>
          </table:table-cell>
          <table:table-cell office:value-type="string">
            <text:p><text:s/>Language comprehension interrupted: Both language errors and word degradation activate Broca’s area</text:p>
          </table:table-cell>
          <table:table-cell table:number-columns-repeated="3" office:value-type="string">
            <text:p><text:s text:c="2"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6</text:p>
          </table:table-cell>
          <table:table-cell table:style-name="ce24" office:value-type="string">
            <text:p><text:span text:style-name="T7">Nazbanou Nozari</text:span><text:span text:style-name="T8">, </text:span><text:span text:style-name="T9">Gary S. Dell</text:span><text:span text:style-name="T10">b</text:span></text:p>
          </table:table-cell>
          <table:table-cell office:value-type="string">
            <text:p>How damaged brains repeat words: A computational approach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3, Volume 126</text:p>
          </table:table-cell>
          <table:table-cell table:style-name="ce24" office:value-type="string">
            <text:p><text:span text:style-name="T7">Christopher A. Kurby</text:span><text:span text:style-name="T8">, </text:span><text:span text:style-name="T9">Jeffrey M. Zacks</text:span><text:span text:style-name="T10">b</text:span></text:p>
          </table:table-cell>
          <table:table-cell office:value-type="string">
            <text:p>The activation of modality-specific representations during discourse processing</text:p>
          </table:table-cell>
          <table:table-cell office:value-type="string">
            <text:p><text:s/>+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6</text:p>
          </table:table-cell>
          <table:table-cell office:value-type="string">
            <text:p><text:span text:style-name="T26">Christine Chiarello</text:span><text:span text:style-name="T28">, </text:span><text:span text:style-name="T29">David Vazquez</text:span><text:span text:style-name="T27">a</text:span><text:span text:style-name="T28">, </text:span><text:span text:style-name="T29">Adam Felton</text:span><text:span text:style-name="T27">a</text:span><text:span text:style-name="T28">, </text:span><text:span text:style-name="T29">Christiana M. Leonard</text:span></text:p>
          </table:table-cell>
          <table:table-cell office:value-type="string">
            <text:p>Structural asymmetry of anterior insula: Behavioral correlates and individual differences</text:p>
          </table:table-cell>
          <table:table-cell office:value-type="string">
            <text:p>-</text:p>
          </table:table-cell>
          <table:table-cell office:value-type="string">
            <text:p>- 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6</text:p>
          </table:table-cell>
          <table:table-cell office:value-type="string">
            <text:p><text:span text:style-name="T26">Marina Laganaro</text:span><text:span text:style-name="T28">, </text:span><text:span text:style-name="T29">Grégoire Python</text:span><text:span text:style-name="T27">b</text:span><text:span text:style-name="T28">, </text:span><text:span text:style-name="T29">Ulrike Toepel</text:span><text:span text:style-name="T27">b</text:span></text:p>
          </table:table-cell>
          <table:table-cell office:value-type="string">
            <text:p>Dynamics of phonological–phonetic encoding in word production: Evidence from diverging ERPs between stroke patients and control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6</text:p>
          </table:table-cell>
          <table:table-cell office:value-type="string">
            <text:p><text:span text:style-name="T26">Mohamed L. Seghier</text:span><text:span text:style-name="T28">, </text:span><text:span text:style-name="T29">Cathy J. Price</text:span></text:p>
          </table:table-cell>
          <table:table-cell office:value-type="string">
            <text:p>Dissociating frontal regions that co-lateralize with different ventral occipitotemporal regions during word processing 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6</text:p>
          </table:table-cell>
          <table:table-cell office:value-type="string">
            <text:p><text:span text:style-name="T21">Anne L. Foundas</text:span><text:span text:style-name="T22">, </text:span><text:span text:style-name="T23">Jeffrey R. Mock</text:span><text:span text:style-name="T24">a</text:span><text:span text:style-name="T25">, </text:span><text:span text:style-name="T24">c</text:span><text:span text:style-name="T22">, </text:span><text:span text:style-name="T23">David M. Corey</text:span><text:span text:style-name="T24">c</text:span><text:span text:style-name="T22">, </text:span><text:span text:style-name="T23">Edward J. Golob</text:span><text:span text:style-name="T24">c</text:span><text:span text:style-name="T22">, </text:span><text:span text:style-name="T23">Edward G. Conture</text:span></text:p>
          </table:table-cell>
          <table:table-cell office:value-type="string">
            <text:p>The SpeechEasy device in stuttering and nonstuttering adults: Fluency effects while speaking and read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6</text:p>
          </table:table-cell>
          <table:table-cell office:value-type="string">
            <text:p><text:span text:style-name="T21">Natasha Bullock-Rest</text:span><text:span text:style-name="T38">a</text:span><text:span text:style-name="T39">, </text:span><text:span text:style-name="T38">c</text:span><text:span text:style-name="T22">, </text:span><text:span text:style-name="T23">Alissa Cerny</text:span><text:span text:style-name="T38">a</text:span><text:span text:style-name="T22">, </text:span><text:span text:style-name="T23">Carol Sweeney</text:span><text:span text:style-name="T38">a</text:span><text:span text:style-name="T39">, </text:span><text:span text:style-name="T38">c</text:span><text:span text:style-name="T22">, </text:span><text:span text:style-name="T23">Carole Palumbo</text:span><text:span text:style-name="T38">b</text:span><text:span text:style-name="T39">, </text:span><text:span text:style-name="T38">c</text:span><text:span text:style-name="T22">, </text:span><text:span text:style-name="T23">Kathleen Kurowski</text:span><text:span text:style-name="T38">a</text:span><text:span text:style-name="T39">, </text:span><text:span text:style-name="T38">c</text:span><text:span text:style-name="T22">, </text:span><text:span text:style-name="T23">Sheila E. Blumstein</text:span></text:p>
          </table:table-cell>
          <table:table-cell office:value-type="string">
            <text:p>Neural systems underlying the influence of sound shape properties of the lexicon on spoken word production: Do fMRI findings predict effects of lesions in aphasia?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6</text:p>
          </table:table-cell>
          <table:table-cell office:value-type="string">
            <text:p><text:span text:style-name="T21">Karen Emmorey</text:span><text:span text:style-name="T22">, </text:span><text:span text:style-name="T23">Jill Weisberg</text:span><text:span text:style-name="T22">, </text:span><text:span text:style-name="T23">Stephen McCullough</text:span><text:span text:style-name="T22">, </text:span><text:span text:style-name="T23">Jennifer A.F. Petrich</text:span></text:p>
          </table:table-cell>
          <table:table-cell office:value-type="string">
            <text:p>Mapping the reading circuitry for skilled deaf readers: An fMRI study of semantic and phonological processing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6</text:p>
          </table:table-cell>
          <table:table-cell office:value-type="string">
            <text:p><text:span text:style-name="T21">Hélène Meunier</text:span><text:span text:style-name="T22">, </text:span><text:span text:style-name="T23">Jonas Fizet</text:span><text:span text:style-name="T22">, </text:span><text:span text:style-name="T23">Jacques Vauclair</text:span></text:p>
          </table:table-cell>
          <table:table-cell office:value-type="string">
            <text:p>Tonkean macaques communicate with their right hand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6</text:p>
          </table:table-cell>
          <table:table-cell table:style-name="ce9" office:value-type="string">
            <text:p><text:span text:style-name="T40">Caicai Zhang</text:span><text:span text:style-name="T41">, </text:span><text:span text:style-name="T42">Gang Peng</text:span><text:span text:style-name="T41">, </text:span><text:span text:style-name="T42">William S.-Y. Wan</text:span></text:p>
          </table:table-cell>
          <table:table-cell office:value-type="string">
            <text:p>Achieving constancy in spoken word identification: Time course of talker normalizatio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6</text:p>
          </table:table-cell>
          <table:table-cell office:value-type="string">
            <text:p><text:span text:style-name="T21">Tzu-Ching Chen</text:span><text:span text:style-name="T24">a</text:span><text:span text:style-name="T25">, </text:span><text:span text:style-name="T24">f</text:span><text:span text:style-name="T25">, </text:span><text:span text:style-name="T24">1</text:span><text:span text:style-name="T22">, </text:span><text:span text:style-name="T23">Wen-Jui Kuo</text:span><text:span text:style-name="T24">b</text:span><text:span text:style-name="T22">, </text:span><text:span text:style-name="T23">Ming-Chang Chiang</text:span><text:span text:style-name="T24">c</text:span><text:span text:style-name="T22">, </text:span><text:span text:style-name="T23">Yi-Jhan Tseng</text:span><text:span text:style-name="T24">e</text:span><text:span text:style-name="T25">, </text:span><text:span text:style-name="T24">1</text:span><text:span text:style-name="T22">, </text:span><text:span text:style-name="T23">Yung-Yang Lin</text:span></text:p>
          </table:table-cell>
          <table:table-cell office:value-type="string">
            <text:p>Over-activation in bilateral superior temporal gyrus correlated with subsequent forgetting effect of Chinese word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6</text:p>
          </table:table-cell>
          <table:table-cell table:style-name="ce9" office:value-type="string">
            <text:p><text:span text:style-name="T40">Haruka Dan</text:span><text:span text:style-name="T43">a</text:span><text:span text:style-name="T44">, </text:span><text:span text:style-name="T43">b</text:span><text:span text:style-name="T41">, </text:span><text:span text:style-name="T42">Ippeita Dan</text:span><text:span text:style-name="T43">a</text:span><text:span text:style-name="T44">, </text:span><text:span text:style-name="T43">c</text:span><text:span text:style-name="T44">, </text:span><text:span text:style-name="T45">&lt;img alt="Corresponding author contact information" src="http://origin-cdn.els-cdn.com/sd/entities/REcor.gif"&gt;</text:span><text:span text:style-name="T44">, </text:span><text:span text:style-name="T44"><text:a xlink:href="mailto:dan@jichi.ac.jp">&lt;img src="http://origin-cdn.els-cdn.com/sd/entities/REemail.gif" alt="E-mail the corresponding author"&gt;</text:a></text:span><text:span text:style-name="T41">, </text:span><text:span text:style-name="T42">Toshifumi Sano</text:span><text:span text:style-name="T43">c</text:span><text:span text:style-name="T41">, </text:span><text:span text:style-name="T42">Yasushi Kyutoku</text:span><text:span text:style-name="T43">a</text:span><text:span text:style-name="T44">, </text:span><text:span text:style-name="T43">c</text:span><text:span text:style-name="T41">, </text:span><text:span text:style-name="T42">Keiji Oguro</text:span><text:span text:style-name="T43">b</text:span><text:span text:style-name="T41">, </text:span><text:span text:style-name="T42">Hidenori Yokota</text:span><text:span text:style-name="T43">b</text:span><text:span text:style-name="T41">, </text:span><text:span text:style-name="T42">Daisuke Tsuzuki</text:span><text:span text:style-name="T43">a</text:span><text:span text:style-name="T44">, </text:span><text:span text:style-name="T43">c</text:span><text:span text:style-name="T41">, </text:span><text:span text:style-name="T42">Eiju Watanab</text:span></text:p>
          </table:table-cell>
          <table:table-cell office:value-type="string">
            <text:p>Language-specific cortical activation patterns for verbal fluency tasks in Japanese as assessed by multichannel functional near-infrared spectroscop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6</text:p>
          </table:table-cell>
          <table:table-cell office:value-type="string">
            <text:p><text:span text:style-name="T21">Lucy J. MacGregor</text:span><text:span text:style-name="T22">, </text:span><text:span text:style-name="T23">Yury Shtyrov</text:span></text:p>
          </table:table-cell>
          <table:table-cell office:value-type="string">
            <text:p>Multiple routes for compound word processing in the brain: Evidence from EEG 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6</text:p>
          </table:table-cell>
          <table:table-cell office:value-type="string">
            <text:p><text:span text:style-name="T21">Mante S. Nieuwland</text:span><text:span text:style-name="T22">, </text:span><text:span text:style-name="T23">Andrea E. Martin</text:span><text:span text:style-name="T24">a</text:span><text:span text:style-name="T25">, </text:span><text:span text:style-name="T24">b</text:span><text:span text:style-name="T22">, </text:span><text:span text:style-name="T23">Manuel Carreiras</text:span></text:p>
          </table:table-cell>
          <table:table-cell office:value-type="string">
            <text:p>Event-related brain potential evidence for animacy processing asymmetries during sentence comprehension</text:p>
          </table:table-cell>
          <table:table-cell table:style-name="ce3" office:value-type="string">
            <text:p><text:s/>-</text:p>
          </table:table-cell>
          <table:table-cell table:number-columns-repeated="2" office:value-type="string">
            <text:p>-</text:p>
          </table:table-cell>
          <table:table-cell office:value-type="string">
            <text:p>Tabell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2, Volume 126</text:p>
          </table:table-cell>
          <table:table-cell office:value-type="string">
            <text:p><text:span text:style-name="T21">Randi Starrfelt</text:span><text:span text:style-name="T22">, </text:span><text:span text:style-name="T23">Simon Nielsen</text:span><text:span text:style-name="T24">a</text:span><text:span text:style-name="T25">, </text:span><text:span text:style-name="T24">b</text:span><text:span text:style-name="T22">, </text:span><text:span text:style-name="T23">Thomas Habekost</text:span><text:span text:style-name="T24">a</text:span><text:span text:style-name="T22">, </text:span><text:span text:style-name="T23">Tobias S. Andersen</text:span><text:span text:style-name="T24">b</text:span></text:p>
          </table:table-cell>
          <table:table-cell office:value-type="string">
            <text:p>How low can you go: Spatial frequency sensitivity in a patient with pure alexia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6</text:p>
          </table:table-cell>
          <table:table-cell office:value-type="string">
            <text:p><text:span text:style-name="T21">Swathi Swaminathan</text:span><text:span text:style-name="T24">a</text:span><text:span text:style-name="T25">, </text:span><text:span text:style-name="T24">b</text:span><text:span text:style-name="T22">, </text:span><text:span text:style-name="T23">Mairéad MacSweeney</text:span><text:span text:style-name="T24">c</text:span><text:span text:style-name="T22">, </text:span><text:span text:style-name="T23">Rowan Boyles</text:span><text:span text:style-name="T24">a</text:span><text:span text:style-name="T22">, </text:span><text:span text:style-name="T23">Dafydd Waters</text:span><text:span text:style-name="T24">c</text:span><text:span text:style-name="T22">, </text:span><text:span text:style-name="T23">Kate E. Watkins</text:span><text:span text:style-name="T24">a</text:span><text:span text:style-name="T22">, </text:span><text:span text:style-name="T23">Riikka Möttönen</text:span><text:span text:style-name="T24">a</text:span></text:p>
          </table:table-cell>
          <table:table-cell table:style-name="ce32" office:value-type="string">
            <text:p>Motor excitability during visual perception of known and unknown spoken language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6</text:p>
          </table:table-cell>
          <table:table-cell office:value-type="string">
            <text:p><text:span text:style-name="T21">Yaxu Zhang</text:span><text:span text:style-name="T22">, </text:span><text:span text:style-name="T23">Ping Li</text:span><text:span text:style-name="T24">c</text:span><text:span text:style-name="T22">, </text:span><text:span text:style-name="T23">Qiuhong Piao</text:span><text:span text:style-name="T24">a</text:span><text:span text:style-name="T22">, </text:span><text:span text:style-name="T23">Youyi Liu</text:span><text:span text:style-name="T24">d</text:span><text:span text:style-name="T22">, </text:span><text:span text:style-name="T23">Yongjing Huang</text:span><text:span text:style-name="T24">a</text:span><text:span text:style-name="T22">, </text:span><text:span text:style-name="T23">Hua Shu</text:span></text:p>
          </table:table-cell>
          <table:table-cell office:value-type="string">
            <text:p>Syntax does not necessarily precede semantics in sentence processing: ERP evidence from Chinese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style-name="ce34" office:value-type="string">
            <text:p>An ANOVA performed on the mean logarithmic frequencies did not reveal any effect of condition, F(3, 177) = 1.121, p = 0.34, nor did an ANOVA performed on the mean number of strokes, F(3, 177) = 1.526, p = 0.21.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6</text:p>
          </table:table-cell>
          <table:table-cell table:style-name="ce19" office:value-type="string">
            <text:p>Edward L. Bartlett</text:p>
          </table:table-cell>
          <table:table-cell office:value-type="string">
            <text:p>The organization and physiology of the auditory thalamus and its role in processing acoustic features important for speech perceptio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6</text:p>
          </table:table-cell>
          <table:table-cell table:style-name="ce9" office:value-type="string">
            <text:p><text:span text:style-name="T40">Helen Barbas</text:span><text:span text:style-name="T41">, </text:span><text:span text:style-name="T42">Miguel Ángel García-Cabezas</text:span><text:span text:style-name="T41">, </text:span><text:span text:style-name="T42">Basilis Zikopoulos</text:span></text:p>
          </table:table-cell>
          <table:table-cell office:value-type="string">
            <text:p>Frontal-thalamic circuits associated with language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6</text:p>
          </table:table-cell>
          <table:table-cell table:style-name="ce19" office:value-type="string">
            <text:p>Daniel A. Llano</text:p>
          </table:table-cell>
          <table:table-cell office:value-type="string">
            <text:p>Functional imaging of the thalamus in language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uch alle Folgenden keine Stimuli</text:p>
          </table:table-cell>
          <table:table-cell table:style-name="Default" table:number-columns-repeated="2"/>
          <table:table-cell table:number-columns-repeated="6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0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Taomei Guo</text:span><text:span text:style-name="T47">a</text:span><text:span text:style-name="T48">,</text:span><text:span text:style-name="T49">, </text:span><text:span text:style-name="T50">Fengyang Ma</text:span><text:span text:style-name="T47">b</text:span><text:span text:style-name="T49">, </text:span><text:span text:style-name="T50">Fengqin Liu</text:span><text:span text:style-name="T47">a</text:span></text:p>
          </table:table-cell>
          <table:table-cell office:value-type="string">
            <text:p>An ERP study of inhibition of non-target languages in trilingual word production</text:p>
          </table:table-cell>
          <table:table-cell office:value-type="string">
            <text:p><text:s text:c="2"/>-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10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David Caplan</text:span><text:span text:style-name="T51"><text:tab/></text:span><text:span text:style-name="T51"><text:tab/></text:span><text:span text:style-name="T51">David Caplan</text:span><text:span text:style-name="T52"> </text:span><text:span text:style-name="T53">Jennifer Michaud</text:span><text:span text:style-name="T54">, </text:span><text:span text:style-name="T50">Rebecca Hufford</text:span><text:span text:style-name="T49">, </text:span><text:span text:style-name="T50">Jennifer Michaud</text:span><text:span text:style-name="T49">, </text:span><text:span text:style-name="T50">Rebecca Hufford</text:span></text:p>
          </table:table-cell>
          <table:table-cell office:value-type="string">
            <text:p>Dissociations and associations of performance in syntactic comprehension in aphasia and their implications for the nature of aphasic deficits</text:p>
          </table:table-cell>
          <table:table-cell office:value-type="string">
            <text:p>- 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10">
          <table:table-cell/>
          <table:table-cell office:value-type="float" office:value="2013">
            <text:p>2013</text:p>
          </table:table-cell>
          <table:table-cell/>
          <table:table-cell office:value-type="string">
            <text:p>1, Volume 127</text:p>
          </table:table-cell>
          <table:table-cell table:style-name="ce9" office:value-type="string">
            <text:p><text:span text:style-name="T55"><text:tab/></text:span><text:span text:style-name="T55"><text:tab/></text:span><text:span text:style-name="T56">Kristof Strijkers</text:span><text:span text:style-name="T57">, </text:span><text:span text:style-name="T58">Cristina Baus</text:span><text:span text:style-name="T59">b</text:span><text:span text:style-name="T57">, </text:span><text:span text:style-name="T58">Elin Runnqvist</text:span><text:span text:style-name="T59">a</text:span><text:span text:style-name="T57">, </text:span><text:span text:style-name="T58">Ian FitzPatrick</text:span><text:span text:style-name="T59">c</text:span><text:span text:style-name="T60">, </text:span><text:span text:style-name="T59">d</text:span><text:span text:style-name="T57">, </text:span><text:span text:style-name="T58">Albert Costa</text:span><text:span text:style-name="T59">b</text:span><text:span text:style-name="T60">, </text:span><text:span text:style-name="T59">e</text:span></text:p>
          </table:table-cell>
          <table:table-cell office:value-type="string">
            <text:p>The temporal dynamics of first versus second language production</text:p>
          </table:table-cell>
          <table:table-cell office:value-type="string">
            <text:p>+ 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3">
            <text:p>2013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2" table:number-rows-repeated="3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table:style-name="ce8" office:value-type="string">
            <text:p>3, Volume 119</text:p>
          </table:table-cell>
          <table:table-cell table:style-name="ce17" office:value-type="string">
            <text:p><text:span text:style-name="T7">Bradley R. Buchsbaum,</text:span><text:span text:style-name="T8"> </text:span><text:span text:style-name="T9">Juliana Baldo</text:span><text:span text:style-name="T12">b</text:span><text:span text:style-name="T8">, </text:span><text:span text:style-name="T9">Kayoko Okada</text:span><text:span text:style-name="T12">d</text:span><text:span text:style-name="T8">, </text:span><text:span text:style-name="T9">Karen F. Berman</text:span><text:span text:style-name="T12">e</text:span><text:span text:style-name="T8">, </text:span><text:span text:style-name="T9">Nina Dronkers</text:span><text:span text:style-name="T12">b</text:span><text:span text:style-name="T8">, </text:span><text:span text:style-name="T9">Mark D’Esposito</text:span><text:span text:style-name="T12">c</text:span><text:span text:style-name="T8">, </text:span><text:span text:style-name="T9">Gregory Hickok</text:span></text:p>
          </table:table-cell>
          <table:table-cell office:value-type="string">
            <text:p>Conduction aphasia, sensory-motor integration, and phonological short-term memory – An aggregate analysis of lesion and fMRI data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office:value-type="string">
            <text:p><text:span text:style-name="T21">G. Garbin</text:span><text:span text:style-name="T24">a</text:span><text:span text:style-name="T22">, </text:span><text:span text:style-name="T23">A. Costa</text:span><text:span text:style-name="T24">b</text:span><text:span text:style-name="T25">, </text:span><text:span text:style-name="T24">d</text:span><text:span text:style-name="T22">, </text:span><text:span text:style-name="T23">A. Sanjuan</text:span><text:span text:style-name="T24">a</text:span><text:span text:style-name="T22">, </text:span><text:span text:style-name="T23">C. Forn</text:span><text:span text:style-name="T24">a</text:span><text:span text:style-name="T22">, </text:span><text:span text:style-name="T23">A. Rodriguez-Pujadas</text:span><text:span text:style-name="T24">a</text:span><text:span text:style-name="T22">, </text:span><text:span text:style-name="T23">N. Ventura</text:span><text:span text:style-name="T24">a</text:span><text:span text:style-name="T22">, </text:span><text:span text:style-name="T23">V. Belloch</text:span><text:span text:style-name="T24">a</text:span><text:span text:style-name="T25">, </text:span><text:span text:style-name="T24">c</text:span><text:span text:style-name="T22">, </text:span><text:span text:style-name="T23">M. Hernandez</text:span><text:span text:style-name="T24">b</text:span><text:span text:style-name="T22">, </text:span><text:span text:style-name="T23">C. Ávila</text:span></text:p>
          </table:table-cell>
          <table:table-cell office:value-type="string">
            <text:p>Neural bases of language switching in high and early proficient bilingual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office:value-type="string">
            <text:p><text:span text:style-name="T21">Monika Kast</text:span><text:span text:style-name="T23">Ladina Bezzola</text:span><text:span text:style-name="T24">a</text:span><text:span text:style-name="T22">, </text:span><text:span text:style-name="T23">Lutz Jäncke</text:span><text:span text:style-name="T24">a</text:span><text:span text:style-name="T22">, </text:span><text:span text:style-name="T23">Martin Meyer</text:span></text:p>
          </table:table-cell>
          <table:table-cell office:value-type="string">
            <text:p>Multi- and unisensory decoding of words and nonwords result in differential brain responses in dyslexic and nondyslexic adults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office:value-type="string">
            <text:p><text:span text:style-name="T21">C. Cacciari</text:span><text:span text:style-name="T24">a</text:span><text:span text:style-name="T22">, </text:span><text:span text:style-name="T23">N. Bolognini</text:span><text:span text:style-name="T24">b</text:span><text:span text:style-name="T22">, </text:span><text:span text:style-name="T23">I. Senna</text:span><text:span text:style-name="T24">b</text:span><text:span text:style-name="T22">, </text:span><text:span text:style-name="T23">M.C. Pellicciari</text:span><text:span text:style-name="T24">c</text:span><text:span text:style-name="T22">, </text:span><text:span text:style-name="T23">C. Miniussi</text:span><text:span text:style-name="T24">c</text:span><text:span text:style-name="T25">, </text:span><text:span text:style-name="T24">d</text:span><text:span text:style-name="T22">, </text:span><text:span text:style-name="T23">C. Papagno</text:span></text:p>
          </table:table-cell>
          <table:table-cell office:value-type="string">
            <text:p>Literal, fictive and metaphorical motion sentences preserve the motion component of the verb: A TMS stud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office:value-type="string">
            <text:p><text:span text:style-name="T21">Haeil Park</text:span><text:span text:style-name="T24">a</text:span><text:span text:style-name="T22">, </text:span><text:span text:style-name="T23">Gregory K. Iverson</text:span><text:span text:style-name="T24">b</text:span><text:span text:style-name="T22">, </text:span><text:span text:style-name="T23">Hae-Jeong Park</text:span></text:p>
          </table:table-cell>
          <table:table-cell office:value-type="string">
            <text:p>Neural correlates in the processing of phoneme-level complexity in vowel productio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office:value-type="string">
            <text:p><text:span text:style-name="T21">Jie Yang</text:span><text:span text:style-name="T22">, </text:span><text:span text:style-name="T23">Hua Shu</text:span><text:span text:style-name="T24">a</text:span><text:span text:style-name="T22">, </text:span><text:span text:style-name="T23">Yanchao Bi</text:span><text:span text:style-name="T24">a</text:span><text:span text:style-name="T22">, </text:span><text:span text:style-name="T23">Youyi Liu</text:span><text:span text:style-name="T24">a</text:span><text:span text:style-name="T22">, </text:span><text:span text:style-name="T23">Xiaoyi Wang</text:span><text:span text:style-name="T24">b</text:span></text:p>
          </table:table-cell>
          <table:table-cell office:value-type="string">
            <text:p>Dissociation and association of the embodied representation of tool-use verbs and hand verbs: An fMRI study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office:value-type="string">
            <text:p><text:span text:style-name="T21">G.N. Avecilla-Ramírez</text:span><text:span text:style-name="T24">a</text:span><text:span text:style-name="T22">, </text:span><text:span text:style-name="T23">S. Ruiz-Correa</text:span><text:span text:style-name="T24">b</text:span><text:span text:style-name="T22">, </text:span><text:span text:style-name="T23">J.L. Marroquin</text:span><text:span text:style-name="T24">b</text:span><text:span text:style-name="T22">, </text:span><text:span text:style-name="T23">T. Harmony</text:span><text:span text:style-name="T22">, </text:span><text:span text:style-name="T23">A. Alba</text:span><text:span text:style-name="T24">c</text:span><text:span text:style-name="T22">, </text:span><text:span text:style-name="T23">O. Mendoza-Montoya</text:span><text:span text:style-name="T24">b</text:span></text:p>
          </table:table-cell>
          <table:table-cell office:value-type="string">
            <text:p>Electrophysiological auditory responses and language development in infants with periventricular leukomalacia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table:style-name="ce9" office:value-type="string">
            <text:p><text:span text:style-name="T40">Ying Choon Wu</text:span><text:span text:style-name="T43">a</text:span><text:span text:style-name="T44">, </text:span><text:span text:style-name="T43">b</text:span><text:span text:style-name="T44">, </text:span><text:span text:style-name="T45">&lt;img alt="Corresponding author contact information" src="http://origin-cdn.els-cdn.com/sd/entities/REcor.gif"&gt;</text:span><text:span text:style-name="T44">, </text:span><text:span text:style-name="T44"><text:a xlink:href="mailto:ywu@cogsci.ucsd.edu">&lt;img src="http://origin-cdn.els-cdn.com/sd/entities/REemail.gif" alt="E-mail the corresponding author"&gt;</text:a></text:span><text:span text:style-name="T41">, </text:span><text:span text:style-name="T42">Seana Coulson</text:span><text:span text:style-name="T43">a</text:span></text:p>
          </table:table-cell>
          <table:table-cell office:value-type="string">
            <text:p>Are depictive gestures like pictures? Commonalities and differences in semantic processing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office:value-type="string">
            <text:p><text:span text:style-name="T21">Alexander M. Rapp</text:span><text:span text:style-name="T22">, </text:span><text:span text:style-name="T23">Michael Erb</text:span><text:span text:style-name="T24">b</text:span><text:span text:style-name="T22">, </text:span><text:span text:style-name="T23">Wolfgang Grodd</text:span><text:span text:style-name="T24">c</text:span><text:span text:style-name="T22">, </text:span><text:span text:style-name="T23">Mathias Bartels</text:span><text:span text:style-name="T24">a</text:span><text:span text:style-name="T22">, </text:span><text:span text:style-name="T23">Katja Markert</text:span></text:p>
          </table:table-cell>
          <table:table-cell office:value-type="string">
            <text:p>Neural correlates of metonymy resolution</text:p>
          </table:table-cell>
          <table:table-cell table:number-columns-repeated="3" office:value-type="string">
            <text:p>+</text:p>
          </table:table-cell>
          <table:table-cell table:style-name="ce34" office:value-type="string">
            <text:p>There was no significant difference in character/phoneme length or number of syllables in a paired t-test for any pairing (p &lt; 0.05).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office:value-type="string">
            <text:p><text:span text:style-name="T21">Margaret A. Naeser</text:span><text:span text:style-name="T22">, </text:span><text:span text:style-name="T23">Paula I. Martin</text:span><text:span text:style-name="T24">a</text:span><text:span text:style-name="T22">, </text:span><text:span text:style-name="T23">Hugo Theoret</text:span><text:span text:style-name="T24">b</text:span><text:span text:style-name="T22">, </text:span><text:span text:style-name="T23">Masahito Kobayashi</text:span><text:span text:style-name="T24">b</text:span><text:span text:style-name="T22">, </text:span><text:span text:style-name="T23">Felipe Fregni</text:span><text:span text:style-name="T24">b</text:span><text:span text:style-name="T22">, </text:span><text:span text:style-name="T23">Marjorie Nicholas</text:span><text:span text:style-name="T24">a</text:span><text:span text:style-name="T22">, </text:span><text:span text:style-name="T23">Jose M. Tormos</text:span><text:span text:style-name="T24">c</text:span><text:span text:style-name="T22">, </text:span><text:span text:style-name="T23">Megan S. Steven</text:span><text:span text:style-name="T24">b</text:span><text:span text:style-name="T25">, </text:span><text:span text:style-name="T24">d</text:span><text:span text:style-name="T22">, </text:span><text:span text:style-name="T23">Errol H. Baker</text:span><text:span text:style-name="T24">a</text:span><text:span text:style-name="T22">, </text:span><text:span text:style-name="T23">Alvaro Pascual-Leone</text:span><text:span text:style-name="T24">b</text:span><text:span text:style-name="T25">, </text:span><text:span text:style-name="T24">c</text:span></text:p>
          </table:table-cell>
          <table:table-cell office:value-type="string">
            <text:p>TMS suppression of right pars triangularis, but not pars opercularis, improves naming in aphasia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office:value-type="string">
            <text:p><text:span text:style-name="T21">Gregory Hickok</text:span><text:span text:style-name="T22">, </text:span><text:span text:style-name="T23">Maddalena Costanzo</text:span><text:span text:style-name="T22">, </text:span><text:span text:style-name="T23">Rita Capasso</text:span><text:span text:style-name="T22">, </text:span><text:span text:style-name="T23">Gabriele Micel</text:span></text:p>
          </table:table-cell>
          <table:table-cell office:value-type="string">
            <text:p>The role of Broca’s area in speech perception: Evidence from aphasia revisited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table:style-name="ce9" office:value-type="string">
            <text:p><text:span text:style-name="T40">Mikkel Wallentin</text:span><text:span text:style-name="T43">a</text:span><text:span text:style-name="T44">, </text:span><text:span text:style-name="T43">b</text:span><text:span text:style-name="T44">, </text:span><text:span text:style-name="T45">&lt;img alt="Corresponding author contact information" src="http://origin-cdn.els-cdn.com/sd/entities/REcor.gif"&gt;</text:span><text:span text:style-name="T44">, </text:span><text:span text:style-name="T44"><text:a xlink:href="mailto:mikkel@cfin.au.dk">&lt;img src="http://origin-cdn.els-cdn.com/sd/entities/REemail.gif" alt="E-mail the corresponding author"&gt;</text:a></text:span><text:span text:style-name="T41">, </text:span><text:span text:style-name="T42">Andreas Højlund Nielsen</text:span><text:span text:style-name="T43">a</text:span><text:span text:style-name="T44">, </text:span><text:span text:style-name="T43">c</text:span><text:span text:style-name="T41">, </text:span><text:span text:style-name="T42">Peter Vuust</text:span><text:span text:style-name="T43">a</text:span><text:span text:style-name="T44">, </text:span><text:span text:style-name="T43">d</text:span><text:span text:style-name="T41">, </text:span><text:span text:style-name="T42">Anders Dohn</text:span><text:span text:style-name="T43">a</text:span><text:span text:style-name="T44">, </text:span><text:span text:style-name="T43">d</text:span><text:span text:style-name="T41">, </text:span><text:span text:style-name="T42">Andreas Roepstorff</text:span><text:span text:style-name="T43">a</text:span><text:span text:style-name="T44">, </text:span><text:span text:style-name="T43">c</text:span><text:span text:style-name="T41">, </text:span><text:span text:style-name="T42">Torben Ellegaard Lund</text:span><text:span text:style-name="T43">a</text:span></text:p>
          </table:table-cell>
          <table:table-cell office:value-type="string">
            <text:p>BOLD response to motion verbs in left posterior middle temporal gyrus during story comprehension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office:value-type="string">
            <text:p><text:span text:style-name="T21">Ananthanarayan Krishnan</text:span><text:span text:style-name="T22">, </text:span><text:span text:style-name="T23">Jackson T. Gandour</text:span><text:span text:style-name="T22">, </text:span><text:span text:style-name="T23">Saradha Ananthakrishnan</text:span><text:span text:style-name="T22">, </text:span><text:span text:style-name="T23">Gavin M. Bidelman</text:span><text:span text:style-name="T22">, </text:span><text:span text:style-name="T23">Christopher J. Smalt</text:span></text:p>
          </table:table-cell>
          <table:table-cell office:value-type="string">
            <text:p>Functional ear (a)symmetry in brainstem neural activity relevant to encoding of voice pitch: A precursor for hemispheric specialization?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table:style-name="ce19" office:value-type="string">
            <text:p>Laura K. Halderman</text:p>
          </table:table-cell>
          <table:table-cell office:value-type="string">
            <text:p>Evidence for right hemisphere phonology in a backward masking task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9</text:p>
          </table:table-cell>
          <table:table-cell office:value-type="string">
            <text:p><text:span text:style-name="T21">Muriel Tschirren</text:span><text:span text:style-name="T24">a</text:span><text:span text:style-name="T22">, </text:span><text:span text:style-name="T23">Marina Laganaro</text:span><text:span text:style-name="T24">c</text:span><text:span text:style-name="T22">, </text:span><text:span text:style-name="T23">Patrik Michel</text:span><text:span text:style-name="T24">d</text:span><text:span text:style-name="T22">, </text:span><text:span text:style-name="T23">Marie-Dominique Martory</text:span><text:span text:style-name="T24">e</text:span><text:span text:style-name="T22">, </text:span><text:span text:style-name="T23">Marie Di Pietro</text:span><text:span text:style-name="T24">a</text:span><text:span text:style-name="T22">, </text:span><text:span text:style-name="T23">Jubin Abutalebi</text:span><text:span text:style-name="T24">d</text:span><text:span text:style-name="T22">, </text:span><text:span text:style-name="T23">Jean-Marie Annoni</text:span></text:p>
          </table:table-cell>
          <table:table-cell office:value-type="string">
            <text:p>Language and syntactic impairment following stroke in late bilingual aphasics</text:p>
          </table:table-cell>
          <table:table-cell table:number-columns-repeated="3" office:value-type="string">
            <text:p>-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9</text:p>
          </table:table-cell>
          <table:table-cell office:value-type="string">
            <text:p><text:span text:style-name="T46"><text:tab/></text:span><text:span text:style-name="T46"><text:tab/></text:span><text:span text:style-name="T46">Hongbo Yu</text:span><text:span text:style-name="T61">a</text:span><text:span text:style-name="T49">, </text:span><text:span text:style-name="T50">Lanyun Gong</text:span><text:span text:style-name="T61">a</text:span><text:span text:style-name="T49">, </text:span><text:span text:style-name="T50">Yinchen Qiu</text:span><text:span text:style-name="T61">b</text:span><text:span text:style-name="T62">, </text:span><text:span text:style-name="T61">c</text:span><text:span text:style-name="T49">, </text:span><text:span text:style-name="T50">Xiaolin Zhou</text:span></text:p>
          </table:table-cell>
          <table:table-cell office:value-type="string">
            <text:p>Seeing Chinese characters in action: An fMRI study of the perception of writing sequences</text:p>
          </table:table-cell>
          <table:table-cell office:value-type="string">
            <text:p><text:s/>+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10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9</text:p>
          </table:table-cell>
          <table:table-cell office:value-type="string">
            <text:p><text:span text:style-name="T46"><text:tab/></text:span><text:span text:style-name="T46"><text:tab/></text:span><text:span text:style-name="T46">Jianfeng Yang</text:span><text:span text:style-name="T47">a</text:span><text:span text:style-name="T49">, </text:span><text:span text:style-name="T50">Xiaojuan Wang</text:span><text:span text:style-name="T47">b</text:span><text:span text:style-name="T49">, </text:span><text:span text:style-name="T50">Hua Shu</text:span><text:span text:style-name="T47">b</text:span><text:span text:style-name="T49">, </text:span><text:span text:style-name="T50">Jason D. Zevin</text:span></text:p>
          </table:table-cell>
          <table:table-cell office:value-type="string">
            <text:p>Brain networks associated with sublexical properties of Chinese characters</text:p>
          </table:table-cell>
          <table:table-cell office:value-type="string">
            <text:p><text:s/>- <text:span text:style-name="T74">?</text:span>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9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Yafeng Sun</text:span><text:span text:style-name="T47">a</text:span><text:span text:style-name="T49">, </text:span><text:span text:style-name="T50">Yanhui Yang</text:span><text:span text:style-name="T47">b</text:span><text:span text:style-name="T49">, </text:span><text:span text:style-name="T50">Amy S. Desroches</text:span><text:span text:style-name="T47">c</text:span><text:span text:style-name="T49">, </text:span><text:span text:style-name="T50">Li Liu</text:span><text:span text:style-name="T49">, </text:span><text:span text:style-name="T50">Danling Peng</text:span></text:p>
          </table:table-cell>
          <table:table-cell office:value-type="string">
            <text:p>The role of the ventral and dorsal pathways in reading Chinese characters and English words</text:p>
          </table:table-cell>
          <table:table-cell table:number-columns-repeated="3" office:value-type="string">
            <text:p><text:s/>+</text:p>
          </table:table-cell>
          <table:table-cell table:style-name="ce34" office:value-type="string">
            <text:p>We matched the three spacing levels in terms of the number of strokes in the Chinese characters (F(2, 57) = 1.08, p = 0.348) as well as the number of letters in the English words (F(2, 57) = 0.04, p = 0.959)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9</text:p>
          </table:table-cell>
          <table:table-cell table:style-name="ce19" office:value-type="string">
            <text:p>Janet Hui-wen Hsiao</text:p>
          </table:table-cell>
          <table:table-cell office:value-type="string">
            <text:p>Visual field differences in visual word recognition can emerge purely from perceptual learning: Evidence from modeling Chinese character pronunciation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9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Chih-Ying Huang</text:span><text:span text:style-name="T47">a</text:span><text:span text:style-name="T48">, </text:span><text:span text:style-name="T47">b</text:span><text:span text:style-name="T49">, </text:span><text:span text:style-name="T50">Chia-Ying Lee</text:span><text:span text:style-name="T47">a</text:span><text:span text:style-name="T48">,</text:span><text:span text:style-name="T49">, </text:span><text:span text:style-name="T50">Hsu-Wen Huang</text:span><text:span text:style-name="T47">c</text:span><text:span text:style-name="T49">, </text:span><text:span text:style-name="T50">Chia-Ju Chou</text:span></text:p>
          </table:table-cell>
          <table:table-cell office:value-type="string">
            <text:p>Number of sense effects of Chinese disyllabic compounds in the two hemispheres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10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9</text:p>
          </table:table-cell>
          <table:table-cell office:value-type="string">
            <text:p><text:span text:style-name="T46"><text:tab/></text:span><text:span text:style-name="T46"><text:tab/></text:span><text:span text:style-name="T46">Nan Lin</text:span><text:span text:style-name="T47">a</text:span><text:span text:style-name="T48">, </text:span><text:span text:style-name="T47">1</text:span><text:span text:style-name="T49">, </text:span><text:span text:style-name="T50">Qihao Guo</text:span><text:span text:style-name="T47">b</text:span><text:span text:style-name="T48">, </text:span><text:span text:style-name="T47">1</text:span><text:span text:style-name="T49">, </text:span><text:span text:style-name="T50">Zaizhu Han</text:span><text:span text:style-name="T47">a</text:span><text:span text:style-name="T49">, </text:span><text:span text:style-name="T50">Yanchao Bi</text:span></text:p>
          </table:table-cell>
          <table:table-cell office:value-type="string">
            <text:p>Motor knowledge is one dimension for concept organization: Further evidence from a Chinese semantic dementia case</text:p>
          </table:table-cell>
          <table:table-cell office:value-type="string">
            <text:p><text:s/><text:span text:style-name="T74">? <text:s/></text:span><text:span text:style-name="T73"><text:s/>-</text:span>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9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Dae Sang You</text:span><text:span text:style-name="T63">, </text:span><text:span text:style-name="T46">Dae-Yul Kim</text:span><text:span text:style-name="T49">, </text:span><text:span text:style-name="T50">Min Ho Chun</text:span><text:span text:style-name="T49">, </text:span><text:span text:style-name="T50">Seung Eun Jung</text:span><text:span text:style-name="T49">, </text:span><text:span text:style-name="T50">Sung Jong Park</text:span></text:p>
          </table:table-cell>
          <table:table-cell office:value-type="string">
            <text:p>Cathodal transcranial direct current stimulation of the right Wernicke’s area improves comprehension in subacute stroke patients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9</text:p>
          </table:table-cell>
          <table:table-cell table:style-name="ce9" office:value-type="string">
            <text:p><text:span text:style-name="T64"><text:tab/></text:span><text:span text:style-name="T64"><text:tab/></text:span><text:span text:style-name="T64">Karen Lidzba</text:span><text:span text:style-name="T65">, </text:span><text:span text:style-name="T66">Eleonore Schwilling</text:span><text:span text:style-name="T67">a</text:span><text:span text:style-name="T68">, </text:span><text:span text:style-name="T67">c</text:span><text:span text:style-name="T65">, </text:span><text:span text:style-name="T66">Wolfgang Grodd</text:span><text:span text:style-name="T67">d</text:span><text:span text:style-name="T65">, </text:span><text:span text:style-name="T66">Inge Krägeloh-Mann</text:span><text:span text:style-name="T67">a</text:span><text:span text:style-name="T68">, </text:span><text:span text:style-name="T67">c</text:span><text:span text:style-name="T65">, </text:span><text:span text:style-name="T66">Marko Wilke</text:span></text:p>
          </table:table-cell>
          <table:table-cell table:style-name="ce19" office:value-type="string">
            <text:p><text:span text:style-name="T72"><text:s text:c="2"/></text:span><text:span text:style-name="T55">Language comprehension vs. language production: Age effects on fMRI activation</text:span>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9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Rachel I. Mayberry</text:span><text:span text:style-name="T49">, </text:span><text:span text:style-name="T50">Jen-Kai Chen</text:span><text:span text:style-name="T47">b</text:span><text:span text:style-name="T48">, </text:span><text:span text:style-name="T47">c</text:span><text:span text:style-name="T49">, </text:span><text:span text:style-name="T50">Pamela Witcher</text:span><text:span text:style-name="T47">b</text:span><text:span text:style-name="T49">, </text:span><text:span text:style-name="T50">Denise Klein</text:span></text:p>
          </table:table-cell>
          <table:table-cell office:value-type="string">
            <text:p>Age of acquisition effects on the functional organization of language in the adult brain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9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Sharon Ash</text:span><text:span text:style-name="T47">a</text:span><text:span text:style-name="T49">, </text:span><text:span text:style-name="T50">Corey McMillan</text:span><text:span text:style-name="T47">a</text:span><text:span text:style-name="T49">, </text:span><text:span text:style-name="T50">Rachel G. Gross</text:span><text:span text:style-name="T47">a</text:span><text:span text:style-name="T49">, </text:span><text:span text:style-name="T50">Philip Cook</text:span><text:span text:style-name="T47">b</text:span><text:span text:style-name="T49">, </text:span><text:span text:style-name="T50">Brianna Morgan</text:span><text:span text:style-name="T47">a</text:span><text:span text:style-name="T49">, </text:span><text:span text:style-name="T50">Ashley Boller</text:span><text:span text:style-name="T47">a</text:span><text:span text:style-name="T49">, </text:span><text:span text:style-name="T50">Michael Dreyfuss</text:span><text:span text:style-name="T47">a</text:span><text:span text:style-name="T49">, </text:span><text:span text:style-name="T50">Andrew Siderowf</text:span><text:span text:style-name="T47">a</text:span><text:span text:style-name="T49">, </text:span><text:span text:style-name="T50">Murray Grossman</text:span></text:p>
          </table:table-cell>
          <table:table-cell office:value-type="string">
            <text:p>The organization of narrative discourse in Lewy body spectrum disorder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9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Jean A. Tkach</text:span><text:span text:style-name="T47">a</text:span><text:span text:style-name="T49">, </text:span><text:span text:style-name="T50">Xu Chen</text:span><text:span text:style-name="T47">a</text:span><text:span text:style-name="T49">, </text:span><text:span text:style-name="T50">Lisa A. Freebairn</text:span><text:span text:style-name="T47">c</text:span><text:span text:style-name="T49">, </text:span><text:span text:style-name="T50">Vincent J. Schmithorst</text:span><text:span text:style-name="T47">d</text:span><text:span text:style-name="T48">, </text:span><text:span text:style-name="T47">e</text:span><text:span text:style-name="T49">, </text:span><text:span text:style-name="T50">Scott K. Holland</text:span><text:span text:style-name="T47">d</text:span><text:span text:style-name="T48">, </text:span><text:span text:style-name="T47">e</text:span><text:span text:style-name="T49">, </text:span><text:span text:style-name="T50">Barbara A. Lewis</text:span></text:p>
          </table:table-cell>
          <table:table-cell office:value-type="string">
            <text:p>Neural correlates of phonological processing in speech sound disorder: A functional magnetic resonance imaging study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9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Elisa Carrus</text:span><text:span text:style-name="T49">, </text:span><text:span text:style-name="T50">Stefan Koelsch</text:span><text:span text:style-name="T47">b</text:span><text:span text:style-name="T49">, </text:span><text:span text:style-name="T50">Joydeep Bhattacharya</text:span></text:p>
          </table:table-cell>
          <table:table-cell office:value-type="string">
            <text:p>Shadows of music–language interaction on low frequency brain oscillatory patterns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7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8</text:p>
          </table:table-cell>
          <table:table-cell office:value-type="string">
            <text:p><text:span text:style-name="T46"><text:tab/></text:span><text:span text:style-name="T46"><text:tab/></text:span><text:span text:style-name="T46">Laura Barca</text:span><text:span text:style-name="T47">a</text:span><text:span text:style-name="T48">, </text:span><text:span text:style-name="T47">b</text:span><text:span text:style-name="T49">, </text:span><text:span text:style-name="T50">Piers Cornelissen</text:span><text:span text:style-name="T47">a</text:span><text:span text:style-name="T49">, </text:span><text:span text:style-name="T50">Michael Simpson</text:span><text:span text:style-name="T47">c</text:span><text:span text:style-name="T49">, </text:span><text:span text:style-name="T50">Uzma Urooj</text:span><text:span text:style-name="T47">a</text:span><text:span text:style-name="T49">, </text:span><text:span text:style-name="T50">Will Woods</text:span><text:span text:style-name="T47">c</text:span><text:span text:style-name="T49">, </text:span><text:span text:style-name="T50">Andrew W. Ellis</text:span><text:span text:style-name="T47">a</text:span></text:p>
          </table:table-cell>
          <table:table-cell office:value-type="string">
            <text:p>The neural basis of the right visual field advantage in reading: An MEG analysis using virtual electrodes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10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8</text:p>
          </table:table-cell>
          <table:table-cell office:value-type="string">
            <text:p><text:span text:style-name="T46"><text:tab/></text:span><text:span text:style-name="T46"><text:tab/></text:span><text:span text:style-name="T46">Dan Nemrodov</text:span><text:span text:style-name="T47">a</text:span><text:span text:style-name="T49">, </text:span><text:span text:style-name="T50">Yuval Harpaz</text:span><text:span text:style-name="T47">b</text:span><text:span text:style-name="T49">, </text:span><text:span text:style-name="T50">Daniel C. Javitt</text:span><text:span text:style-name="T47">c</text:span><text:span text:style-name="T49">, </text:span><text:span text:style-name="T50">Michal Lavidor</text:span></text:p>
          </table:table-cell>
          <table:table-cell office:value-type="string">
            <text:p>ERP evidence of hemispheric independence in visual word recognition</text:p>
          </table:table-cell>
          <table:table-cell office:value-type="string">
            <text:p><text:span text:style-name="T74">?</text:span><text:span text:style-name="T73"> +</text:span></text:p>
          </table:table-cell>
          <table:table-cell table:number-columns-repeated="2" office:value-type="string">
            <text:p><text:s/>-</text:p>
          </table:table-cell>
          <table:table-cell table:style-name="ce11" office:value-type="string">
            <text:p><text:span text:style-name="T63">The stimuli were divided into four equal groups with matched Google-search derived frequency (mean Log 10 (frequency) = 5.1, SD = 0.59) following </text:span><text:span text:style-name="T46">Blair, Urland, and Ma (2002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8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Lise Van der Haegen</text:span><text:span text:style-name="T49">, </text:span><text:span text:style-name="T50">Marc Brysbaert</text:span></text:p>
          </table:table-cell>
          <table:table-cell office:value-type="string">
            <text:p>The mechanisms underlying the interhemispheric integration of information in foveal word recognition: Evidence for transcortical inhibition</text:p>
          </table:table-cell>
          <table:table-cell table:number-columns-repeated="3" office:value-type="string">
            <text:p><text:s/>+</text:p>
          </table:table-cell>
          <table:table-cell table:style-name="ce11" office:value-type="string">
            <text:p><text:span text:style-name="T80">?</text:span><text:span text:style-name="T63">They were matched pairwise with the nonwords according to consonant–vowel structure (word-nonword pairs had the same structure), bigram frequency and neighborhood size </text:span><text:span text:style-name="T80">(ps</text:span><text:span text:style-name="T63"> &gt; .22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8</text:p>
          </table:table-cell>
          <table:table-cell table:style-name="ce19" office:value-type="string">
            <text:p><text:s text:c="18"/>Carol Whitney</text:p>
          </table:table-cell>
          <table:table-cell office:value-type="string">
            <text:p>Location, location, location: How it affects the neighborhood (effect)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8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Marta Vergara-Martínez</text:span><text:span text:style-name="T49">, </text:span><text:span text:style-name="T50">Manuel Perea</text:span><text:span text:style-name="T47">c</text:span><text:span text:style-name="T49">, </text:span><text:span text:style-name="T50">Alejandro Marín</text:span><text:span text:style-name="T47">b</text:span><text:span text:style-name="T49">, </text:span><text:span text:style-name="T50">Manuel Carreiras</text:span></text:p>
          </table:table-cell>
          <table:table-cell office:value-type="string">
            <text:p>The processing of consonants and vowels during letter identity and letter position assignment in visual-word recognition: An ERP study</text:p>
          </table:table-cell>
          <table:table-cell office:value-type="string">
            <text:p><text:s/>+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8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Gwyneth Lewis</text:span><text:span text:style-name="T49">, </text:span><text:span text:style-name="T50">Olla Solomyak</text:span><text:span text:style-name="T47">b</text:span><text:span text:style-name="T49">, </text:span><text:span text:style-name="T50">Alec Marantz</text:span></text:p>
          </table:table-cell>
          <table:table-cell office:value-type="string">
            <text:p>The neural basis of obligatory decomposition of suffixed words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11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8</text:p>
          </table:table-cell>
          <table:table-cell office:value-type="string">
            <text:p><text:span text:style-name="T46"><text:tab/></text:span><text:span text:style-name="T46"><text:tab/></text:span><text:span text:style-name="T46">C. Peyrin</text:span><text:span text:style-name="T47">a</text:span><text:span text:style-name="T49">, </text:span><text:span text:style-name="T50">J.F. Démonet</text:span><text:span text:style-name="T47">b</text:span><text:span text:style-name="T49">, </text:span><text:span text:style-name="T50">M.A. N’Guyen-Morel</text:span><text:span text:style-name="T47">c</text:span><text:span text:style-name="T49">, </text:span><text:span text:style-name="T50">J.F. Le Bas</text:span><text:span text:style-name="T47">d</text:span><text:span text:style-name="T49">, </text:span><text:span text:style-name="T50">S. Valdois</text:span></text:p>
          </table:table-cell>
          <table:table-cell office:value-type="string">
            <text:p>Superior parietal lobule dysfunction in a homogeneous group of dyslexic children with a visual attention span disorder</text:p>
          </table:table-cell>
          <table:table-cell office:value-type="string">
            <text:p><text:s/>+</text:p>
          </table:table-cell>
          <table:table-cell office:value-type="string">
            <text:p><text:s text:c="2"/>+</text:p>
          </table:table-cell>
          <table:table-cell office:value-type="string">
            <text:p><text:s/>-</text:p>
          </table:table-cell>
          <table:table-cell table:style-name="ce34" office:value-type="string">
            <text:p><text:span text:style-name="T63">The chronological age of dyslexic children was similar to that of the control group (F &lt; 1) but their reading level was significantly lower [F</text:span><text:span text:style-name="T81">1,22</text:span><text:span text:style-name="T49"> = 37.47, P &lt; .0001</text:span></text:p>
          </table:table-cell>
          <table:table-cell table:number-columns-repeated="2"/>
        </table:table-row>
        <table:table-row table:style-name="ro2" table:number-rows-repeated="3">
          <table:table-cell table:number-columns-repeated="9"/>
          <table:table-cell table:style-name="ce34"/>
          <table:table-cell table:number-columns-repeated="2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-2, Volume 118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Kerry Ledoux</text:span><text:span text:style-name="T49">, </text:span><text:span text:style-name="T50">Barry Gordon</text:span></text:p>
          </table:table-cell>
          <table:table-cell office:value-type="string">
            <text:p>Disruption of spelling-to-sound correspondence mapping during single-word reading in patients with temporal lobe epilepsy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-2, Volume 118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Alessandro D’Ausilio</text:span><text:span text:style-name="T49">, </text:span><text:span text:style-name="T50">Ilaria Bufalari</text:span><text:span text:style-name="T47">a</text:span><text:span text:style-name="T49">, </text:span><text:span text:style-name="T50">Paola Salmas</text:span><text:span text:style-name="T47">b</text:span><text:span text:style-name="T49">, </text:span><text:span text:style-name="T50">Pierpaolo Busan</text:span><text:span text:style-name="T47">a</text:span><text:span text:style-name="T49">, </text:span><text:span text:style-name="T50">Luciano Fadiga</text:span></text:p>
          </table:table-cell>
          <table:table-cell office:value-type="string">
            <text:p>Vocal pitch discrimination in the motor system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-2, Volume 118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Albert Kim</text:span><text:span text:style-name="T49">, </text:span><text:span text:style-name="T50">Les Sikos</text:span></text:p>
          </table:table-cell>
          <table:table-cell office:value-type="string">
            <text:p>Conflict and surrender during sentence processing: An ERP study of syntax-semantics interaction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-2, Volume 118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Suzanne Dikke</text:span><text:span text:style-name="T49">, </text:span><text:span text:style-name="T50">Liina Pylkkanen</text:span></text:p>
          </table:table-cell>
          <table:table-cell office:value-type="string">
            <text:p>Before the N400: Effects of lexical–semantic violations in visual cortex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-2, Volume 118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Cornelius Weiller</text:span><text:span text:style-name="T49">, </text:span><text:span text:style-name="T50">Tobias Bormann</text:span><text:span text:style-name="T49">, </text:span><text:span text:style-name="T50">Dorothee Saur</text:span><text:span text:style-name="T49">, </text:span><text:span text:style-name="T50">Mariachristina Musso</text:span><text:span text:style-name="T47">1</text:span><text:span text:style-name="T49">, </text:span><text:span text:style-name="T50">Michel Rijntjes</text:span></text:p>
          </table:table-cell>
          <table:table-cell office:value-type="string">
            <text:p>How the ventral pathway got lost – And what its recovery might mean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-2, Volume 118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Roy H. Hamilton</text:span><text:span text:style-name="T49">, </text:span><text:span text:style-name="T50">Evangelia G. Chrysikou</text:span><text:span text:style-name="T47">c</text:span><text:span text:style-name="T49">, </text:span><text:span text:style-name="T50">Branch Coslett</text:span></text:p>
          </table:table-cell>
          <table:table-cell office:value-type="string">
            <text:p>Mechanisms of aphasia recovery after stroke and the role of noninvasive brain stimulation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A. Flinker</text:span><text:span text:style-name="T49">, </text:span><text:span text:style-name="T50">E.F. Chang</text:span><text:span text:style-name="T47">c</text:span><text:span text:style-name="T49">, </text:span><text:span text:style-name="T50">N.M. Barbaro</text:span><text:span text:style-name="T47">c</text:span><text:span text:style-name="T49">, </text:span><text:span text:style-name="T50">M.S. Berger</text:span><text:span text:style-name="T47">c</text:span><text:span text:style-name="T49">, </text:span><text:span text:style-name="T50">R.T. Knigh</text:span></text:p>
          </table:table-cell>
          <table:table-cell office:value-type="string">
            <text:p>Sub-centimeter language organization in the human temporal lobe</text:p>
          </table:table-cell>
          <table:table-cell office:value-type="string">
            <text:p><text:s/>+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Grant M. Walker</text:span><text:span text:style-name="T49">, </text:span><text:span text:style-name="T50">Myrna F. Schwartz</text:span><text:span text:style-name="T47">a</text:span><text:span text:style-name="T49">, </text:span><text:span text:style-name="T50">Daniel Y. Kimberg</text:span><text:span text:style-name="T47">b</text:span><text:span text:style-name="T49">, </text:span><text:span text:style-name="T50">Olufunsho Faseyitan</text:span><text:span text:style-name="T47">b</text:span><text:span text:style-name="T49">, </text:span><text:span text:style-name="T50">Adelyn Brecher</text:span><text:span text:style-name="T47">a</text:span><text:span text:style-name="T49">, </text:span><text:span text:style-name="T50">Gary S. Dell</text:span><text:span text:style-name="T47">c</text:span><text:span text:style-name="T49">, </text:span><text:span text:style-name="T50">H. Branch Coslett</text:span></text:p>
          </table:table-cell>
          <table:table-cell office:value-type="string">
            <text:p>Support for anterior temporal involvement in semantic error production in aphasia: New evidence from VLSM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Giuseppina Rota</text:span><text:span text:style-name="T49">, </text:span><text:span text:style-name="T50">Giacomo Handjaras</text:span><text:span text:style-name="T47">a</text:span><text:span text:style-name="T49">, </text:span><text:span text:style-name="T50">Ranganatha Sitaram</text:span><text:span text:style-name="T47">b</text:span><text:span text:style-name="T49">, </text:span><text:span text:style-name="T50">Niels Birbaumer</text:span><text:span text:style-name="T47">b</text:span><text:span text:style-name="T48">, </text:span><text:span text:style-name="T47">c</text:span><text:span text:style-name="T49">, </text:span><text:span text:style-name="T50">Grzegorz Dogil</text:span></text:p>
          </table:table-cell>
          <table:table-cell office:value-type="string">
            <text:p>Reorganization of functional and effective connectivity during real-time fMRI-BCI modulation of prosody processing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Ina Bornkessel-Schlesewsky</text:span><text:span text:style-name="T49">, </text:span><text:span text:style-name="T50">Franziska Kretzschmar</text:span><text:span text:style-name="T47">a</text:span><text:span text:style-name="T48">, </text:span><text:span text:style-name="T47">b</text:span><text:span text:style-name="T49">, </text:span><text:span text:style-name="T50">Sarah Tune</text:span><text:span text:style-name="T47">a</text:span><text:span text:style-name="T49">, </text:span><text:span text:style-name="T50">Luming Wang</text:span><text:span text:style-name="T47">b</text:span><text:span text:style-name="T49">, </text:span><text:span text:style-name="T50">Safiye Genç</text:span><text:span text:style-name="T47">c</text:span><text:span text:style-name="T49">, </text:span><text:span text:style-name="T50">Markus Philipp</text:span><text:span text:style-name="T47">a</text:span><text:span text:style-name="T48">, </text:span><text:span text:style-name="T47">b</text:span><text:span text:style-name="T49">, </text:span><text:span text:style-name="T50">Dietmar Roehm</text:span><text:span text:style-name="T47">d</text:span><text:span text:style-name="T49">, </text:span><text:span text:style-name="T50">Matthias Schlesewsky</text:span></text:p>
          </table:table-cell>
          <table:table-cell office:value-type="string">
            <text:p>Think globally: Cross-linguistic variation in electrophysiological activity during sentence comprehension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7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Daniel Mirman</text:span><text:span text:style-name="T49">, </text:span><text:span text:style-name="T50">Eiling Yee</text:span><text:span text:style-name="T47">b</text:span><text:span text:style-name="T48">, </text:span><text:span text:style-name="T47">1</text:span><text:span text:style-name="T49">, </text:span><text:span text:style-name="T50">Sheila E. Blumstein</text:span><text:span text:style-name="T47">c</text:span><text:span text:style-name="T48">, </text:span><text:span text:style-name="T47">d</text:span><text:span text:style-name="T48">, </text:span><text:span text:style-name="T47">e</text:span><text:span text:style-name="T48">, </text:span><text:span text:style-name="T47">f</text:span><text:span text:style-name="T49">, </text:span><text:span text:style-name="T50">James S. Magnuson</text:span></text:p>
          </table:table-cell>
          <table:table-cell office:value-type="string">
            <text:p>Theories of spoken word recognition deficits in Aphasia: Evidence from eye-tracking and computational modeling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A.T. Morgan</text:span><text:span text:style-name="T49">, </text:span><text:span text:style-name="T50">F. Liégeois</text:span><text:span text:style-name="T47">a</text:span><text:span text:style-name="T48">, </text:span><text:span text:style-name="T47">b</text:span><text:span text:style-name="T49">, </text:span><text:span text:style-name="T50">C. Liederkerke</text:span><text:span text:style-name="T47">a</text:span><text:span text:style-name="T49">, </text:span><text:span text:style-name="T50">A.P. Vogel</text:span><text:span text:style-name="T47">e</text:span><text:span text:style-name="T49">, </text:span><text:span text:style-name="T50">R. Hayward</text:span><text:span text:style-name="T47">f</text:span><text:span text:style-name="T49">, </text:span><text:span text:style-name="T50">W. Harkness</text:span><text:span text:style-name="T47">f</text:span><text:span text:style-name="T49">, </text:span><text:span text:style-name="T50">K. Chong</text:span><text:span text:style-name="T47">g</text:span><text:span text:style-name="T49">, </text:span><text:span text:style-name="T50">F. Vargha-Khadem</text:span></text:p>
          </table:table-cell>
          <table:table-cell office:value-type="string">
            <text:p>Role of cerebellum in fine speech control in childhood: Persistent dysarthria after surgical treatment for posterior fossa tumour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Hsu-Wen Huang</text:span><text:span text:style-name="T49">, </text:span><text:span text:style-name="T50">Chia-Ying Lee</text:span><text:span text:style-name="T47">b</text:span><text:span text:style-name="T48">, </text:span><text:span text:style-name="T47">c</text:span><text:span text:style-name="T48">, </text:span><text:span text:style-name="T47">d</text:span><text:span text:style-name="T48">, </text:span><text:span text:style-name="T47">e</text:span><text:span text:style-name="T49">, </text:span><text:span text:style-name="T50">Jie-Li Tsai</text:span><text:span text:style-name="T47">e</text:span><text:span text:style-name="T48">, </text:span><text:span text:style-name="T47">f</text:span><text:span text:style-name="T49">, </text:span><text:span text:style-name="T50">Ovid J.-L. Tzeng</text:span><text:span text:style-name="T47">b</text:span></text:p>
          </table:table-cell>
          <table:table-cell office:value-type="string">
            <text:p>Sublexical ambiguity effect in reading Chinese disyllabic compounds</text:p>
          </table:table-cell>
          <table:table-cell office:value-type="string">
            <text:p><text:s/>+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10">
          <table:table-cell table:number-columns-repeated="3"/>
          <table:table-cell office:value-type="string">
            <text:p>2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Lisa M. Henderson</text:span><text:span text:style-name="T49">, </text:span><text:span text:style-name="T50">Heidi A. Baseler</text:span><text:span text:style-name="T47">a</text:span><text:span text:style-name="T49">, </text:span><text:span text:style-name="T50">Paula J. Clarke</text:span><text:span text:style-name="T47">b</text:span><text:span text:style-name="T49">, </text:span><text:span text:style-name="T50">Sarah Watson</text:span><text:span text:style-name="T47">a</text:span><text:span text:style-name="T49">, </text:span><text:span text:style-name="T50">Margaret J. Snowling</text:span></text:p>
          </table:table-cell>
          <table:table-cell office:value-type="string">
            <text:p>The N400 effect in children: Relationships with comprehension, vocabulary and decoding</text:p>
          </table:table-cell>
          <table:table-cell office:value-type="string">
            <text:p><text:span text:style-name="T74">?</text:span><text:span text:style-name="T73"> +</text:span>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9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Chun-Hsien Hsu</text:span><text:span text:style-name="T47">a</text:span><text:span text:style-name="T49">, </text:span><text:span text:style-name="T50">Chia-Ying Lee</text:span><text:span text:style-name="T47">b</text:span><text:span text:style-name="T49">, </text:span><text:span text:style-name="T50">Alec Marantz</text:span></text:p>
          </table:table-cell>
          <table:table-cell office:value-type="string">
            <text:p>Effects of visual complexity and sublexical information in the occipitotemporal cortex in the reading of Chinese phonograms: A single-trial analysis with MEG</text:p>
          </table:table-cell>
          <table:table-cell office:value-type="string">
            <text:p><text:s/>-</text:p>
          </table:table-cell>
          <table:table-cell office:value-type="string">
            <text:p><text:s text:c="2"/>-</text:p>
          </table:table-cell>
          <table:table-cell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Brian Murphy</text:span><text:span text:style-name="T49">, </text:span><text:span text:style-name="T50">Massimo Poesio</text:span><text:span text:style-name="T47">a</text:span><text:span text:style-name="T48">, </text:span><text:span text:style-name="T47">b</text:span><text:span text:style-name="T48">, </text:span><text:span text:style-name="T47">d</text:span><text:span text:style-name="T49">, </text:span><text:span text:style-name="T50">Francesca Bovolo</text:span><text:span text:style-name="T47">b</text:span><text:span text:style-name="T49">, </text:span><text:span text:style-name="T50">Lorenzo Bruzzone</text:span><text:span text:style-name="T47">b</text:span><text:span text:style-name="T49">, </text:span><text:span text:style-name="T50">Michele Dalponte</text:span><text:span text:style-name="T47">b</text:span><text:span text:style-name="T49">, </text:span><text:span text:style-name="T50">Heba Lakany</text:span></text:p>
          </table:table-cell>
          <table:table-cell office:value-type="string">
            <text:p>EEG decoding of semantic category reveals distributed representations for single concepts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Levent Güngör</text:span><text:span text:style-name="T69">&lt;</text:span><text:span text:style-name="T49">, </text:span><text:span text:style-name="T50">Murat Terzi</text:span><text:span text:style-name="T49">, </text:span><text:span text:style-name="T50">Musa Kazım Onar</text:span></text:p>
          </table:table-cell>
          <table:table-cell office:value-type="string">
            <text:p>Does long term use of piracetam improve speech disturbances due to ischemic cerebrovascular diseases?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J.M. Ogar</text:span><text:span text:style-name="T47">a</text:span><text:span text:style-name="T49">, </text:span><text:span text:style-name="T50">J.V. Baldo</text:span><text:span text:style-name="T47">b</text:span><text:span text:style-name="T49">, </text:span><text:span text:style-name="T50">S.M. Wilson</text:span><text:span text:style-name="T47">a</text:span><text:span text:style-name="T49">, </text:span><text:span text:style-name="T50">S.M. Brambati</text:span><text:span text:style-name="T47">a</text:span><text:span text:style-name="T49">, </text:span><text:span text:style-name="T50">B.L. Miller</text:span><text:span text:style-name="T47">a</text:span><text:span text:style-name="T49">, </text:span><text:span text:style-name="T50">N.F. Dronkers</text:span><text:span text:style-name="T47">b</text:span><text:span text:style-name="T48">, </text:span><text:span text:style-name="T47">d</text:span><text:span text:style-name="T49">, </text:span><text:span text:style-name="T50">M.L. Gorno-Tempin</text:span></text:p>
          </table:table-cell>
          <table:table-cell office:value-type="string">
            <text:p>Semantic dementia and persisting Wernicke’s aphasia: Linguistic and anatomical profiles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Karen Emmorey</text:span><text:span text:style-name="T49">, </text:span><text:span text:style-name="T50">Jiang Xu</text:span><text:span text:style-name="T47">b</text:span><text:span text:style-name="T49">, </text:span><text:span text:style-name="T50">Allen Braun</text:span></text:p>
          </table:table-cell>
          <table:table-cell office:value-type="string">
            <text:p>Neural responses to meaningless pseudosigns: Evidence for sign-based phonetic processing in superior temporal cortex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Andrea J. Sell</text:span><text:span text:style-name="T49">, </text:span><text:span text:style-name="T50">Michael P. Kaschak</text:span></text:p>
          </table:table-cell>
          <table:table-cell office:value-type="string">
            <text:p>Processing time shifts affects the execution of motor responses</text:p>
          </table:table-cell>
          <table:table-cell table:number-columns-repeated="3" office:value-type="string">
            <text:p><text:s/>+</text:p>
          </table:table-cell>
          <table:table-cell table:style-name="ce34" office:value-type="string">
            <text:p>Critical sentences did not differ significantly in length between the month and day conditions F(1, 22) = 1.67, p = .210. However, sentences did differ significantly in length between the future and past conditions F(1, 21) = 176, p = .001. 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7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Angèle Brunellière</text:span><text:span text:style-name="T49">, </text:span><text:span text:style-name="T50">Sophie Dufour</text:span><text:span text:style-name="T49">, </text:span><text:span text:style-name="T50">Noël Nguyen</text:span></text:p>
          </table:table-cell>
          <table:table-cell office:value-type="string">
            <text:p>Regional differences in the listener’s phonemic inventory affect semantic processing: A mismatch negativity (MMN) study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6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Daniel Arnstein</text:span><text:span text:style-name="T47">a</text:span><text:span text:style-name="T49">, </text:span><text:span text:style-name="T50">Brian Lakey</text:span><text:span text:style-name="T47">a</text:span><text:span text:style-name="T49">, </text:span><text:span text:style-name="T50">Rebecca J. Compton</text:span><text:span text:style-name="T49">, </text:span><text:span text:style-name="T50">Jennifer Kleinow</text:span></text:p>
          </table:table-cell>
          <table:table-cell office:value-type="string">
            <text:p>Preverbal error-monitoring in stutterers and fluent speakers</text:p>
          </table:table-cell>
          <table:table-cell office:value-type="string">
            <text:p><text:s/>-</text:p>
          </table:table-cell>
          <table:table-cell table:style-name="ce29" office:value-type="string">
            <text:p><text:s/>-</text:p>
          </table:table-cell>
          <table:table-cell office:value-type="string">
            <text:p><text:s/>-</text:p>
          </table:table-cell>
          <table:table-cell table:number-columns-repeated="3"/>
        </table:table-row>
        <table:table-row table:style-name="ro10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6</text:p>
          </table:table-cell>
          <table:table-cell table:style-name="ce17" office:value-type="string">
            <text:p><text:span text:style-name="T46"><text:tab/></text:span><text:span text:style-name="T46"><text:tab/></text:span><text:span text:style-name="T46">Chotiga Pattamadilok</text:span><text:span text:style-name="T49">, </text:span><text:span text:style-name="T50">Laetitia Perre</text:span><text:span text:style-name="T61">b</text:span><text:span text:style-name="T49">, </text:span><text:span text:style-name="T50">Johannes C. Ziegler</text:span><text:span text:style-name="T61">c</text:span></text:p>
          </table:table-cell>
          <table:table-cell office:value-type="string">
            <text:p>Beyond rhyme or reason: ERPs reveal task-specific activation of orthography on spoken language</text:p>
          </table:table-cell>
          <table:table-cell office:value-type="string">
            <text:p><text:s/>+ <text:span text:style-name="T74">?</text:span></text:p>
          </table:table-cell>
          <table:table-cell office:value-type="string">
            <text:p><text:s/>+</text:p>
          </table:table-cell>
          <table:table-cell office:value-type="string">
            <text:p><text:s text:c="2"/>+</text:p>
          </table:table-cell>
          <table:table-cell table:style-name="ce11" office:value-type="string">
            <text:p><text:span text:style-name="T63">The critical stimuli from the different conditions were matched on the following variables (see </text:span><text:span text:style-name="T46">Appendix B</text:span><text:span text:style-name="T63">): number of phonemes, phonological uniqueness point, number of phonological neighbors and mean durations (all ps &gt; .23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6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Caroline H.S. Barwood</text:span><text:span text:style-name="T49">, </text:span><text:span text:style-name="T50">Bruce E. Murdoch</text:span><text:span text:style-name="T47">a</text:span><text:span text:style-name="T49">, </text:span><text:span text:style-name="T50">Brooke-Mai Whelan</text:span><text:span text:style-name="T47">a</text:span><text:span text:style-name="T49">, </text:span><text:span text:style-name="T50">David Lloyd</text:span><text:span text:style-name="T47">a</text:span><text:span text:style-name="T48">, </text:span><text:span text:style-name="T47">b</text:span><text:span text:style-name="T49">, </text:span><text:span text:style-name="T50">Stephan Riek</text:span><text:span text:style-name="T47">b</text:span><text:span text:style-name="T49">, </text:span><text:span text:style-name="T50">John D. O’Sullivan</text:span><text:span text:style-name="T47">c</text:span><text:span text:style-name="T49">, </text:span><text:span text:style-name="T50">Alan Coulthard</text:span><text:span text:style-name="T47">d</text:span><text:span text:style-name="T49">, </text:span><text:span text:style-name="T50">Andrew Wong</text:span></text:p>
          </table:table-cell>
          <table:table-cell office:value-type="string">
            <text:p>Modulation of N400 in chronic non-fluent aphasia using low frequency Repetitive Transcranial Magnetic Stimulation (rTMS)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6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Anna B. Cieślicka</text:span><text:span text:style-name="T49">, </text:span><text:span text:style-name="T50">Roberto R. Heredia</text:span></text:p>
          </table:table-cell>
          <table:table-cell office:value-type="string">
            <text:p>Hemispheric asymmetries in processing L1 and L2 idioms: Effects of salience and context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3, Volume 116</text:p>
          </table:table-cell>
          <table:table-cell office:value-type="string">
            <text:p><text:span text:style-name="T46"><text:tab/></text:span><text:span text:style-name="T46"><text:tab/></text:span><text:span text:style-name="T46">Yulia Paluy</text:span><text:span text:style-name="T47">a</text:span><text:span text:style-name="T49">, </text:span><text:span text:style-name="T50">Aubrey L. Gilbert</text:span><text:span text:style-name="T47">a</text:span><text:span text:style-name="T48">, </text:span><text:span text:style-name="T47">b</text:span><text:span text:style-name="T49">, </text:span><text:span text:style-name="T50">Juliana V. Baldo</text:span><text:span text:style-name="T47">c</text:span><text:span text:style-name="T49">, </text:span><text:span text:style-name="T50">Nina F. Dronkers</text:span><text:span text:style-name="T47">c</text:span><text:span text:style-name="T49">, </text:span><text:span text:style-name="T50">Richard B. Ivry</text:span></text:p>
          </table:table-cell>
          <table:table-cell office:value-type="string">
            <text:p>Aphasic patients exhibit a reversal of hemispheric asymmetries in categorical color discrimination</text:p>
          </table:table-cell>
          <table:table-cell table:number-columns-repeated="3" office:value-type="string">
            <text:p><text:s/>+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6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Véronique Boulenger</text:span><text:span text:style-name="T49">, </text:span><text:span text:style-name="T50">Michel Hoen</text:span><text:span text:style-name="T47">b</text:span><text:span text:style-name="T49">, </text:span><text:span text:style-name="T50">Caroline Jacquier</text:span><text:span text:style-name="T47">a</text:span><text:span text:style-name="T49">, </text:span><text:span text:style-name="T50">Fanny Meunier</text:span><text:span text:style-name="T47">a</text:span></text:p>
          </table:table-cell>
          <table:table-cell office:value-type="string">
            <text:p>Interplay between acoustic/phonetic and semantic processes during spoken sentence comprehension: An ERP study</text:p>
          </table:table-cell>
          <table:table-cell table:number-columns-repeated="3" office:value-type="string">
            <text:p><text:s/>+</text:p>
          </table:table-cell>
          <table:table-cell table:style-name="ce34" office:value-type="string">
            <text:p>Final target words were matched for word frequency (mean = 21.78 occurrences per million, SD = 8.28), number of phonological neighbors (mean = 11.81, SD = 4.48) and number of phonemes (mean = 4.87, SD = .09) across lists and between low- and high-CP sentences (p &gt; .05)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6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Zhiguo Hu</text:span><text:span text:style-name="T47">a</text:span><text:span text:style-name="T48">, </text:span><text:span text:style-name="T47">b</text:span><text:span text:style-name="T48">, </text:span><text:span text:style-name="T47">1</text:span><text:span text:style-name="T49">, </text:span><text:span text:style-name="T50">Wenjing Wang</text:span><text:span text:style-name="T47">b</text:span><text:span text:style-name="T48">, </text:span><text:span text:style-name="T47">1</text:span><text:span text:style-name="T49">, </text:span><text:span text:style-name="T50">Hongyan Liu</text:span><text:span text:style-name="T47">b</text:span><text:span text:style-name="T49">, </text:span><text:span text:style-name="T50">Danling Peng</text:span><text:span text:style-name="T47">b</text:span><text:span text:style-name="T49">, </text:span><text:span text:style-name="T50">Yanhui Yang</text:span><text:span text:style-name="T47">c</text:span><text:span text:style-name="T49">, </text:span><text:span text:style-name="T50">Kuncheng Li</text:span><text:span text:style-name="T47">c</text:span><text:span text:style-name="T49">, </text:span><text:span text:style-name="T50">John X. Zhang</text:span><text:span text:style-name="T49">, </text:span><text:span text:style-name="T50">Guosheng Ding</text:span></text:p>
          </table:table-cell>
          <table:table-cell office:value-type="string">
            <text:p>Brain activations associated with sign production using word and picture inputs in deaf signers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6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Mathias Scharinger</text:span><text:span text:style-name="T49">, </text:span><text:span text:style-name="T50">Jennifer Merickel</text:span><text:span text:style-name="T47">b</text:span><text:span text:style-name="T49">, </text:span><text:span text:style-name="T50">Joshua Riley</text:span><text:span text:style-name="T47">a</text:span><text:span text:style-name="T49">, </text:span><text:span text:style-name="T50">William J. Idsardi</text:span><text:span text:style-name="T47">a</text:span></text:p>
          </table:table-cell>
          <table:table-cell office:value-type="string">
            <text:p>Neuromagnetic evidence for a featural distinction of English consonants: Sensor- and source-space data</text:p>
          </table:table-cell>
          <table:table-cell office:value-type="string">
            <text:p><text:s/>+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6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Robert Leech</text:span><text:span text:style-name="T49">, </text:span><text:span text:style-name="T50">Ayse Pinar Saygin</text:span></text:p>
          </table:table-cell>
          <table:table-cell office:value-type="string">
            <text:p>Distributed processing and cortical specialization for speech and environmental sounds in human temporal cortex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6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Gerrit Hirschfeld,</text:span><text:span text:style-name="T49"> </text:span><text:span text:style-name="T50">Pienie Zwitserlood</text:span><text:span text:style-name="T61">a</text:span><text:span text:style-name="T49">, </text:span><text:span text:style-name="T50">Christian Dobel</text:span><text:span text:style-name="T61">b</text:span></text:p>
          </table:table-cell>
          <table:table-cell office:value-type="string">
            <text:p>Effects of language comprehension on visual processing – MEG dissociates early perceptual and late N400 effects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2, Volume 116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Berge Osnes</text:span><text:span text:style-name="T49">, </text:span><text:span text:style-name="T50">Kenneth Hugdahl</text:span><text:span text:style-name="T47">a</text:span><text:span text:style-name="T48">, </text:span><text:span text:style-name="T47">b</text:span><text:span text:style-name="T49">, </text:span><text:span text:style-name="T50">Helene Hjelmervik</text:span><text:span text:style-name="T47">a</text:span><text:span text:style-name="T49">, </text:span><text:span text:style-name="T50">Karsten Specht</text:span></text:p>
          </table:table-cell>
          <table:table-cell office:value-type="string">
            <text:p>Increased activation in superior temporal gyri as a function of increment in phonetic features</text:p>
          </table:table-cell>
          <table:table-cell office:value-type="string">
            <text:p><text:s/>+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6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Chantel S. Prat</text:span><text:span text:style-name="T47">a</text:span><text:span text:style-name="T48">, </text:span><text:span text:style-name="T49">, </text:span><text:span text:style-name="T50">Robert A. Mason</text:span><text:span text:style-name="T47">b</text:span><text:span text:style-name="T49">, </text:span><text:span text:style-name="T50">Marcel Adam Just</text:span></text:p>
          </table:table-cell>
          <table:table-cell office:value-type="string">
            <text:p>Individual differences in the neural basis of causal inferencing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6</text:p>
          </table:table-cell>
          <table:table-cell table:style-name="ce9" office:value-type="string">
            <text:p><text:span text:style-name="T46"><text:tab/></text:span><text:span text:style-name="T46"><text:tab/></text:span><text:span text:style-name="T46">Lauren L. Cloutman</text:span><text:span text:style-name="T49">, </text:span><text:span text:style-name="T50">Melissa Newhart</text:span><text:span text:style-name="T47">a</text:span><text:span text:style-name="T49">, </text:span><text:span text:style-name="T50">Cameron L. Davis</text:span><text:span text:style-name="T47">a</text:span><text:span text:style-name="T49">, </text:span><text:span text:style-name="T50">Jennifer Heidler-Gary</text:span><text:span text:style-name="T47">a</text:span><text:span text:style-name="T49">, </text:span><text:span text:style-name="T50">Argye E. Hillis</text:span></text:p>
          </table:table-cell>
          <table:table-cell office:value-type="string">
            <text:p>Neuroanatomical correlates of oral reading in acute left hemispheric stroke</text:p>
          </table:table-cell>
          <table:table-cell office:value-type="string">
            <text:p><text:s/>+</text:p>
          </table:table-cell>
          <table:table-cell table:number-columns-repeated="2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6</text:p>
          </table:table-cell>
          <table:table-cell office:value-type="string">
            <text:p><text:span text:style-name="T46"><text:tab/></text:span><text:span text:style-name="T46"><text:tab/></text:span><text:span text:style-name="T46">Loan C. Vuong</text:span><text:span text:style-name="T63">, </text:span><text:span text:style-name="T46">Randi C. Martin</text:span></text:p>
          </table:table-cell>
          <table:table-cell office:value-type="string">
            <text:p>LIFG-based attentional control and the resolution of lexical ambiguities in sentence context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1">
            <text:p>2011</text:p>
          </table:table-cell>
          <table:table-cell/>
          <table:table-cell office:value-type="string">
            <text:p>1, Volume 116</text:p>
          </table:table-cell>
          <table:table-cell office:value-type="string">
            <text:p><text:span text:style-name="T46"><text:tab/></text:span><text:span text:style-name="T46"><text:tab/></text:span><text:span text:style-name="T46">Davide Crepaldi</text:span><text:span text:style-name="T47">a</text:span><text:span text:style-name="T48">, </text:span><text:span text:style-name="T47"><text:tab/></text:span><text:span text:style-name="T47"><text:tab/></text:span><text:span text:style-name="T47">Manuela Berlingeri</text:span><text:span text:style-name="T61">a</text:span><text:span text:style-name="T49">, </text:span><text:span text:style-name="T50">Eraldo Paulesu</text:span><text:span text:style-name="T61">a</text:span><text:span text:style-name="T62">, </text:span><text:span text:style-name="T61">b</text:span><text:span text:style-name="T49">, </text:span><text:span text:style-name="T50">Claudio Luzzatti</text:span></text:p>
          </table:table-cell>
          <table:table-cell office:value-type="string">
            <text:p>A place for nouns and a place for verbs? A critical review of neurocognitive data on grammatical-class effects</text:p>
          </table:table-cell>
          <table:table-cell table:number-columns-repeated="3" office:value-type="string">
            <text:p><text:s/>-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"/>
    <style:font-face style:name="Times-Roman" svg:font-family="Times-Roman" style:font-family-generic="roman"/>
    <style:font-face style:name="ArialMT" svg:font-family="ArialMT" style:font-family-generic="swiss"/>
    <style:font-face style:name="ArialUnicodeMS" svg:font-family="ArialUnicodeM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26.09.2013</text:date>, <text:time>16:14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15:03:13</meta:creation-date>
    <dc:date>2013-09-26T16:14:16</dc:date>
    <meta:editing-duration>P10DT8H7M11S</meta:editing-duration>
    <meta:editing-cycles>11</meta:editing-cycles>
    <meta:generator>OpenOffice.org/3.4.1$Unix OpenOffice.org_project/341m1$Build-9593</meta:generator>
    <meta:document-statistic meta:table-count="3" meta:cell-count="2006" meta:object-count="0"/>
  </office:meta>
</office:document-meta>
</file>